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office:font-face-decls>
  <office:automatic-styles>
    <style:style style:name="TableParallel" style:family="table" style:master-page-name="">
      <style:table-properties style:page-number="0" table:align="margins"/>
    </style:style>
    <style:style style:name="TableParallel.A" style:family="table-column">
      <style:table-column-properties style:rel-column-width="92*"/>
    </style:style>
    <style:style style:name="TableParallel.B" style:family="table-column">
      <style:table-column-properties style:rel-column-width="100*"/>
    </style:style>
    <style:style style:name="TableParallel.A1" style:family="table-cell">
      <style:table-cell-properties fo:background-color="transparent" fo:padding-left="0in" fo:padding-right="0.04in" fo:padding-top="0in" fo:padding-bottom="0in" fo:border="none">
        <style:background-image/>
      </style:table-cell-properties>
    </style:style>
    <style:style style:name="TableParallel.B1" style:family="table-cell">
      <style:table-cell-properties fo:background-color="transparent" fo:padding-left="0.04in" fo:padding-right="0in" fo:padding-top="0in" fo:padding-bottom="0in" fo:border-left="none" fo:border-right="none" fo:border-top="none" fo:border-bottom="none">
        <style:background-image/>
      </style:table-cell-properties>
    </style:style>
    <style:style style:name="TableKalendar" style:family="table">
      <style:table-properties table:align="margins"/>
    </style:style>
    <style:style style:name="TableKalendar.A" style:family="table-column">
      <style:table-column-properties style:rel-column-width="3832*"/>
    </style:style>
    <style:style style:name="TableKalendar.B" style:family="table-column">
      <style:table-column-properties style:rel-column-width="61703*"/>
    </style:style>
    <style:style style:name="TableKalendar.1" style:family="table-row">
      <style:table-row-properties style:keep-together="false" fo:keep-together="always"/>
    </style:style>
    <style:style style:name="TableKalendar.A1" style:family="table-cell">
      <style:table-cell-properties fo:padding-left="0.04in" fo:padding-right="0.04in" fo:padding-top="0in" fo:padding-bottom="0in" fo:border="none"/>
    </style:style>
    <style:style style:name="TableOccurrence" style:family="table">
      <style:table-properties style:width="3.4in" table:align="center"/>
    </style:style>
    <style:style style:name="TableOccurrence.A" style:family="table-column">
      <style:table-column-properties style:column-width="0.9236in"/>
    </style:style>
    <style:style style:name="TableOccurrence.B" style:family="table-column">
      <style:table-column-properties style:column-width="0.1549in"/>
    </style:style>
    <style:style style:name="TableOccurrence.G" style:family="table-column">
      <style:table-column-properties style:column-width="0.1542in"/>
    </style:style>
    <style:style style:name="TableOc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Oc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Occurrence.Q1" style:family="table-cell">
      <style:table-cell-properties fo:padding-left="0in" fo:padding-right="0in" fo:padding-top="0.0403in" fo:padding-bottom="0.0403in" fo:border="0.0007in solid #000000"/>
    </style:style>
    <style:style style:name="TableOccurrence.A2" style:family="table-cell">
      <style:table-cell-properties fo:padding-left="0.0403in" fo:padding-right="0in" fo:padding-top="0.0403in" fo:padding-bottom="0.0403in" fo:border-left="0.0007in solid #000000" fo:border-right="none" fo:border-top="none" fo:border-bottom="0.0007in solid #000000"/>
    </style:style>
    <style:style style:name="TableOccurrence.B2" style:family="table-cell">
      <style:table-cell-properties fo:padding-left="0in" fo:padding-right="0in" fo:padding-top="0.0403in" fo:padding-bottom="0.0403in" fo:border-left="0.0007in solid #000000" fo:border-right="none" fo:border-top="none" fo:border-bottom="0.0007in solid #000000"/>
    </style:style>
    <style:style style:name="TableOccurrence.Q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Occurrence.A9" style:family="table-cell">
      <style:table-cell-properties fo:padding="0.0403in" fo:border-left="0.0007in solid #000000" fo:border-right="none" fo:border-top="none" fo:border-bottom="0.0007in solid #000000"/>
    </style:style>
    <style:style style:name="TableOccurrence.B9" style:family="table-cell">
      <style:table-cell-properties fo:padding-left="0in" fo:padding-right="0in" fo:padding-top="0.0403in" fo:padding-bottom="0in" fo:border-left="0.0007in solid #000000" fo:border-right="none" fo:border-top="none" fo:border-bottom="0.0007in solid #000000"/>
    </style:style>
    <style:style style:name="TableOccurrence.Q9" style:family="table-cell">
      <style:table-cell-properties fo:padding-left="0in" fo:padding-right="0in" fo:padding-top="0.0403in" fo:padding-bottom="0in" fo:border-left="0.0007in solid #000000" fo:border-right="0.0007in solid #000000" fo:border-top="none" fo:border-bottom="0.0007in solid #000000"/>
    </style:style>
    <style:style style:name="TableConcurrence" style:family="table">
      <style:table-properties style:width="3.4in" table:align="center"/>
    </style:style>
    <style:style style:name="TableConcurrence.A" style:family="table-column">
      <style:table-column-properties style:column-width="2.9403in"/>
    </style:style>
    <style:style style:name="TableConcurrence.B" style:family="table-column">
      <style:table-column-properties style:column-width="0.1549in"/>
    </style:style>
    <style:style style:name="TableConcurrence.D" style:family="table-column">
      <style:table-column-properties style:column-width="0.15in"/>
    </style:style>
    <style:style style:name="TableCon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Con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Concurrence.D1" style:family="table-cell">
      <style:table-cell-properties fo:padding-left="0in" fo:padding-right="0in" fo:padding-top="0.0403in" fo:padding-bottom="0.0403in" fo:border="0.0007in solid #000000"/>
    </style:style>
    <style:style style:name="TableConcurrence.A2" style:family="table-cell">
      <style:table-cell-properties fo:padding-left="0.0403in" fo:padding-right="0in" fo:padding-top="0.0403in" fo:padding-bottom="0.0403in" fo:border-left="0.0007in solid #000000" fo:border-right="none" fo:border-top="none" fo:border-bottom="0.0007in solid #000000"/>
    </style:style>
    <style:style style:name="TableConcurrence.B2" style:family="table-cell">
      <style:table-cell-properties fo:padding-left="0in" fo:padding-right="0in" fo:padding-top="0.0403in" fo:padding-bottom="0.0403in" fo:border-left="0.0007in solid #000000" fo:border-right="none" fo:border-top="none" fo:border-bottom="0.0007in solid #000000"/>
    </style:style>
    <style:style style:name="TableConcurrence.D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Concurrence.A11" style:family="table-cell">
      <style:table-cell-properties fo:padding="0.0403in" fo:border-left="0.0007in solid #000000" fo:border-right="none" fo:border-top="none" fo:border-bottom="0.0007in solid #000000"/>
    </style:style>
    <style:style style:name="TableConcurrence.B11" style:family="table-cell">
      <style:table-cell-properties fo:padding-left="0in" fo:padding-right="0in" fo:padding-top="0.0403in" fo:padding-bottom="0in" fo:border-left="0.0007in solid #000000" fo:border-right="none" fo:border-top="none" fo:border-bottom="0.0007in solid #000000"/>
    </style:style>
    <style:style style:name="TableConcurrence.D11" style:family="table-cell">
      <style:table-cell-properties fo:padding-left="0in" fo:padding-right="0in" fo:padding-top="0.0403in" fo:padding-bottom="0in" fo:border-left="0.0007in solid #000000" fo:border-right="0.0007in solid #000000" fo:border-top="none" fo:border-bottom="0.0007in solid #000000"/>
    </style:style>
    <style:style style:name="P1" style:family="paragraph" style:parent-style-name="Spacer">
      <style:paragraph-properties fo:break-before="page"/>
    </style:style>
    <style:style style:name="P4" style:family="paragraph" style:parent-style-name="Rubric"/>
    <style:style style:name="P25" style:family="paragraph" style:parent-style-name="BodySm" style:list-style-name="L1"/>
    <style:style style:name="P159" style:family="paragraph" style:parent-style-name="Body">
      <style:paragraph-properties fo:text-align="center" style:justify-single-word="false"/>
    </style:style>
    <style:style style:name="P160" style:family="paragraph" style:parent-style-name="Body">
      <style:paragraph-properties fo:text-align="center" style:justify-single-word="false" fo:hyphenation-ladder-count="no-limit"/>
      <style:text-properties fo:hyphenate="false" fo:hyphenation-remain-char-count="2" fo:hyphenation-push-char-count="2"/>
    </style:style>
    <style:style style:name="P161" style:family="paragraph" style:parent-style-name="Body">
      <style:paragraph-properties fo:text-align="center" style:justify-single-word="false"/>
      <style:text-properties fo:font-weight="bold" style:font-weight-asian="bold" style:font-weight-complex="bold"/>
    </style:style>
    <style:style style:name="P169" style:family="paragraph" style:parent-style-name="Body" style:master-page-name="">
      <style:paragraph-properties fo:text-align="center" style:justify-single-word="false" fo:hyphenation-ladder-count="no-limit" style:page-number="auto"/>
      <style:text-properties fo:font-weight="bold" style:font-weight-asian="bold" style:font-weight-complex="bold" fo:hyphenate="false" fo:hyphenation-remain-char-count="2" fo:hyphenation-push-char-count="2"/>
    </style:style>
    <style:style style:name="P179" style:family="paragraph" style:parent-style-name="Spacer" style:master-page-name="Intro">
      <style:paragraph-properties style:page-number="auto"/>
    </style:style>
    <style:style style:name="P180" style:family="paragraph" style:parent-style-name="Spacer" style:master-page-name="Header_20_Page">
      <style:paragraph-properties style:page-number="1"/>
    </style:style>
    <style:style style:name="P181" style:family="paragraph" style:parent-style-name="Spacer" style:master-page-name="Body">
      <style:paragraph-properties style:page-number="auto"/>
    </style:style>
    <style:style style:name="P182" style:family="paragraph" style:parent-style-name="Spacer" style:master-page-name="Header_20_Page">
      <style:paragraph-properties style:page-number="auto"/>
    </style:style>
    <style:style style:name="P191" style:family="paragraph" style:parent-style-name="Spacer">
      <style:paragraph-properties fo:padding="0in" fo:border-left="none" fo:border-right="none" fo:border-top="none" fo:border-bottom="0.0008in solid #000000" style:shadow="none"/>
    </style:style>
    <style:style style:name="P199" style:family="paragraph" style:parent-style-name="BodySm">
      <style:paragraph-properties fo:text-align="center" style:justify-single-word="false"/>
    </style:style>
    <style:style style:name="P201" style:family="paragraph" style:parent-style-name="BodySm">
      <style:paragraph-properties fo:text-align="center" style:justify-single-word="false"/>
      <style:text-properties fo:font-style="italic" style:font-style-asian="italic" style:font-style-complex="italic"/>
    </style:style>
    <style:style style:name="P203" style:family="paragraph" style:parent-style-name="BodySm">
      <style:paragraph-properties fo:text-align="center" style:justify-single-word="false"/>
      <style:text-properties style:text-position="0% 100%" style:text-rotation-angle="270" style:text-rotation-scale="line-height"/>
    </style:style>
    <style:style style:name="P227" style:family="paragraph" style:parent-style-name="RubricH">
      <style:paragraph-properties fo:text-align="center" style:justify-single-word="false"/>
    </style:style>
    <style:style style:name="T2"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style>
    <style:style style:name="fr2" style:family="graphic" style:parent-style-name="Frame">
      <style:graphic-properties fo:margin-left="0in" fo:margin-right="0in" fo:margin-top="0in" fo:margin-bottom="0in" style:vertical-pos="from-top" style:vertical-rel="page-content" style:horizontal-pos="center" style:horizontal-rel="page-content"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style:run-through="foreground" style:wrap="parallel" style:number-wrapped-paragraphs="no-limit" style:vertical-pos="middle" style:vertical-rel="page-content" style:horizontal-pos="center" style:horizontal-rel="page-content"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graphic-properties>
    </style:style>
    <style:style style:name="fr6" style:family="graphic" style:parent-style-name="Graphics">
      <style:graphic-properties style:vertical-pos="middle" style:vertic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in" text:min-label-width="0.1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section text:style-name="Sect1" text:name="Section1" text:protected="true">
        <text:p text:style-name="P179"/>
        <text:p text:style-name="Head1NI">Prayer Before Office</text:p>
        <table:table table:name="Table2399" table:style-name="TableParallel">
          <table:table-column table:style-name="TableParallel.A"/>
          <table:table-column table:style-name="TableParallel.B"/>
          <table:table-row>
            <table:table-cell table:style-name="TableParallel.A1" office:value-type="string">
              <text:p text:style-name="BodyLDrop">APERI, Dómine, os meum ad benedicéndum nomen sanctum tuum: munda quoque cor meum ab ómnibus vanis, pervérsis et aliénis cogitatiónibus; intelléctum illúmina, afféctum inflámma, ut digne, atténte ac devóte hoc Offícium recitáre váleam, et exaudíri mérear ante conspéctum divínæ Majestátis tuæ. Per Christum, Dóminum nostrum. </text:p>
              <text:p text:style-name="BodyL"><text:span text:style-name="VR">R. </text:span>Amen.</text:p>
            </table:table-cell>
            <table:table-cell table:style-name="TableParallel.B1" office:value-type="string">
              <text:p text:style-name="BodyEDrop">OPEN my mouth, O Lord, that I may bless thy holy name. Cleanse my heart from all vain, evil and wandering thoughts; enlighten my understanding, enkindle my affections, that I may worthily recite this Office with attention and devotion, and may worthily be heard before the presence of thy Divine Majesty. Through Christ our Lord. </text:p>
              <text:p text:style-name="BodyE"><text:span text:style-name="VR">R. </text:span>Amen.</text:p>
            </table:table-cell>
          </table:table-row>
          <table:table-row>
            <table:table-cell table:style-name="TableParallel.A1" office:value-type="string">
              <text:p text:style-name="BodyLIndent">Dómine, in unióne illíus divínæ intentiónis, qua ipse in terris laudes Deo persolvísti, has tibi Horas <text:span text:style-name="Rubric">(vel </text:span>hanc tibi Horam<text:span text:style-name="Rubric">)</text:span> persólvo.</text:p>
            </table:table-cell>
            <table:table-cell table:style-name="TableParallel.B1" office:value-type="string">
              <text:p text:style-name="BodyEIndent">O Lord, in union with that Divine Intention wherewith thou didst thyself praise God, while as thou wast on earth, I offer these Hours <text:span text:style-name="Rubric">(or </text:span>this Hour<text:span text:style-name="Rubric">)</text:span> unto thee.</text:p>
            </table:table-cell>
          </table:table-row>
          <table:table-row>
            <table:table-cell table:style-name="TableParallel.A1" office:value-type="string">
              <text:p text:style-name="Rubric">Pater noster. Ave María. Credo.</text:p>
            </table:table-cell>
            <table:table-cell table:style-name="TableParallel.B1" office:value-type="string">
              <text:p text:style-name="Rubric">Our Father. Hail Mary. Ap. Creed.</text:p>
            </table:table-cell>
          </table:table-row>
        </table:table>
        <text:p text:style-name="Head1NI">Prayer After Office</text:p>
        <table:table table:name="Table2399" table:style-name="TableParallel">
          <table:table-column table:style-name="TableParallel.A"/>
          <table:table-column table:style-name="TableParallel.B"/>
          <table:table-row>
            <table:table-cell table:style-name="TableParallel.A1" office:value-type="string">
              <text:p text:style-name="BodyLDrop">SACROSÁNCTÆ et indivíduæ Trinitáti, crucifíxi Dómini nostri Jesu Christi humanitáti, beatíssimæ et gloriosíssimæ sempérque Vírginis Maríæ fœcúndæ integritáti, et ómnium Sanctórum universitáti sit sempitérna laus, honor, virtus et glória ab omni creatúra, nobísque remíssio ómnium peccatórum, per infiníta sæcula sæculórum.</text:p>
              <text:p text:style-name="BodyL"><text:span text:style-name="VR">R. </text:span>Amen.</text:p>
            </table:table-cell>
            <table:table-cell table:style-name="TableParallel.B1" office:value-type="string">
              <text:p text:style-name="BodyEDrop">TO THE Most Holy and undivided Trinity, to the Manhood of our Lord Jesus Christ Crucified, to the fruitful Virginity of the most blessed and most glorious Mary, ever Virgin, and to the holiness of all the Saints be ascribed everlasting praise, honour, power and glory, by all creatures; and to us be granted the forgiveness of all our sins, world without end.</text:p>
              <text:p text:style-name="BodyE"><text:span text:style-name="VR">R. </text:span>Amen.</text:p>
            </table:table-cell>
          </table:table-row>
          <table:table-row>
            <table:table-cell table:style-name="TableParallel.A1" office:value-type="string">
              <text:p text:style-name="BodyL"><text:span text:style-name="VR">V. </text:span>Beáta víscera Maríæ Vírginis, quæ portavérunt ætérni Patris Fílium.</text:p>
            </table:table-cell>
            <table:table-cell table:style-name="TableParallel.B1" office:value-type="string">
              <text:p text:style-name="BodyE"><text:span text:style-name="VR">V. </text:span>Blessed is the womb of the Virgin Mary, which bore the Son of the eternal Father.</text:p>
            </table:table-cell>
          </table:table-row>
          <table:table-row>
            <table:table-cell table:style-name="TableParallel.A1" office:value-type="string">
              <text:p text:style-name="BodyL"><text:span text:style-name="VR">R. </text:span>Et beáta úbera, quæ lactavérunt Christum Dóminum.</text:p>
            </table:table-cell>
            <table:table-cell table:style-name="TableParallel.B1" office:value-type="string">
              <text:p text:style-name="BodyE"><text:span text:style-name="VR">R. </text:span>And blessed are the breasts which nourished Christ the Lord.</text:p>
            </table:table-cell>
          </table:table-row>
          <table:table-row>
            <table:table-cell table:style-name="TableParallel.A1" office:value-type="string">
              <text:p text:style-name="Rubric">Pater noster. Ave María.</text:p>
            </table:table-cell>
            <table:table-cell table:style-name="TableParallel.B1" office:value-type="string">
              <text:p text:style-name="Rubric">Our Father. Hail Mary.</text:p>
            </table:table-cell>
          </table:table-row>
        </table:table>
        <text:p text:style-name="Spacer"/>
        <text:p text:style-name="P1"/>
        <table:table table:name="Table2399" table:style-name="TableParallel">
          <table:table-column table:style-name="TableParallel.A"/>
          <table:table-column table:style-name="TableParallel.B"/>
          <table:table-row>
            <table:table-cell table:style-name="TableParallel.A1" office:value-type="string">
              <text:p text:style-name="BodyLDrop">PATER noster, qui es in cælis, sanctificétur nomen tuum. Advéniat regnum tuum. Fiat volúntas tua, sicut in cælo et in terra. Panem nostrum quotidiánum da nobis hódie. Et dimítte nobis débita nostra, sicut et nos dimíttimus debitóribus nostris. Et ne nos indúcas in tentatiónem: sed líbera nos a malo. Amen.</text:p>
            </table:table-cell>
            <table:table-cell table:style-name="TableParallel.B1" office:value-type="string">
              <text:p text:style-name="BodyEDrop">OUR Father, Who art in heaven, Hallowed be Thy Name. Thy kingdom come. Thy will be done on earth, as it is in heaven. Give us this day our daily bread. And forgive us our trespasses, as we forgive those who trespass against us. And lead us not into temptation; but deliver us from evil. Amen.</text:p>
            </table:table-cell>
          </table:table-row>
          <table:table-row>
            <table:table-cell table:style-name="TableParallel.A1" office:value-type="string">
              <text:p text:style-name="BodyLDrop">AVE, María, grátia plena; Dóminus tecum: benedícta tu in muliéribus, et benedíctus fructus ventris tui Jesus. Sancta María, Mater Dei, ora pro nobis peccatóribus, nunc et in hora mortis nostræ. Amen.</text:p>
            </table:table-cell>
            <table:table-cell table:style-name="TableParallel.B1" office:value-type="string">
              <text:p text:style-name="BodyEDrop">HAIL, Mary, full of grace; The Lord is with thee: blessed art thou amongst women, and blessed is the fruit of thy womb, JESUS. Holy Mary, Mother of God, pray for us sinners, now and at the hour of our death. Amen.</text:p>
            </table:table-cell>
          </table:table-row>
          <table:table-row>
            <table:table-cell table:style-name="TableParallel.A1" office:value-type="string">
              <text:p text:style-name="BodyLDrop">CREDO in Deum, Patrem omnipoténtem, Creatórem cæli et terræ. Et in Jesum Christum, Fílium ejus únicum, Dóminum nostrum: qui concéptus est de Spíritu Sancto, natus ex María Vírgine, passus sub Póntio Piláto, crucifíxus, mórtuus, et sepúltus: descéndit ad ínferos; tértia die resurréxit a mórtuis; ascéndit ad cælos; sedet ad déxteram Dei Patris omnipoténtis: inde ventúrus est judicáre vivos et mórtuos. Credo in Spíritum Sanctum, sanctam Ecclésiam cathólicam, Sanctórum communiónem, remissiónem peccatórum, carnis resurrectiónem, vitam ætérnam. Amen.</text:p>
            </table:table-cell>
            <table:table-cell table:style-name="TableParallel.B1" office:value-type="string">
              <text:p text:style-name="BodyEDrop">I BELIEVE in God, the Father almighty, Creator of heaven and earth. And in JESUS CHRIST, his only Son, our Lord; who was conceived by the Holy Spirit, born of the Virgin Mary, suffered under Pontius Pilate, was crucified, died and was buried: he descended into hell; the third day he arose again from the dead; he ascended into heaven; sitteth at the right hand of God the Father almighty: from thence he shall come to judge the living and the dead. I believe in the Holy Spirit, the holy Catholic Church, the communion of Saints, the forgiveness of sins, the resurrection of the body, and life everlasting. Amen.</text:p>
            </table:table-cell>
          </table:table-row>
        </table:table>
        <text:p text:style-name="P1"/>
        <text:p text:style-name="Head1NI">Common Forms</text:p>
        <text:p text:style-name="Head2">Salutations</text:p>
        <text:p text:style-name="BkHidden"><text:bookmark text:name="vrDominusVobiscum"/></text:p>
        <text:p text:style-name="RubricHidden"><text:tab/>Ps 101:2</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ómine, exáudi oratiónem meam. <text:span text:style-name="VR">R. </text:span>Et clamor meus ad te véniat.</text:p>
            </table:table-cell>
            <table:table-cell table:style-name="TableParallel.B1" office:value-type="string">
              <text:p text:style-name="BodyE"><text:span text:style-name="VR">V. </text:span>O Lord, hear my prayer. <text:span text:style-name="VR">R. </text:span>And let my cry come unto thee.</text:p>
            </table:table-cell>
          </table:table-row>
        </table:table>
        <text:p text:style-name="RubricH">Or if a Priest or Deacon presides the following is said:</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óminus vobíscum.</text:p>
              <text:p text:style-name="BodyL"><text:span text:style-name="VR">R. </text:span>Et cum spíritu tuo.</text:p>
            </table:table-cell>
            <table:table-cell table:style-name="TableParallel.B1" office:value-type="string">
              <text:p text:style-name="BodyE"><text:span text:style-name="VR">V. </text:span>The Lord be with you.</text:p>
              <text:p text:style-name="BodyE"><text:span text:style-name="VR">R. </text:span>And with thy spirit.</text:p>
            </table:table-cell>
          </table:table-row>
        </table:table>
        <text:p text:style-name="Head2">The Collect</text:p>
        <text:p text:style-name="RubricH">To a Prayer addressed to God the Father:</text:p>
        <table:table table:name="Table2399" table:style-name="TableParallel">
          <table:table-column table:style-name="TableParallel.A"/>
          <table:table-column table:style-name="TableParallel.B"/>
          <table:table-row>
            <table:table-cell table:style-name="TableParallel.A1" office:value-type="string">
              <text:p text:style-name="BodyLIndent">Per <text:span text:style-name="Rubric">[eúmdem]</text:span> Dóminum nostrum, Jesum Christum, Fílium tuum, qui tecum vivit et regnat, in unitáte <text:span text:style-name="Rubric">[ejúsdem]</text:span> Spíritus Sancti Deus, per ómnia sæcula sæculórum.</text:p>
            </table:table-cell>
            <table:table-cell table:style-name="TableParallel.B1" office:value-type="string">
              <text:p text:style-name="BodyEIndent">Through <text:span text:style-name="Rubric">[the same] </text:span>our Lord Jesus Christ, thy Son, who liveth and reigneth with thee in the unity of the <text:span text:style-name="Rubric">[same] </text:span>Holy Spirit, one God, world without end.</text:p>
            </table:table-cell>
          </table:table-row>
        </table:table>
        <text:p text:style-name="RubricH">To a Prayer addressed to God the Father, which makes mention of God the Son in the final clause:</text:p>
        <table:table table:name="Table2399" table:style-name="TableParallel">
          <table:table-column table:style-name="TableParallel.A"/>
          <table:table-column table:style-name="TableParallel.B"/>
          <table:table-row>
            <table:table-cell table:style-name="TableParallel.A1" office:value-type="string">
              <text:p text:style-name="BodyLIndent">Qui tecum vivit et regnat in unitáte <text:span text:style-name="Rubric">[ejúsdem]</text:span> Spíritus Sancti, Deus per ómnia sæcula sæculórum.</text:p>
            </table:table-cell>
            <table:table-cell table:style-name="TableParallel.B1" office:value-type="string">
              <text:p text:style-name="BodyEIndent">Who liveth and reigneth with thee in the unity of the <text:span text:style-name="Rubric">[same]</text:span> Holy Spirit, one God, world without end.</text:p>
            </table:table-cell>
          </table:table-row>
        </table:table>
        <text:p text:style-name="RubricH">To a Prayer addressed to God the Son:</text:p>
        <table:table table:name="Table2399" table:style-name="TableParallel">
          <table:table-column table:style-name="TableParallel.A"/>
          <table:table-column table:style-name="TableParallel.B"/>
          <table:table-row>
            <table:table-cell table:style-name="TableParallel.A1" office:value-type="string">
              <text:p text:style-name="BodyLIndent">Qui vivis et regnas cum Deo Patre, in unitáte <text:span text:style-name="Rubric">[ejúsdem]</text:span> Spíritus Sancti Deus, per ómnia sæcula sæculórum.</text:p>
            </table:table-cell>
            <table:table-cell table:style-name="TableParallel.B1" office:value-type="string">
              <text:p text:style-name="BodyEIndent">Who livest and reignest with God the Father in the unity of the <text:span text:style-name="Rubric">[same]</text:span> Holy Spirit, one God, world without end.</text:p>
            </table:table-cell>
          </table:table-row>
        </table:table>
        <text:p text:style-name="Head2">Liturgical Doxology</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Glória Patri, et Fílio, et Spirítui Sancto.</text:p>
              <text:p text:style-name="BodyL"><text:span text:style-name="VR">R. </text:span>Sicut erat in princípio, et nunc, et semper, et in sæcula sæculórum. Amen. <text:span text:style-name="Rubric">(</text:span>Allelúia<text:span text:style-name="Rubric">)</text:span></text:p>
            </table:table-cell>
            <table:table-cell table:style-name="TableParallel.B1" office:value-type="string">
              <text:p text:style-name="BodyE"><text:span text:style-name="VR">V. </text:span>Glory be to the Father, and to the Son, and to the Holy Spirit.</text:p>
              <text:p text:style-name="BodyE"><text:span text:style-name="VR">R. </text:span>As it was in the beginning, is now, and ever shall be, world without end. Amen. <text:span text:style-name="Rubric">(</text:span>Alleluia<text:span text:style-name="Rubric">)</text:span></text:p>
            </table:table-cell>
          </table:table-row>
        </table:table>
        <text:p text:style-name="RubricH">At the Opening Versicle of all Hours from Compline on Saturday before Septuagesima until Compline on Saturday before Easter, in place of Alleluia is said:</text:p>
        <table:table table:name="Table2399" table:style-name="TableParallel">
          <table:table-column table:style-name="TableParallel.A"/>
          <table:table-column table:style-name="TableParallel.B"/>
          <table:table-row>
            <table:table-cell table:style-name="TableParallel.A1" office:value-type="string">
              <text:p text:style-name="BodyLIndent">Laus tibi Dómine, Rex ætérnæ glóriæ.</text:p>
            </table:table-cell>
            <table:table-cell table:style-name="TableParallel.B1" office:value-type="string">
              <text:p text:style-name="BodyEIndent">Praise be to thee, O Lord, King of eternal glory.</text:p>
            </table:table-cell>
          </table:table-row>
        </table:table>
        <text:p text:style-name="Spacer"/>
        <text:p text:style-name="P1"><draw:frame draw:style-name="fr6" draw:name="graphics2" text:anchor-type="paragraph" svg:width="3.4201in" style:rel-width="100%" svg:height="5.2701in" style:rel-height="scale" draw:z-index="44"><draw:image xlink:href="../Images/FP_Trinity_Saints.tif" xlink:type="simple" xlink:show="embed" xlink:actuate="onLoad"/>
    </draw:frame><text:span text:style-name="Spacer"/></text:p>
        <text:p text:style-name="P1"><draw:frame draw:style-name="fr6" draw:name="graphics1" text:anchor-type="paragraph" svg:width="3.4201in" style:rel-width="100%" svg:height="5.5in" style:rel-height="scale" draw:z-index="40"><draw:image xlink:href="../Images/border.tif" xlink:type="simple" xlink:show="embed" xlink:actuate="onLoad"/>
    </draw:frame><draw:frame draw:style-name="fr3" draw:name="Frame3" text:anchor-type="paragraph" svg:width="2.3937in" style:rel-width="70%" draw:z-index="43">
     <draw:text-box fo:min-height="2in">
      <text:p text:style-name="Head1NI">Diurnale Romanum</text:p>
      <text:p text:style-name="P160">REFORMED BY ORDER OF THE<text:line-break/>HOLY ECUMENICAL COUNCIL OF TRENT<text:line-break/>REVISED RITE<text:line-break/>IN ACCORD WITH MOTU PROPRIO<text:line-break/><text:span text:style-name="T4">RUBRICARUM INSTRUCTUM</text:span><text:line-break/>JOHN XXIII<text:line-break/>IV FEBRUARII MCMLXI</text:p>
      <text:p text:style-name="P159"/>
      <text:p text:style-name="P159"><draw:frame draw:style-name="fr7" draw:name="graphics3" text:anchor-type="as-char" svg:width="0.8374in" style:rel-width="35%" svg:height="0.3902in" style:rel-height="scale" draw:z-index="42"><draw:image xlink:href="../Images/Title%20JR.tif" xlink:type="simple" xlink:show="embed" xlink:actuate="onLoad"/>
       </draw:frame></text:p>
      <text:p text:style-name="P159"/>
      <text:p text:style-name="P169">INCLUDES PSALTER FOR<text:line-break/>HOUR OF MATINS</text:p>
      <text:p text:style-name="P159"/>
		<text:p text:style-name="P161">Gallican Latin Psalter of St. Jerome
      <text:line-break/>Douay-Rheims (Challenor) English Psalter</text:p>
      <text:p text:style-name="P159"/>
      <text:p text:style-name="P201">English text of prayers primarily from</text:p>
      <text:p text:style-name="P201">"The Day Hours of the Church" (1921)</text:p>
      <text:p text:style-name="P201">Compiled and Translated by</text:p>
      <text:p text:style-name="P201">The Benedictine Nuns of Stanbrook Abbey</text:p>
      <text:p text:style-name="P159"/>
      <text:p text:style-name="P159">This volume was published on</text:p>
      <text:p text:style-name="P159"><draw:frame draw:style-name="fr10" draw:name="Object1" text:anchor-type="as-char" svg:width="2.3902in" svg:height="0.178in" draw:z-index="43"><draw:object xlink:href="./Object 1" xlink:type="simple" xlink:show="embed" xlink:actuate="onLoad"/><draw:image xlink:href="./ObjectReplacements/Object 1" xlink:type="simple" xlink:show="embed" xlink:actuate="onLoad"/>
       </draw:frame></text:p>
     </draw:text-box>
    </draw:frame><text:span text:style-name="Spacer"/></text:p>
        <text:p text:style-name="P1"/>
      </text:section>
      <text:table-of-content text:style-name="Sect1" text:protected="true" text:name="Table of Contents1">
        <text:table-of-content-source text:outline-level="2" text:use-outline-level="false" text:use-index-marks="false" text:use-index-source-styles="true">
          <text:index-title-template text:style-name="Head2">Table of Contents</text:index-title-template>
          <text:table-of-content-entry-template text:outline-level="1" text:style-name="IndexCaps">
            <text:index-entry-chapter/>
            <text:index-entry-text/>
            <text:index-entry-tab-stop style:type="right" style:leader-char="."/>
            <text:index-entry-page-number/>
          </text:table-of-content-entry-template>
          <text:table-of-content-entry-template text:outline-level="2" text:style-name="Body">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0"/>
          </text:index-source-styles>
          <text:index-source-styles text:outline-level="2">
            <text:index-source-style text:style-name="Head1"/>
          </text:index-source-styles>
        </text:table-of-content-source>
        <text:index-body>
          <text:index-title text:style-name="Sect1" text:name="Table of Contents1_Head">
            <text:p text:style-name="Head2">Table of Contents</text:p>
          </text:index-title>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office:font-face-decls>
  <office:styles>
    <style:style style:name="Standard" style:family="paragraph" style:class="text"/>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5in" style:type="right"/>
        </style:tab-stops>
      </style:paragraph-properties>
      <style:text-properties fo:font-size="9pt" style:text-scale="95%" fo:hyphenate="true" fo:hyphenation-remain-char-count="2" fo:hyphenation-push-char-count="2"/>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 style:class="extra" style:master-page-name="">
      <style:paragraph-properties fo:text-align="start" style:justify-single-word="false" style:page-number="auto" fo:background-color="transparent"/>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true"/>
    </style:style>
    <style:style style:name="BkHidden" style:family="paragraph" style:parent-style-name="RubricHidden"/>
    <style:style style:name="HymnE" style:family="paragraph" style:parent-style-name="Body">
      <style:paragraph-properties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ymnR" style:family="text">
      <style:text-properties fo:color="#ff0000" fo:font-weight="bold" fo:font-size="10pt"/>
    </style:style>
    <style:style style:name="Head0" style:family="paragraph" style:parent-style-name="Standard">
      <style:paragraph-properties fo:margin-top="0.04in" fo:margin-bottom="0.04in" fo:text-align="center" fo:keep-with-next="always"/>
      <style:text-properties style:font-name="Cloister Black" fo:font-size="20pt"/>
    </style:style>
    <style:style style:name="Head0L" style:family="paragraph" style:parent-style-name="Head0">
      <style:text-properties text:display="true"/>
    </style:style>
    <style:style style:name="Head1" style:family="paragraph" style:parent-style-name="Head0">
      <style:text-properties fo:font-size="18pt"/>
    </style:style>
    <style:style style:name="Head1L" style:family="paragraph" style:parent-style-name="Head1">
      <style:text-properties text:display="true"/>
    </style:style>
    <style:style style:name="Head1NI" style:family="paragraph" style:parent-style-name="Head1"/>
    <style:style style:name="Head1NIL" style:family="paragraph" style:parent-style-name="Head1NI">
      <style:text-properties text:display="true"/>
    </style:style>
    <style:style style:name="Head2" style:family="paragraph" style:parent-style-name="Head1" style:next-style-name="Rubric" style:master-page-name="">
      <style:paragraph-properties fo:margin-top="0.02in" fo:margin-bottom="0.02in"/>
      <style:text-properties style:font-name="Times New Roman" fo:font-size="10pt" fo:font-weight="bold"/>
    </style:style>
    <style:style style:name="Head2L" style:family="paragraph" style:parent-style-name="Head2">
      <style:text-properties text:display="true"/>
    </style:style>
    <style:style style:name="Head2Ps" style:family="paragraph" style:parent-style-name="Head2"/>
    <style:style style:name="Head2Cant" style:family="paragraph" style:parent-style-name="Head2"/>
    <style:style style:name="Head3" style:family="paragraph" style:parent-style-name="Head2">
      <style:text-properties fo:font-size="9pt" fo:font-style="italic" fo:font-weight="normal"/>
    </style:style>
    <style:style style:name="Head3L" style:family="paragraph" style:parent-style-name="Head3">
      <style:text-properties text:display="true"/>
    </style:style>
    <style:style style:name="Head4" style:family="paragraph" style:parent-style-name="RubricHSm">
      <style:paragraph-properties fo:text-align="center" style:justify-single-word="false"/>
    </style:style>
    <style:style style:name="IndexCaps" style:family="paragraph" style:parent-style-name="Body" style:master-page-name="">
      <style:paragraph-properties fo:margin-top="0.04in" fo:margin-bottom="0.04in"/>
      <style:text-properties fo:text-transform="uppercase" fo:font-weight="bold"/>
    </style:style>
    <style:style style:name="Spacer" style:family="paragraph" style:parent-style-name="Body" style:master-page-name="">
      <style:text-properties fo:font-size="2pt"/>
    </style:style>
    <style:style style:name="PageHeader" style:family="paragraph" style:parent-style-name="BodySm">
      <style:paragraph-properties fo:padding="0in" fo:border-left="none" fo:border-right="none" fo:border-top="none" fo:border-bottom="0.0008in solid #000000" style:shadow="none">
   </style:paragraph-properties>
    </style:style>
    <style:style style:name="Hidden1" style:family="paragraph" style:parent-style-name="Body" style:list-style-name="Outline" style:master-page-name="" style:default-outline-level="1">
      <style:paragraph-properties fo:keep-with-next="always"/>
      <style:text-properties text:display="true"/>
    </style:style>
    <style:style style:name="Hidden2" style:family="paragraph" style:parent-style-name="Hidden1" style:list-style-name="Outline" style:master-page-name="" style:default-outline-level="2"/>
    <style:style style:name="Rubric" style:family="text">
      <style:text-properties fo:color="#ff0000" fo:font-style="italic"/>
    </style:style>
    <style:style style:name="NonRubric" style:family="text" style:parent-style-name="Rubric">
      <style:text-properties fo:color="#000000" fo:font-style="normal" fo:font-weight="normal"/>
    </style:style>
    <style:style style:name="Bold" style:family="text">
      <style:text-properties fo:font-weight="bold"/>
    </style:style>
    <style:style style:name="BoldR" style:family="text">
      <style:text-properties fo:color="#ff0000" fo:font-weight="bold"/>
    </style:style>
    <style:style style:name="AllCaps" style:family="text">
      <style:text-properties fo:text-transform="uppercase"/>
    </style:style>
    <style:style style:name="SmCaps" style:family="text">
      <style:text-properties fo:font-variant="small-caps"/>
    </style:style>
    <style:style style:name="DropCap" style:family="text">
      <style:text-properties style:font-name="Cloister Black" fo:font-weight="250"/>
    </style:style>
    <style:style style:name="VR" style:family="text">
      <style:text-properties fo:color="#ff0000" style:font-name="Times V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office:styles>
  <office:automatic-styles>
    <style:style style:name="fr1" style:family="graphic" style:parent-style-name="Frame">
      <style:graphic-properties fo:margin-left="0in" fo:margin-right="0in" fo:margin-top="0in" fo:margin-bottom="0in" style:flow-with-text="false" style:vertical-pos="from-top" style:vertical-rel="page-content" style:horizontal-pos="center" style:horizontal-rel="page-content"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5.75in" fo:page-height="8.75in" style:num-format="1" style:print-orientation="portrait" fo:margin-top="0.33in" fo:margin-bottom="0.33in" fo:margin-left="0.75in" fo:margin-right="0.33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pm3" style:page-usage="mirrored">
      <style:page-layout-properties fo:page-width="5.75in" fo:page-height="8.75in" style:num-format="1" style:print-orientation="portrait" fo:margin-top="0.33in" fo:margin-bottom="0.33in" fo:margin-left="0.75in" fo:margin-right="0.33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pm4" style:page-usage="right">
      <style:page-layout-properties fo:page-width="5.75in" fo:page-height="8.75in" style:num-format="1" style:print-orientation="portrait" fo:margin-top="0.33in" fo:margin-bottom="0.33in" fo:margin-left="0.75in" fo:margin-right="0.33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style:master-page style:name="Body" style:page-layout-name="pm2">
      <style:header>
        <text:p text:style-name="PageHeader"><text:tab/><text:page-number text:select-page="current">1</text:page-number></text:p>
      </style:header>
      <style:header-left>
        <text:p text:style-name="PageHeader"><text:page-number text:select-page="current">1</text:page-number></text:p>
      </style:header-left>
      <style:footer>
        <text:p text:style-name="Spacer"><draw:frame draw:style-name="fr1" draw:name="FrLeft" text:anchor-type="paragraph" svg:y="-0.2in" fo:min-width="0.1in" draw:z-index="39">
      <draw:text-box fo:min-height="0.02in">
       <text:p text:style-name="BodySm"><text:chapter text:display="name" text:outline-level="2">x</text:chapter></text:p>
      </draw:text-box>
     </draw:frame></text:p>
      </style:footer>
      <style:footer-left>
        <text:p text:style-name="Spacer"><draw:frame draw:style-name="fr1" draw:name="FrRight" text:anchor-type="paragraph" svg:y="-0.2in" fo:min-width="0.1in" draw:z-index="20">
      <draw:text-box fo:min-height="0.02in">
       <text:p text:style-name="BodySm"><text:chapter text:display="name" text:outline-level="1">x</text:chapter></text:p>
      </draw:text-box>
     </draw:frame></text:p>
      </style:footer-left>
    </style:master-page>
    <style:master-page style:name="Intro" style:page-layout-name="pm3">
      <style:header>
        <text:p text:style-name="PageHeader"><text:tab/><text:page-number text:select-page="current">1</text:page-number></text:p>
      </style:header>
      <style:header-left>
        <text:p text:style-name="PageHeader"><text:page-number text:select-page="current">1</text:page-number></text:p>
      </style:header-left>
    </style:master-page>
    <style:master-page style:name="Header_20_Page" style:display-name="Header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initial-creator>David Siefker</meta:initial-creator>
    <meta:creation-date>2007-12-09T19:37:48</meta:creation-date>
    <dc:creator>David Siefker</dc:creator>
    <dc:date>2008-07-12T13:25:12</dc:date>
    <meta:printed-by>David Siefker</meta:printed-by>
    <meta:print-date>2008-03-21T01:26:28</meta:print-date>
    <meta:editing-cycles>217</meta:editing-cycles>
    <meta:editing-duration>P2DT13H8M45S</meta:editing-duration>
    <meta:user-defined meta:name="Info 1"/>
    <meta:user-defined meta:name="Info 2"/>
    <meta:user-defined meta:name="Info 3"/>
    <meta:user-defined meta:name="Info 4"/>
    <meta:document-statistic meta:table-count="2501" meta:image-count="315" meta:object-count="1" meta:page-count="68" meta:paragraph-count="24678" meta:word-count="252601" meta:character-count="1458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236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5000" number:language="la" number:country="VA">
      <number:number number:min-integer-digits="1"/>
    </number:number-style>
    <style:style style:name="ce1" style:family="table-cell" style:parent-style-name="Default" style:data-style-name="N5000">
      <style:table-cell-properties style:text-align-source="fix" style:repeat-content="fals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ext-properties style:font-name="Times New Roman" fo:font-size="8.5pt"/>
    </style:style>
  </office:automatic-styles>
  <office:body>
    <office:spreadsheet>
      <table:table table:name="Sheet1" table:style-name="ta1" table:print="false">
        <table:table-column table:style-name="co1" table:default-cell-style-name="ce3"/>
        <table:table-row table:style-name="ro1">
          <table:table-cell table:style-name="ce1" table:formula="oooc:=ROMAN(DAY(NOW()))&amp;&quot; &quot;&amp;OFFSET([.A1];MONTH(NOW());0;1)&amp;&quot; &quot;&amp;ROMAN(YEAR(NOW()))" office:value-type="string" office:string-value="IX IUNI MMVIII">
            <text:p>IX IUNI MMVIII</text:p>
          </table:table-cell>
        </table:table-row>
        <table:table-row table:style-name="ro1">
          <table:table-cell table:style-name="ce2" office:value-type="string">
            <text:p>IANUARII</text:p>
          </table:table-cell>
        </table:table-row>
        <table:table-row table:style-name="ro1">
          <table:table-cell table:style-name="Default" office:value-type="string">
            <text:p>FEBRUARII</text:p>
          </table:table-cell>
        </table:table-row>
        <table:table-row table:style-name="ro1">
          <table:table-cell office:value-type="string">
            <text:p>MARTII</text:p>
          </table:table-cell>
        </table:table-row>
        <table:table-row table:style-name="ro1">
          <table:table-cell office:value-type="string">
            <text:p>APRILIS</text:p>
          </table:table-cell>
        </table:table-row>
        <table:table-row table:style-name="ro1">
          <table:table-cell office:value-type="string">
            <text:p>MAII</text:p>
          </table:table-cell>
        </table:table-row>
        <table:table-row table:style-name="ro1">
          <table:table-cell office:value-type="string">
            <text:p>IUNI</text:p>
          </table:table-cell>
        </table:table-row>
        <table:table-row table:style-name="ro1">
          <table:table-cell office:value-type="string">
            <text:p>IULII</text:p>
          </table:table-cell>
        </table:table-row>
        <table:table-row table:style-name="ro1">
          <table:table-cell office:value-type="string">
            <text:p>AUGUSTI</text:p>
          </table:table-cell>
        </table:table-row>
        <table:table-row table:style-name="ro1">
          <table:table-cell office:value-type="string">
            <text:p>SEPTEMBRIS</text:p>
          </table:table-cell>
        </table:table-row>
        <table:table-row table:style-name="ro1">
          <table:table-cell office:value-type="string">
            <text:p>OCTOBRIS</text:p>
          </table:table-cell>
        </table:table-row>
        <table:table-row table:style-name="ro1">
          <table:table-cell office:value-type="string">
            <text:p>NOVEMBRIS</text:p>
          </table:table-cell>
        </table:table-row>
        <table:table-row table:style-name="ro1">
          <table:table-cell office:value-type="string">
            <text:p>DECEMBRIS</text:p>
          </table:table-cell>
        </table:table-row>
        <table:table-row table:style-name="ro1" table:number-rows-repeated="65522">
          <table:table-cell/>
        </table:table-row>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9">06/09/2008</text:date>, <text:time>14:4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in"/>
    </style:style>
    <style:style style:name="co2" style:family="table-column">
      <style:table-column-properties fo:break-before="auto" style:column-width="0.45in"/>
    </style:style>
    <style:style style:name="co3" style:family="table-column">
      <style:table-column-properties fo:break-before="auto" style:column-width="0.2in"/>
    </style:style>
    <style:style style:name="co4" style:family="table-column">
      <style:table-column-properties fo:break-before="auto" style:column-width="0.6in"/>
    </style:style>
    <style:style style:name="co5" style:family="table-column">
      <style:table-column-properties fo:break-before="auto" style:column-width="0.3571in"/>
    </style:style>
    <style:style style:name="co6" style:family="table-column">
      <style:table-column-properties fo:break-before="auto" style:column-width="0.3929in"/>
    </style:style>
    <style:style style:name="co7" style:family="table-column">
      <style:table-column-properties fo:break-before="auto" style:column-width="0.3602in"/>
    </style:style>
    <style:style style:name="co8" style:family="table-column">
      <style:table-column-properties fo:break-before="auto" style:column-width="0.8925in"/>
    </style:style>
    <style:style style:name="ro1" style:family="table-row">
      <style:table-row-properties style:row-height="1.111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3"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4"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5" style:family="table-cell" style:parent-style-name="Default">
      <style:text-properties style:font-name="Times New Roman" fo:font-size="8.5pt" style:font-size-asian="8.5pt" style:font-size-complex="8.5pt"/>
    </style:style>
    <style:style style:name="ce6" style:family="table-cell" style:parent-style-name="Default" style:data-style-name="N124">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7" style:family="table-cell" style:parent-style-name="Default" style:data-style-name="N124">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8" style:family="table-cell" style:parent-style-name="Default" style:data-style-name="N124">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9" style:family="table-cell" style:parent-style-name="Default" style:data-style-name="N124">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0" style:family="table-cell" style:parent-style-name="Default" style:data-style-name="N124">
      <style:text-properties style:font-name="Times New Roman" fo:font-size="8.5pt" style:font-size-asian="8.5pt" style:font-size-complex="8.5pt"/>
    </style:style>
    <style:style style:name="ce11" style:family="table-cell" style:parent-style-name="Default" style:data-style-name="N37">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12" style:family="table-cell" style:parent-style-name="Default" style:data-style-name="N0">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13" style:family="table-cell" style:parent-style-name="Default" style:data-style-name="N0">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4" style:family="table-cell" style:parent-style-name="Default" style:data-style-name="N0">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5" style:family="table-cell" style:parent-style-name="Default" style:data-style-name="N37">
      <style:table-cell-properties style:text-align-source="fix" style:repeat-content="false" fo:border="none" style:rotation-angle="90" style:vertical-align="middle"/>
      <style:paragraph-properties fo:text-align="center" fo:margin-left="0in"/>
      <style:text-properties style:font-name="Times New Roman" fo:font-size="8.5pt" style:font-size-asian="8.5pt" style:font-size-complex="8.5pt"/>
    </style:style>
    <style:style style:name="ce16" style:family="table-cell" style:parent-style-name="Default" style:data-style-name="N0">
      <style:table-cell-properties style:text-align-source="fix" style:repeat-content="false" fo:border="none"/>
      <style:paragraph-properties fo:text-align="center" fo:margin-left="0in"/>
      <style:text-properties style:font-name="Times New Roman" fo:font-size="8.5pt" style:font-size-asian="8.5pt" style:font-size-complex="8.5pt"/>
    </style:style>
    <style:style style:name="ce17" style:family="table-cell" style:parent-style-name="Default" style:data-style-name="N37">
      <style:text-properties style:font-name="Times New Roman" fo:font-size="8.5pt" style:font-size-asian="8.5pt" style:font-size-complex="8.5pt"/>
    </style:style>
    <style:style style:name="ce18" style:family="table-cell" style:parent-style-name="Default" style:data-style-name="N0">
      <style:table-cell-properties style:text-align-source="fix" style:repeat-content="false"/>
      <style:paragraph-properties fo:text-align="center" fo:margin-left="0in"/>
      <style:text-properties style:font-name="Times New Roman" fo:font-size="8.5pt" style:font-size-asian="8.5pt" style:font-size-complex="8.5pt"/>
    </style:style>
    <style:style style:name="ce19" style:family="table-cell" style:parent-style-name="Default" style:data-style-name="N122">
      <style:table-cell-properties style:text-align-source="fix" style:repeat-content="false"/>
      <style:paragraph-properties fo:text-align="center" fo:margin-left="0in"/>
      <style:text-properties style:font-name="Times New Roman" fo:font-size="8.5pt" style:font-size-asian="8.5pt" style:font-size-complex="8.5pt"/>
    </style:style>
    <style:style style:name="ce20" style:family="table-cell" style:parent-style-name="Default" style:data-style-name="N121"/>
    <style:style style:name="ce21" style:family="table-cell" style:parent-style-name="Default" style:data-style-name="N0"/>
  </office:automatic-styles>
  <office:body>
    <office:spreadsheet>
      <table:table table:name="Sheet1" table:style-name="ta1" table:print-ranges="Sheet1.A1:Sheet1.K41">
        <office:forms form:automatic-focus="false" form:apply-design-mode="false"/>
        <table:table-column table:style-name="co1" table:default-cell-style-name="ce5"/>
        <table:table-column table:style-name="co2" table:number-columns-repeated="5" table:default-cell-style-name="ce10"/>
        <table:table-column table:style-name="co1" table:default-cell-style-name="ce5"/>
        <table:table-column table:style-name="co2" table:default-cell-style-name="ce10"/>
        <table:table-column table:style-name="co1" table:default-cell-style-name="ce5"/>
        <table:table-column table:style-name="co3" table:default-cell-style-name="ce5"/>
        <table:table-column table:style-name="co4" table:default-cell-style-name="ce5"/>
        <table:table-column table:style-name="co5" table:default-cell-style-name="Default"/>
        <table:table-column table:style-name="co5" table:number-columns-repeated="2" table:default-cell-style-name="ce5"/>
        <table:table-column table:style-name="co6" table:default-cell-style-name="ce5"/>
        <table:table-column table:style-name="co7" table:default-cell-style-name="ce5"/>
        <table:table-column table:style-name="co8" table:number-columns-repeated="243" table:default-cell-style-name="ce5"/>
        <table:table-row table:style-name="ro1">
          <table:table-cell table:style-name="ce1" office:value-type="string">
            <text:p>Year of</text:p>
            <text:p>our Lord</text:p>
          </table:table-cell>
          <table:table-cell table:style-name="ce6" office:value-type="string">
            <text:p>Septuagesima</text:p>
            <text:p>Sunday</text:p>
          </table:table-cell>
          <table:table-cell table:style-name="ce6" office:value-type="string">
            <text:p>Ash</text:p>
            <text:p>Wednesday</text:p>
          </table:table-cell>
          <table:table-cell table:style-name="ce6" office:value-type="string">
            <text:p>Easter</text:p>
            <text:p>Sunday</text:p>
          </table:table-cell>
          <table:table-cell table:style-name="ce6" office:value-type="string">
            <text:p>Ascension</text:p>
            <text:p>Sunday</text:p>
          </table:table-cell>
          <table:table-cell table:style-name="ce6" office:value-type="string">
            <text:p>Pentecost</text:p>
            <text:p>(Whit-Sunday)</text:p>
          </table:table-cell>
          <table:table-cell table:style-name="ce11" office:value-type="string">
            <text:p># of Sundays</text:p>
            <text:p>after Pentecost</text:p>
          </table:table-cell>
          <table:table-cell table:style-name="ce6" office:value-type="string">
            <text:p>1st Sunday</text:p>
            <text:p>of Advent</text:p>
          </table:table-cell>
          <table:table-cell table:style-name="ce11" office:value-type="string">
            <text:p>Letters denoting</text:p>
            <text:p>Sundays</text:p>
          </table:table-cell>
          <table:table-cell table:style-name="ce11" office:value-type="string">
            <text:p>Golden Number</text:p>
          </table:table-cell>
          <table:table-cell table:style-name="ce11" office:value-type="string">
            <text:p>Epact</text:p>
          </table:table-cell>
          <table:table-cell/>
          <table:table-cell table:style-name="ce15" table:number-columns-repeated="2"/>
          <table:table-cell table:style-name="Default" table:number-columns-repeated="2"/>
          <table:table-cell table:style-name="ce17"/>
          <table:table-cell office:value-type="string">
            <text:p>Christmas</text:p>
          </table:table-cell>
          <table:table-cell office:value-type="string">
            <text:p>Sundays</text:p>
          </table:table-cell>
          <table:table-cell office:value-type="string">
            <text:p>Epacts</text:p>
          </table:table-cell>
          <table:table-cell/>
          <table:table-cell office:value-type="string">
            <text:p>Epacts</text:p>
          </table:table-cell>
          <table:table-cell table:number-columns-repeated="237"/>
        </table:table-row>
        <table:table-row table:style-name="ro2">
          <table:table-cell table:style-name="ce2" table:formula="of:=[Sheet2.A1]" office:value-type="float" office:value="2008">
            <text:p>2008</text:p>
          </table:table-cell>
          <table:table-cell table:style-name="ce7" table:formula="of:=[.D2]-63" office:value-type="date" office:date-value="2008-01-20">
            <text:p>20 Jan</text:p>
          </table:table-cell>
          <table:table-cell table:style-name="ce7" table:formula="of:=[.D2]-46" office:value-type="date" office:date-value="2008-02-06">
            <text:p>6 Feb</text:p>
          </table:table-cell>
          <table:table-cell table:style-name="ce7" table:formula="of:=[Sheet2.B1]" office:value-type="date" office:date-value="2008-03-23">
            <text:p>23 Mar</text:p>
          </table:table-cell>
          <table:table-cell table:style-name="ce7" table:formula="of:=[.D2]+39" office:value-type="date" office:date-value="2008-05-01">
            <text:p>1 May</text:p>
          </table:table-cell>
          <table:table-cell table:style-name="ce7" table:formula="of:=[.D2]+49" office:value-type="date" office:date-value="2008-05-11">
            <text:p>11 May</text:p>
          </table:table-cell>
          <table:table-cell table:style-name="ce12" table:formula="of:=INT(([.Q2]-1)/7)-4" office:value-type="float" office:value="28">
            <text:p>28</text:p>
          </table:table-cell>
          <table:table-cell table:style-name="ce7" table:formula="of:=[.F2]+[.G2]*7+7" office:value-type="date" office:date-value="2008-11-30">
            <text:p>30 Nov</text:p>
          </table:table-cell>
          <table:table-cell table:style-name="ce12" table:formula="of:=OFFSET([.$S$1];[.N2];0) &amp; IF([.M2];&quot; &quot; &amp; OFFSET([.$S$1];[.N2]+1;0);&quot;&quot;)" office:value-type="string" office:string-value="f e">
            <text:p>f e</text:p>
          </table:table-cell>
          <table:table-cell table:style-name="ce12" table:formula="of:=MOD([.A2];19)+1" office:value-type="float" office:value="14">
            <text:p>14</text:p>
          </table:table-cell>
          <table:table-cell table:style-name="ce12" table:formula="of:=OFFSET([.$T$1];[.J2];0)" office:value-type="string" office:string-value="XXII (C)">
            <text:p>XXII (C)</text:p>
          </table:table-cell>
          <table:table-cell/>
          <table:table-cell table:style-name="ce16" table:formula="of:=ORG.OPENOFFICE.ISLEAPYEAR([.D2])" office:value-type="float" office:value="1">
            <text:p>1</text:p>
          </table:table-cell>
          <table:table-cell table:style-name="ce16" table:formula="of:=WEEKDAY(DATE([.A2];1;1))" office:value-type="float" office:value="3">
            <text:p>3</text:p>
          </table:table-cell>
          <table:table-cell table:style-name="Default" table:number-columns-repeated="2"/>
          <table:table-cell table:style-name="ce18" table:formula="of:=[.R2]-[.F2]" office:value-type="float" office:value="228">
            <text:p>228</text:p>
          </table:table-cell>
          <table:table-cell table:style-name="ce19" table:formula="of:=DATE([.A2];12;25)" office:value-type="date" office:date-value="2008-12-25">
            <text:p>25 Dec</text:p>
          </table:table-cell>
          <table:table-cell office:value-type="string">
            <text:p>A</text:p>
          </table:table-cell>
          <table:table-cell table:formula="of:=[.W2] &amp; &quot; (&quot; &amp; [.V2] &amp; &quot;)&quot;" office:value-type="string" office:string-value="XXIX (N)">
            <text:p>XXIX (N)</text:p>
          </table:table-cell>
          <table:table-cell office:value-type="string">
            <text:p>a</text:p>
          </table:table-cell>
          <table:table-cell office:value-type="string">
            <text:p>N</text:p>
          </table:table-cell>
          <table:table-cell office:value-type="string">
            <text:p>XXIX</text:p>
          </table:table-cell>
          <table:table-cell office:value-type="float" office:value="1">
            <text:p>1</text:p>
          </table:table-cell>
          <table:table-cell table:number-columns-repeated="235"/>
        </table:table-row>
        <table:table-row table:style-name="ro2">
          <table:table-cell table:style-name="ce3" table:formula="of:=[Sheet2.A2]" office:value-type="float" office:value="2009">
            <text:p>2009</text:p>
          </table:table-cell>
          <table:table-cell table:style-name="ce8" table:formula="of:=[.D3]-63" office:value-type="date" office:date-value="2009-02-08">
            <text:p>8 Feb</text:p>
          </table:table-cell>
          <table:table-cell table:style-name="ce8" table:formula="of:=[.D3]-46" office:value-type="date" office:date-value="2009-02-25">
            <text:p>25 Feb</text:p>
          </table:table-cell>
          <table:table-cell table:style-name="ce8" table:formula="of:=[Sheet2.B2]" office:value-type="date" office:date-value="2009-04-12">
            <text:p>12 Apr</text:p>
          </table:table-cell>
          <table:table-cell table:style-name="ce8" table:formula="of:=[.D3]+39" office:value-type="date" office:date-value="2009-05-21">
            <text:p>21 May</text:p>
          </table:table-cell>
          <table:table-cell table:style-name="ce8" table:formula="of:=[.D3]+49" office:value-type="date" office:date-value="2009-05-31">
            <text:p>31 May</text:p>
          </table:table-cell>
          <table:table-cell table:style-name="ce13" table:formula="of:=INT(([.Q3]-1)/7)-4" office:value-type="float" office:value="25">
            <text:p>25</text:p>
          </table:table-cell>
          <table:table-cell table:style-name="ce8" table:formula="of:=[.F3]+[.G3]*7+7" office:value-type="date" office:date-value="2009-11-29">
            <text:p>29 Nov</text:p>
          </table:table-cell>
          <table:table-cell table:style-name="ce13" table:formula="of:=OFFSET([.$S$1];[.N3];0) &amp; IF([.M3];&quot; &quot; &amp; OFFSET([.$S$1];[.N3]+1;0);&quot;&quot;)" office:value-type="string" office:string-value="d">
            <text:p>d</text:p>
          </table:table-cell>
          <table:table-cell table:style-name="ce13" table:formula="of:=MOD([.A3];19)+1" office:value-type="float" office:value="15">
            <text:p>15</text:p>
          </table:table-cell>
          <table:table-cell table:style-name="ce13" table:formula="of:=OFFSET([.$T$1];[.J3];0)" office:value-type="string" office:string-value="III (c)">
            <text:p>III (c)</text:p>
          </table:table-cell>
          <table:table-cell/>
          <table:table-cell table:style-name="ce16" table:formula="of:=ORG.OPENOFFICE.ISLEAPYEAR([.D3])" office:value-type="float" office:value="0">
            <text:p>0</text:p>
          </table:table-cell>
          <table:table-cell table:style-name="ce16" table:formula="of:=WEEKDAY(DATE([.A3];1;1))" office:value-type="float" office:value="5">
            <text:p>5</text:p>
          </table:table-cell>
          <table:table-cell table:style-name="Default" table:number-columns-repeated="2"/>
          <table:table-cell table:style-name="ce18" table:formula="of:=[.R3]-[.F3]" office:value-type="float" office:value="208">
            <text:p>208</text:p>
          </table:table-cell>
          <table:table-cell table:style-name="ce19" table:formula="of:=DATE([.A3];12;25)" office:value-type="date" office:date-value="2009-12-25">
            <text:p>25 Dec</text:p>
          </table:table-cell>
          <table:table-cell office:value-type="string">
            <text:p>g</text:p>
          </table:table-cell>
          <table:table-cell table:formula="of:=[.W3] &amp; &quot; (&quot; &amp; [.V3] &amp; &quot;)&quot;" office:value-type="string" office:string-value="X (k)">
            <text:p>X (k)</text:p>
          </table:table-cell>
          <table:table-cell office:value-type="string">
            <text:p>b</text:p>
          </table:table-cell>
          <table:table-cell office:value-type="string">
            <text:p>k</text:p>
          </table:table-cell>
          <table:table-cell office:value-type="string">
            <text:p>X</text:p>
          </table:table-cell>
          <table:table-cell table:formula="of:=[.X2]+1" office:value-type="float" office:value="2">
            <text:p>2</text:p>
          </table:table-cell>
          <table:table-cell table:number-columns-repeated="235"/>
        </table:table-row>
        <table:table-row table:style-name="ro2">
          <table:table-cell table:style-name="ce3" table:formula="of:=[Sheet2.A3]" office:value-type="float" office:value="2010">
            <text:p>2010</text:p>
          </table:table-cell>
          <table:table-cell table:style-name="ce8" table:formula="of:=[.D4]-63" office:value-type="date" office:date-value="2010-01-31">
            <text:p>31 Jan</text:p>
          </table:table-cell>
          <table:table-cell table:style-name="ce8" table:formula="of:=[.D4]-46" office:value-type="date" office:date-value="2010-02-17">
            <text:p>17 Feb</text:p>
          </table:table-cell>
          <table:table-cell table:style-name="ce8" table:formula="of:=[Sheet2.B3]" office:value-type="date" office:date-value="2010-04-04">
            <text:p>4 Apr</text:p>
          </table:table-cell>
          <table:table-cell table:style-name="ce8" table:formula="of:=[.D4]+39" office:value-type="date" office:date-value="2010-05-13">
            <text:p>13 May</text:p>
          </table:table-cell>
          <table:table-cell table:style-name="ce8" table:formula="of:=[.D4]+49" office:value-type="date" office:date-value="2010-05-23">
            <text:p>23 May</text:p>
          </table:table-cell>
          <table:table-cell table:style-name="ce13" table:formula="of:=INT(([.Q4]-1)/7)-4" office:value-type="float" office:value="26">
            <text:p>26</text:p>
          </table:table-cell>
          <table:table-cell table:style-name="ce8" table:formula="of:=[.F4]+[.G4]*7+7" office:value-type="date" office:date-value="2010-11-28">
            <text:p>28 Nov</text:p>
          </table:table-cell>
          <table:table-cell table:style-name="ce13" table:formula="of:=OFFSET([.$S$1];[.N4];0) &amp; IF([.M4];&quot; &quot; &amp; OFFSET([.$S$1];[.N4]+1;0);&quot;&quot;)" office:value-type="string" office:string-value="c">
            <text:p>c</text:p>
          </table:table-cell>
          <table:table-cell table:style-name="ce13" table:formula="of:=MOD([.A4];19)+1" office:value-type="float" office:value="16">
            <text:p>16</text:p>
          </table:table-cell>
          <table:table-cell table:style-name="ce13" table:formula="of:=OFFSET([.$T$1];[.J4];0)" office:value-type="string" office:string-value="XIV (p)">
            <text:p>XIV (p)</text:p>
          </table:table-cell>
          <table:table-cell/>
          <table:table-cell table:style-name="ce16" table:formula="of:=ORG.OPENOFFICE.ISLEAPYEAR([.D4])" office:value-type="float" office:value="0">
            <text:p>0</text:p>
          </table:table-cell>
          <table:table-cell table:style-name="ce16" table:formula="of:=WEEKDAY(DATE([.A4];1;1))" office:value-type="float" office:value="6">
            <text:p>6</text:p>
          </table:table-cell>
          <table:table-cell table:style-name="Default" table:number-columns-repeated="2"/>
          <table:table-cell table:style-name="ce18" table:formula="of:=[.R4]-[.F4]" office:value-type="float" office:value="216">
            <text:p>216</text:p>
          </table:table-cell>
          <table:table-cell table:style-name="ce19" table:formula="of:=DATE([.A4];12;25)" office:value-type="date" office:date-value="2010-12-25">
            <text:p>25 Dec</text:p>
          </table:table-cell>
          <table:table-cell office:value-type="string">
            <text:p>f</text:p>
          </table:table-cell>
          <table:table-cell table:formula="of:=[.W4] &amp; &quot; (&quot; &amp; [.V4] &amp; &quot;)&quot;" office:value-type="string" office:string-value="XXI (B)">
            <text:p>XXI (B)</text:p>
          </table:table-cell>
          <table:table-cell office:value-type="string">
            <text:p>c</text:p>
          </table:table-cell>
          <table:table-cell office:value-type="string">
            <text:p>B</text:p>
          </table:table-cell>
          <table:table-cell office:value-type="string">
            <text:p>XXI</text:p>
          </table:table-cell>
          <table:table-cell table:formula="of:=[.X3]+1" office:value-type="float" office:value="3">
            <text:p>3</text:p>
          </table:table-cell>
          <table:table-cell table:number-columns-repeated="235"/>
        </table:table-row>
        <table:table-row table:style-name="ro2">
          <table:table-cell table:style-name="ce4" table:formula="of:=[Sheet2.A4]" office:value-type="float" office:value="2011">
            <text:p>2011</text:p>
          </table:table-cell>
          <table:table-cell table:style-name="ce9" table:formula="of:=[.D5]-63" office:value-type="date" office:date-value="2011-02-20">
            <text:p>20 Feb</text:p>
          </table:table-cell>
          <table:table-cell table:style-name="ce9" table:formula="of:=[.D5]-46" office:value-type="date" office:date-value="2011-03-09">
            <text:p>9 Mar</text:p>
          </table:table-cell>
          <table:table-cell table:style-name="ce9" table:formula="of:=[Sheet2.B4]" office:value-type="date" office:date-value="2011-04-24">
            <text:p>24 Apr</text:p>
          </table:table-cell>
          <table:table-cell table:style-name="ce9" table:formula="of:=[.D5]+39" office:value-type="date" office:date-value="2011-06-02">
            <text:p>2 Jun</text:p>
          </table:table-cell>
          <table:table-cell table:style-name="ce9" table:formula="of:=[.D5]+49" office:value-type="date" office:date-value="2011-06-12">
            <text:p>12 Jun</text:p>
          </table:table-cell>
          <table:table-cell table:style-name="ce14" table:formula="of:=INT(([.Q5]-1)/7)-4" office:value-type="float" office:value="23">
            <text:p>23</text:p>
          </table:table-cell>
          <table:table-cell table:style-name="ce9" table:formula="of:=[.F5]+[.G5]*7+7" office:value-type="date" office:date-value="2011-11-27">
            <text:p>27 Nov</text:p>
          </table:table-cell>
          <table:table-cell table:style-name="ce14" table:formula="of:=OFFSET([.$S$1];[.N5];0) &amp; IF([.M5];&quot; &quot; &amp; OFFSET([.$S$1];[.N5]+1;0);&quot;&quot;)" office:value-type="string" office:string-value="b">
            <text:p>b</text:p>
          </table:table-cell>
          <table:table-cell table:style-name="ce14" table:formula="of:=MOD([.A5];19)+1" office:value-type="float" office:value="17">
            <text:p>17</text:p>
          </table:table-cell>
          <table:table-cell table:style-name="ce14" table:formula="of:=OFFSET([.$T$1];[.J5];0)" office:value-type="string" office:string-value="25 (F)">
            <text:p>25 (F)</text:p>
          </table:table-cell>
          <table:table-cell/>
          <table:table-cell table:style-name="ce16" table:formula="of:=ORG.OPENOFFICE.ISLEAPYEAR([.D5])" office:value-type="float" office:value="0">
            <text:p>0</text:p>
          </table:table-cell>
          <table:table-cell table:style-name="ce16" table:formula="of:=WEEKDAY(DATE([.A5];1;1))" office:value-type="float" office:value="7">
            <text:p>7</text:p>
          </table:table-cell>
          <table:table-cell table:style-name="Default" table:number-columns-repeated="2"/>
          <table:table-cell table:style-name="ce18" table:formula="of:=[.R5]-[.F5]" office:value-type="float" office:value="196">
            <text:p>196</text:p>
          </table:table-cell>
          <table:table-cell table:style-name="ce19" table:formula="of:=DATE([.A5];12;25)" office:value-type="date" office:date-value="2011-12-25">
            <text:p>25 Dec</text:p>
          </table:table-cell>
          <table:table-cell office:value-type="string">
            <text:p>e</text:p>
          </table:table-cell>
          <table:table-cell table:formula="of:=[.W5] &amp; &quot; (&quot; &amp; [.V5] &amp; &quot;)&quot;" office:value-type="string" office:string-value="II (b)">
            <text:p>II (b)</text:p>
          </table:table-cell>
          <table:table-cell office:value-type="string">
            <text:p>d</text:p>
          </table:table-cell>
          <table:table-cell office:value-type="string">
            <text:p>b</text:p>
          </table:table-cell>
          <table:table-cell office:value-type="string">
            <text:p>II</text:p>
          </table:table-cell>
          <table:table-cell table:formula="of:=[.X4]+1" office:value-type="float" office:value="4">
            <text:p>4</text:p>
          </table:table-cell>
          <table:table-cell table:number-columns-repeated="235"/>
        </table:table-row>
        <table:table-row table:style-name="ro2">
          <table:table-cell table:style-name="ce2" table:formula="of:=[Sheet2.A5]" office:value-type="float" office:value="2012">
            <text:p>2012</text:p>
          </table:table-cell>
          <table:table-cell table:style-name="ce7" table:formula="of:=[.D6]-63" office:value-type="date" office:date-value="2012-02-05">
            <text:p>5 Feb</text:p>
          </table:table-cell>
          <table:table-cell table:style-name="ce7" table:formula="of:=[.D6]-46" office:value-type="date" office:date-value="2012-02-22">
            <text:p>22 Feb</text:p>
          </table:table-cell>
          <table:table-cell table:style-name="ce7" table:formula="of:=[Sheet2.B5]" office:value-type="date" office:date-value="2012-04-08">
            <text:p>8 Apr</text:p>
          </table:table-cell>
          <table:table-cell table:style-name="ce7" table:formula="of:=[.D6]+39" office:value-type="date" office:date-value="2012-05-17">
            <text:p>17 May</text:p>
          </table:table-cell>
          <table:table-cell table:style-name="ce7" table:formula="of:=[.D6]+49" office:value-type="date" office:date-value="2012-05-27">
            <text:p>27 May</text:p>
          </table:table-cell>
          <table:table-cell table:style-name="ce12" table:formula="of:=INT(([.Q6]-1)/7)-4" office:value-type="float" office:value="26">
            <text:p>26</text:p>
          </table:table-cell>
          <table:table-cell table:style-name="ce7" table:formula="of:=[.F6]+[.G6]*7+7" office:value-type="date" office:date-value="2012-12-02">
            <text:p>2 Dec</text:p>
          </table:table-cell>
          <table:table-cell table:style-name="ce13" table:formula="of:=OFFSET([.$S$1];[.N6];0) &amp; IF([.M6];&quot; &quot; &amp; OFFSET([.$S$1];[.N6]+1;0);&quot;&quot;)" office:value-type="string" office:string-value="A g">
            <text:p>A g</text:p>
          </table:table-cell>
          <table:table-cell table:style-name="ce12" table:formula="of:=MOD([.A6];19)+1" office:value-type="float" office:value="18">
            <text:p>18</text:p>
          </table:table-cell>
          <table:table-cell table:style-name="ce12" table:formula="of:=OFFSET([.$T$1];[.J6];0)" office:value-type="string" office:string-value="VI (f)">
            <text:p>VI (f)</text:p>
          </table:table-cell>
          <table:table-cell/>
          <table:table-cell table:style-name="ce16" table:formula="of:=ORG.OPENOFFICE.ISLEAPYEAR([.D6])" office:value-type="float" office:value="1">
            <text:p>1</text:p>
          </table:table-cell>
          <table:table-cell table:style-name="ce16" table:formula="of:=WEEKDAY(DATE([.A6];1;1))" office:value-type="float" office:value="1">
            <text:p>1</text:p>
          </table:table-cell>
          <table:table-cell table:style-name="Default" table:number-columns-repeated="2"/>
          <table:table-cell table:style-name="ce18" table:formula="of:=[.R6]-[.F6]" office:value-type="float" office:value="212">
            <text:p>212</text:p>
          </table:table-cell>
          <table:table-cell table:style-name="ce19" table:formula="of:=DATE([.A6];12;25)" office:value-type="date" office:date-value="2012-12-25">
            <text:p>25 Dec</text:p>
          </table:table-cell>
          <table:table-cell office:value-type="string">
            <text:p>d</text:p>
          </table:table-cell>
          <table:table-cell table:formula="of:=[.W6] &amp; &quot; (&quot; &amp; [.V6] &amp; &quot;)&quot;" office:value-type="string" office:string-value="XIII (n)">
            <text:p>XIII (n)</text:p>
          </table:table-cell>
          <table:table-cell office:value-type="string">
            <text:p>e</text:p>
          </table:table-cell>
          <table:table-cell office:value-type="string">
            <text:p>n</text:p>
          </table:table-cell>
          <table:table-cell office:value-type="string">
            <text:p>XIII</text:p>
          </table:table-cell>
          <table:table-cell table:formula="of:=[.X5]+1" office:value-type="float" office:value="5">
            <text:p>5</text:p>
          </table:table-cell>
          <table:table-cell table:number-columns-repeated="235"/>
        </table:table-row>
        <table:table-row table:style-name="ro2">
          <table:table-cell table:style-name="ce3" table:formula="of:=[Sheet2.A6]" office:value-type="float" office:value="2013">
            <text:p>2013</text:p>
          </table:table-cell>
          <table:table-cell table:style-name="ce8" table:formula="of:=[.D7]-63" office:value-type="date" office:date-value="2013-01-27">
            <text:p>27 Jan</text:p>
          </table:table-cell>
          <table:table-cell table:style-name="ce8" table:formula="of:=[.D7]-46" office:value-type="date" office:date-value="2013-02-13">
            <text:p>13 Feb</text:p>
          </table:table-cell>
          <table:table-cell table:style-name="ce8" table:formula="of:=[Sheet2.B6]" office:value-type="date" office:date-value="2013-03-31">
            <text:p>31 Mar</text:p>
          </table:table-cell>
          <table:table-cell table:style-name="ce8" table:formula="of:=[.D7]+39" office:value-type="date" office:date-value="2013-05-09">
            <text:p>9 May</text:p>
          </table:table-cell>
          <table:table-cell table:style-name="ce8" table:formula="of:=[.D7]+49" office:value-type="date" office:date-value="2013-05-19">
            <text:p>19 May</text:p>
          </table:table-cell>
          <table:table-cell table:style-name="ce13" table:formula="of:=INT(([.Q7]-1)/7)-4" office:value-type="float" office:value="27">
            <text:p>27</text:p>
          </table:table-cell>
          <table:table-cell table:style-name="ce8" table:formula="of:=[.F7]+[.G7]*7+7" office:value-type="date" office:date-value="2013-12-01">
            <text:p>1 Dec</text:p>
          </table:table-cell>
          <table:table-cell table:style-name="ce13" table:formula="of:=OFFSET([.$S$1];[.N7];0) &amp; IF([.M7];&quot; &quot; &amp; OFFSET([.$S$1];[.N7]+1;0);&quot;&quot;)" office:value-type="string" office:string-value="f">
            <text:p>f</text:p>
          </table:table-cell>
          <table:table-cell table:style-name="ce13" table:formula="of:=MOD([.A7];19)+1" office:value-type="float" office:value="19">
            <text:p>19</text:p>
          </table:table-cell>
          <table:table-cell table:style-name="ce13" table:formula="of:=OFFSET([.$T$1];[.J7];0)" office:value-type="string" office:string-value="XVII (s)">
            <text:p>XVII (s)</text:p>
          </table:table-cell>
          <table:table-cell/>
          <table:table-cell table:style-name="ce16" table:formula="of:=ORG.OPENOFFICE.ISLEAPYEAR([.D7])" office:value-type="float" office:value="0">
            <text:p>0</text:p>
          </table:table-cell>
          <table:table-cell table:style-name="ce16" table:formula="of:=WEEKDAY(DATE([.A7];1;1))" office:value-type="float" office:value="3">
            <text:p>3</text:p>
          </table:table-cell>
          <table:table-cell table:style-name="Default" table:number-columns-repeated="2"/>
          <table:table-cell table:style-name="ce18" table:formula="of:=[.R7]-[.F7]" office:value-type="float" office:value="220">
            <text:p>220</text:p>
          </table:table-cell>
          <table:table-cell table:style-name="ce19" table:formula="of:=DATE([.A7];12;25)" office:value-type="date" office:date-value="2013-12-25">
            <text:p>25 Dec</text:p>
          </table:table-cell>
          <table:table-cell office:value-type="string">
            <text:p>c</text:p>
          </table:table-cell>
          <table:table-cell table:formula="of:=[.W7] &amp; &quot; (&quot; &amp; [.V7] &amp; &quot;)&quot;" office:value-type="string" office:string-value="XXIV (E)">
            <text:p>XXIV (E)</text:p>
          </table:table-cell>
          <table:table-cell office:value-type="string">
            <text:p>f</text:p>
          </table:table-cell>
          <table:table-cell office:value-type="string">
            <text:p>E</text:p>
          </table:table-cell>
          <table:table-cell office:value-type="string">
            <text:p>XXIV</text:p>
          </table:table-cell>
          <table:table-cell table:formula="of:=[.X6]+1" office:value-type="float" office:value="6">
            <text:p>6</text:p>
          </table:table-cell>
          <table:table-cell table:number-columns-repeated="235"/>
        </table:table-row>
        <table:table-row table:style-name="ro2">
          <table:table-cell table:style-name="ce3" table:formula="of:=[Sheet2.A7]" office:value-type="float" office:value="2014">
            <text:p>2014</text:p>
          </table:table-cell>
          <table:table-cell table:style-name="ce8" table:formula="of:=[.D8]-63" office:value-type="date" office:date-value="2014-02-16">
            <text:p>16 Feb</text:p>
          </table:table-cell>
          <table:table-cell table:style-name="ce8" table:formula="of:=[.D8]-46" office:value-type="date" office:date-value="2014-03-05">
            <text:p>5 Mar</text:p>
          </table:table-cell>
          <table:table-cell table:style-name="ce8" table:formula="of:=[Sheet2.B7]" office:value-type="date" office:date-value="2014-04-20">
            <text:p>20 Apr</text:p>
          </table:table-cell>
          <table:table-cell table:style-name="ce8" table:formula="of:=[.D8]+39" office:value-type="date" office:date-value="2014-05-29">
            <text:p>29 May</text:p>
          </table:table-cell>
          <table:table-cell table:style-name="ce8" table:formula="of:=[.D8]+49" office:value-type="date" office:date-value="2014-06-08">
            <text:p>8 Jun</text:p>
          </table:table-cell>
          <table:table-cell table:style-name="ce13" table:formula="of:=INT(([.Q8]-1)/7)-4" office:value-type="float" office:value="24">
            <text:p>24</text:p>
          </table:table-cell>
          <table:table-cell table:style-name="ce8" table:formula="of:=[.F8]+[.G8]*7+7" office:value-type="date" office:date-value="2014-11-30">
            <text:p>30 Nov</text:p>
          </table:table-cell>
          <table:table-cell table:style-name="ce13" table:formula="of:=OFFSET([.$S$1];[.N8];0) &amp; IF([.M8];&quot; &quot; &amp; OFFSET([.$S$1];[.N8]+1;0);&quot;&quot;)" office:value-type="string" office:string-value="e">
            <text:p>e</text:p>
          </table:table-cell>
          <table:table-cell table:style-name="ce13" table:formula="of:=MOD([.A8];19)+1" office:value-type="float" office:value="1">
            <text:p>1</text:p>
          </table:table-cell>
          <table:table-cell table:style-name="ce13" table:formula="of:=OFFSET([.$T$1];[.J8];0)" office:value-type="string" office:string-value="XXIX (N)">
            <text:p>XXIX (N)</text:p>
          </table:table-cell>
          <table:table-cell/>
          <table:table-cell table:style-name="ce16" table:formula="of:=ORG.OPENOFFICE.ISLEAPYEAR([.D8])" office:value-type="float" office:value="0">
            <text:p>0</text:p>
          </table:table-cell>
          <table:table-cell table:style-name="ce16" table:formula="of:=WEEKDAY(DATE([.A8];1;1))" office:value-type="float" office:value="4">
            <text:p>4</text:p>
          </table:table-cell>
          <table:table-cell table:style-name="Default" table:number-columns-repeated="2"/>
          <table:table-cell table:style-name="ce18" table:formula="of:=[.R8]-[.F8]" office:value-type="float" office:value="200">
            <text:p>200</text:p>
          </table:table-cell>
          <table:table-cell table:style-name="ce19" table:formula="of:=DATE([.A8];12;25)" office:value-type="date" office:date-value="2014-12-25">
            <text:p>25 Dec</text:p>
          </table:table-cell>
          <table:table-cell office:value-type="string">
            <text:p>b</text:p>
          </table:table-cell>
          <table:table-cell table:formula="of:=[.W8] &amp; &quot; (&quot; &amp; [.V8] &amp; &quot;)&quot;" office:value-type="string" office:string-value="V (e)">
            <text:p>V (e)</text:p>
          </table:table-cell>
          <table:table-cell office:value-type="string">
            <text:p>g</text:p>
          </table:table-cell>
          <table:table-cell office:value-type="string">
            <text:p>e</text:p>
          </table:table-cell>
          <table:table-cell office:value-type="string">
            <text:p>V</text:p>
          </table:table-cell>
          <table:table-cell table:formula="of:=[.X7]+1" office:value-type="float" office:value="7">
            <text:p>7</text:p>
          </table:table-cell>
          <table:table-cell table:number-columns-repeated="235"/>
        </table:table-row>
        <table:table-row table:style-name="ro2">
          <table:table-cell table:style-name="ce4" table:formula="of:=[Sheet2.A8]" office:value-type="float" office:value="2015">
            <text:p>2015</text:p>
          </table:table-cell>
          <table:table-cell table:style-name="ce9" table:formula="of:=[.D9]-63" office:value-type="date" office:date-value="2015-02-01">
            <text:p>1 Feb</text:p>
          </table:table-cell>
          <table:table-cell table:style-name="ce9" table:formula="of:=[.D9]-46" office:value-type="date" office:date-value="2015-02-18">
            <text:p>18 Feb</text:p>
          </table:table-cell>
          <table:table-cell table:style-name="ce9" table:formula="of:=[Sheet2.B8]" office:value-type="date" office:date-value="2015-04-05">
            <text:p>5 Apr</text:p>
          </table:table-cell>
          <table:table-cell table:style-name="ce9" table:formula="of:=[.D9]+39" office:value-type="date" office:date-value="2015-05-14">
            <text:p>14 May</text:p>
          </table:table-cell>
          <table:table-cell table:style-name="ce9" table:formula="of:=[.D9]+49" office:value-type="date" office:date-value="2015-05-24">
            <text:p>24 May</text:p>
          </table:table-cell>
          <table:table-cell table:style-name="ce14" table:formula="of:=INT(([.Q9]-1)/7)-4" office:value-type="float" office:value="26">
            <text:p>26</text:p>
          </table:table-cell>
          <table:table-cell table:style-name="ce9" table:formula="of:=[.F9]+[.G9]*7+7" office:value-type="date" office:date-value="2015-11-29">
            <text:p>29 Nov</text:p>
          </table:table-cell>
          <table:table-cell table:style-name="ce14" table:formula="of:=OFFSET([.$S$1];[.N9];0) &amp; IF([.M9];&quot; &quot; &amp; OFFSET([.$S$1];[.N9]+1;0);&quot;&quot;)" office:value-type="string" office:string-value="d">
            <text:p>d</text:p>
          </table:table-cell>
          <table:table-cell table:style-name="ce14" table:formula="of:=MOD([.A9];19)+1" office:value-type="float" office:value="2">
            <text:p>2</text:p>
          </table:table-cell>
          <table:table-cell table:style-name="ce14" table:formula="of:=OFFSET([.$T$1];[.J9];0)" office:value-type="string" office:string-value="X (k)">
            <text:p>X (k)</text:p>
          </table:table-cell>
          <table:table-cell/>
          <table:table-cell table:style-name="ce16" table:formula="of:=ORG.OPENOFFICE.ISLEAPYEAR([.D9])" office:value-type="float" office:value="0">
            <text:p>0</text:p>
          </table:table-cell>
          <table:table-cell table:style-name="ce16" table:formula="of:=WEEKDAY(DATE([.A9];1;1))" office:value-type="float" office:value="5">
            <text:p>5</text:p>
          </table:table-cell>
          <table:table-cell table:style-name="Default" table:number-columns-repeated="2"/>
          <table:table-cell table:style-name="ce18" table:formula="of:=[.R9]-[.F9]" office:value-type="float" office:value="215">
            <text:p>215</text:p>
          </table:table-cell>
          <table:table-cell table:style-name="ce19" table:formula="of:=DATE([.A9];12;25)" office:value-type="date" office:date-value="2015-12-25">
            <text:p>25 Dec</text:p>
          </table:table-cell>
          <table:table-cell office:value-type="string">
            <text:p>A</text:p>
          </table:table-cell>
          <table:table-cell table:formula="of:=[.W9] &amp; &quot; (&quot; &amp; [.V9] &amp; &quot;)&quot;" office:value-type="string" office:string-value="XVI (r)">
            <text:p>XVI (r)</text:p>
          </table:table-cell>
          <table:table-cell office:value-type="string">
            <text:p>h</text:p>
          </table:table-cell>
          <table:table-cell office:value-type="string">
            <text:p>r</text:p>
          </table:table-cell>
          <table:table-cell office:value-type="string">
            <text:p>XVI</text:p>
          </table:table-cell>
          <table:table-cell table:formula="of:=[.X8]+1" office:value-type="float" office:value="8">
            <text:p>8</text:p>
          </table:table-cell>
          <table:table-cell table:number-columns-repeated="235"/>
        </table:table-row>
        <table:table-row table:style-name="ro2">
          <table:table-cell table:style-name="ce2" table:formula="of:=[Sheet2.A9]" office:value-type="float" office:value="2016">
            <text:p>2016</text:p>
          </table:table-cell>
          <table:table-cell table:style-name="ce7" table:formula="of:=[.D10]-63" office:value-type="date" office:date-value="2016-01-24">
            <text:p>24 Jan</text:p>
          </table:table-cell>
          <table:table-cell table:style-name="ce7" table:formula="of:=[.D10]-46" office:value-type="date" office:date-value="2016-02-10">
            <text:p>10 Feb</text:p>
          </table:table-cell>
          <table:table-cell table:style-name="ce7" table:formula="of:=[Sheet2.B9]" office:value-type="date" office:date-value="2016-03-27">
            <text:p>27 Mar</text:p>
          </table:table-cell>
          <table:table-cell table:style-name="ce7" table:formula="of:=[.D10]+39" office:value-type="date" office:date-value="2016-05-05">
            <text:p>5 May</text:p>
          </table:table-cell>
          <table:table-cell table:style-name="ce7" table:formula="of:=[.D10]+49" office:value-type="date" office:date-value="2016-05-15">
            <text:p>15 May</text:p>
          </table:table-cell>
          <table:table-cell table:style-name="ce12" table:formula="of:=INT(([.Q10]-1)/7)-4" office:value-type="float" office:value="27">
            <text:p>27</text:p>
          </table:table-cell>
          <table:table-cell table:style-name="ce7" table:formula="of:=[.F10]+[.G10]*7+7" office:value-type="date" office:date-value="2016-11-27">
            <text:p>27 Nov</text:p>
          </table:table-cell>
          <table:table-cell table:style-name="ce13" table:formula="of:=OFFSET([.$S$1];[.N10];0) &amp; IF([.M10];&quot; &quot; &amp; OFFSET([.$S$1];[.N10]+1;0);&quot;&quot;)" office:value-type="string" office:string-value="c b">
            <text:p>c b</text:p>
          </table:table-cell>
          <table:table-cell table:style-name="ce12" table:formula="of:=MOD([.A10];19)+1" office:value-type="float" office:value="3">
            <text:p>3</text:p>
          </table:table-cell>
          <table:table-cell table:style-name="ce12" table:formula="of:=OFFSET([.$T$1];[.J10];0)" office:value-type="string" office:string-value="XXI (B)">
            <text:p>XXI (B)</text:p>
          </table:table-cell>
          <table:table-cell/>
          <table:table-cell table:style-name="ce16" table:formula="of:=ORG.OPENOFFICE.ISLEAPYEAR([.D10])" office:value-type="float" office:value="1">
            <text:p>1</text:p>
          </table:table-cell>
          <table:table-cell table:style-name="ce16" table:formula="of:=WEEKDAY(DATE([.A10];1;1))" office:value-type="float" office:value="6">
            <text:p>6</text:p>
          </table:table-cell>
          <table:table-cell table:style-name="Default" table:number-columns-repeated="2"/>
          <table:table-cell table:style-name="ce18" table:formula="of:=[.R10]-[.F10]" office:value-type="float" office:value="224">
            <text:p>224</text:p>
          </table:table-cell>
          <table:table-cell table:style-name="ce19" table:formula="of:=DATE([.A10];12;25)" office:value-type="date" office:date-value="2016-12-25">
            <text:p>25 Dec</text:p>
          </table:table-cell>
          <table:table-cell/>
          <table:table-cell table:formula="of:=[.W10] &amp; &quot; (&quot; &amp; [.V10] &amp; &quot;)&quot;" office:value-type="string" office:string-value="XXVII (H)">
            <text:p>XXVII (H)</text:p>
          </table:table-cell>
          <table:table-cell office:value-type="string">
            <text:p>i</text:p>
          </table:table-cell>
          <table:table-cell office:value-type="string">
            <text:p>H</text:p>
          </table:table-cell>
          <table:table-cell office:value-type="string">
            <text:p>XXVII</text:p>
          </table:table-cell>
          <table:table-cell table:formula="of:=[.X9]+1" office:value-type="float" office:value="9">
            <text:p>9</text:p>
          </table:table-cell>
          <table:table-cell table:number-columns-repeated="235"/>
        </table:table-row>
        <table:table-row table:style-name="ro2">
          <table:table-cell table:style-name="ce3" table:formula="of:=[Sheet2.A10]" office:value-type="float" office:value="2017">
            <text:p>2017</text:p>
          </table:table-cell>
          <table:table-cell table:style-name="ce8" table:formula="of:=[.D11]-63" office:value-type="date" office:date-value="2017-02-12">
            <text:p>12 Feb</text:p>
          </table:table-cell>
          <table:table-cell table:style-name="ce8" table:formula="of:=[.D11]-46" office:value-type="date" office:date-value="2017-03-01">
            <text:p>1 Mar</text:p>
          </table:table-cell>
          <table:table-cell table:style-name="ce8" table:formula="of:=[Sheet2.B10]" office:value-type="date" office:date-value="2017-04-16">
            <text:p>16 Apr</text:p>
          </table:table-cell>
          <table:table-cell table:style-name="ce8" table:formula="of:=[.D11]+39" office:value-type="date" office:date-value="2017-05-25">
            <text:p>25 May</text:p>
          </table:table-cell>
          <table:table-cell table:style-name="ce8" table:formula="of:=[.D11]+49" office:value-type="date" office:date-value="2017-06-04">
            <text:p>4 Jun</text:p>
          </table:table-cell>
          <table:table-cell table:style-name="ce13" table:formula="of:=INT(([.Q11]-1)/7)-4" office:value-type="float" office:value="25">
            <text:p>25</text:p>
          </table:table-cell>
          <table:table-cell table:style-name="ce8" table:formula="of:=[.F11]+[.G11]*7+7" office:value-type="date" office:date-value="2017-12-03">
            <text:p>3 Dec</text:p>
          </table:table-cell>
          <table:table-cell table:style-name="ce13" table:formula="of:=OFFSET([.$S$1];[.N11];0) &amp; IF([.M11];&quot; &quot; &amp; OFFSET([.$S$1];[.N11]+1;0);&quot;&quot;)" office:value-type="string" office:string-value="A">
            <text:p>A</text:p>
          </table:table-cell>
          <table:table-cell table:style-name="ce13" table:formula="of:=MOD([.A11];19)+1" office:value-type="float" office:value="4">
            <text:p>4</text:p>
          </table:table-cell>
          <table:table-cell table:style-name="ce13" table:formula="of:=OFFSET([.$T$1];[.J11];0)" office:value-type="string" office:string-value="II (b)">
            <text:p>II (b)</text:p>
          </table:table-cell>
          <table:table-cell/>
          <table:table-cell table:style-name="ce16" table:formula="of:=ORG.OPENOFFICE.ISLEAPYEAR([.D11])" office:value-type="float" office:value="0">
            <text:p>0</text:p>
          </table:table-cell>
          <table:table-cell table:style-name="ce16" table:formula="of:=WEEKDAY(DATE([.A11];1;1))" office:value-type="float" office:value="1">
            <text:p>1</text:p>
          </table:table-cell>
          <table:table-cell table:style-name="Default" table:number-columns-repeated="2"/>
          <table:table-cell table:style-name="ce18" table:formula="of:=[.R11]-[.F11]" office:value-type="float" office:value="204">
            <text:p>204</text:p>
          </table:table-cell>
          <table:table-cell table:style-name="ce19" table:formula="of:=DATE([.A11];12;25)" office:value-type="date" office:date-value="2017-12-25">
            <text:p>25 Dec</text:p>
          </table:table-cell>
          <table:table-cell/>
          <table:table-cell table:formula="of:=[.W11] &amp; &quot; (&quot; &amp; [.V11] &amp; &quot;)&quot;" office:value-type="string" office:string-value="VIII (h)">
            <text:p>VIII (h)</text:p>
          </table:table-cell>
          <table:table-cell office:value-type="string">
            <text:p>j</text:p>
          </table:table-cell>
          <table:table-cell office:value-type="string">
            <text:p>h</text:p>
          </table:table-cell>
          <table:table-cell office:value-type="string">
            <text:p>VIII</text:p>
          </table:table-cell>
          <table:table-cell table:formula="of:=[.X10]+1" office:value-type="float" office:value="10">
            <text:p>10</text:p>
          </table:table-cell>
          <table:table-cell table:number-columns-repeated="235"/>
        </table:table-row>
        <table:table-row table:style-name="ro2">
          <table:table-cell table:style-name="ce3" table:formula="of:=[Sheet2.A11]" office:value-type="float" office:value="2018">
            <text:p>2018</text:p>
          </table:table-cell>
          <table:table-cell table:style-name="ce8" table:formula="of:=[.D12]-63" office:value-type="date" office:date-value="2018-01-28">
            <text:p>28 Jan</text:p>
          </table:table-cell>
          <table:table-cell table:style-name="ce8" table:formula="of:=[.D12]-46" office:value-type="date" office:date-value="2018-02-14">
            <text:p>14 Feb</text:p>
          </table:table-cell>
          <table:table-cell table:style-name="ce8" table:formula="of:=[Sheet2.B11]" office:value-type="date" office:date-value="2018-04-01">
            <text:p>1 Apr</text:p>
          </table:table-cell>
          <table:table-cell table:style-name="ce8" table:formula="of:=[.D12]+39" office:value-type="date" office:date-value="2018-05-10">
            <text:p>10 May</text:p>
          </table:table-cell>
          <table:table-cell table:style-name="ce8" table:formula="of:=[.D12]+49" office:value-type="date" office:date-value="2018-05-20">
            <text:p>20 May</text:p>
          </table:table-cell>
          <table:table-cell table:style-name="ce13" table:formula="of:=INT(([.Q12]-1)/7)-4" office:value-type="float" office:value="27">
            <text:p>27</text:p>
          </table:table-cell>
          <table:table-cell table:style-name="ce8" table:formula="of:=[.F12]+[.G12]*7+7" office:value-type="date" office:date-value="2018-12-02">
            <text:p>2 Dec</text:p>
          </table:table-cell>
          <table:table-cell table:style-name="ce13" table:formula="of:=OFFSET([.$S$1];[.N12];0) &amp; IF([.M12];&quot; &quot; &amp; OFFSET([.$S$1];[.N12]+1;0);&quot;&quot;)" office:value-type="string" office:string-value="g">
            <text:p>g</text:p>
          </table:table-cell>
          <table:table-cell table:style-name="ce13" table:formula="of:=MOD([.A12];19)+1" office:value-type="float" office:value="5">
            <text:p>5</text:p>
          </table:table-cell>
          <table:table-cell table:style-name="ce13" table:formula="of:=OFFSET([.$T$1];[.J12];0)" office:value-type="string" office:string-value="XIII (n)">
            <text:p>XIII (n)</text:p>
          </table:table-cell>
          <table:table-cell/>
          <table:table-cell table:style-name="ce16" table:formula="of:=ORG.OPENOFFICE.ISLEAPYEAR([.D12])" office:value-type="float" office:value="0">
            <text:p>0</text:p>
          </table:table-cell>
          <table:table-cell table:style-name="ce16" table:formula="of:=WEEKDAY(DATE([.A12];1;1))" office:value-type="float" office:value="2">
            <text:p>2</text:p>
          </table:table-cell>
          <table:table-cell table:style-name="Default" table:number-columns-repeated="2"/>
          <table:table-cell table:style-name="ce18" table:formula="of:=[.R12]-[.F12]" office:value-type="float" office:value="219">
            <text:p>219</text:p>
          </table:table-cell>
          <table:table-cell table:style-name="ce19" table:formula="of:=DATE([.A12];12;25)" office:value-type="date" office:date-value="2018-12-25">
            <text:p>25 Dec</text:p>
          </table:table-cell>
          <table:table-cell/>
          <table:table-cell table:formula="of:=[.W12] &amp; &quot; (&quot; &amp; [.V12] &amp; &quot;)&quot;" office:value-type="string" office:string-value="XIX (u)">
            <text:p>XIX (u)</text:p>
          </table:table-cell>
          <table:table-cell office:value-type="string">
            <text:p>k</text:p>
          </table:table-cell>
          <table:table-cell office:value-type="string">
            <text:p>u</text:p>
          </table:table-cell>
          <table:table-cell office:value-type="string">
            <text:p>XIX</text:p>
          </table:table-cell>
          <table:table-cell table:formula="of:=[.X11]+1" office:value-type="float" office:value="11">
            <text:p>11</text:p>
          </table:table-cell>
          <table:table-cell table:number-columns-repeated="235"/>
        </table:table-row>
        <table:table-row table:style-name="ro2">
          <table:table-cell table:style-name="ce4" table:formula="of:=[Sheet2.A12]" office:value-type="float" office:value="2019">
            <text:p>2019</text:p>
          </table:table-cell>
          <table:table-cell table:style-name="ce9" table:formula="of:=[.D13]-63" office:value-type="date" office:date-value="2019-02-17">
            <text:p>17 Feb</text:p>
          </table:table-cell>
          <table:table-cell table:style-name="ce9" table:formula="of:=[.D13]-46" office:value-type="date" office:date-value="2019-03-06">
            <text:p>6 Mar</text:p>
          </table:table-cell>
          <table:table-cell table:style-name="ce9" table:formula="of:=[Sheet2.B12]" office:value-type="date" office:date-value="2019-04-21">
            <text:p>21 Apr</text:p>
          </table:table-cell>
          <table:table-cell table:style-name="ce9" table:formula="of:=[.D13]+39" office:value-type="date" office:date-value="2019-05-30">
            <text:p>30 May</text:p>
          </table:table-cell>
          <table:table-cell table:style-name="ce9" table:formula="of:=[.D13]+49" office:value-type="date" office:date-value="2019-06-09">
            <text:p>9 Jun</text:p>
          </table:table-cell>
          <table:table-cell table:style-name="ce14" table:formula="of:=INT(([.Q13]-1)/7)-4" office:value-type="float" office:value="24">
            <text:p>24</text:p>
          </table:table-cell>
          <table:table-cell table:style-name="ce9" table:formula="of:=[.F13]+[.G13]*7+7" office:value-type="date" office:date-value="2019-12-01">
            <text:p>1 Dec</text:p>
          </table:table-cell>
          <table:table-cell table:style-name="ce14" table:formula="of:=OFFSET([.$S$1];[.N13];0) &amp; IF([.M13];&quot; &quot; &amp; OFFSET([.$S$1];[.N13]+1;0);&quot;&quot;)" office:value-type="string" office:string-value="f">
            <text:p>f</text:p>
          </table:table-cell>
          <table:table-cell table:style-name="ce14" table:formula="of:=MOD([.A13];19)+1" office:value-type="float" office:value="6">
            <text:p>6</text:p>
          </table:table-cell>
          <table:table-cell table:style-name="ce14" table:formula="of:=OFFSET([.$T$1];[.J13];0)" office:value-type="string" office:string-value="XXIV (E)">
            <text:p>XXIV (E)</text:p>
          </table:table-cell>
          <table:table-cell/>
          <table:table-cell table:style-name="ce16" table:formula="of:=ORG.OPENOFFICE.ISLEAPYEAR([.D13])" office:value-type="float" office:value="0">
            <text:p>0</text:p>
          </table:table-cell>
          <table:table-cell table:style-name="ce16" table:formula="of:=WEEKDAY(DATE([.A13];1;1))" office:value-type="float" office:value="3">
            <text:p>3</text:p>
          </table:table-cell>
          <table:table-cell table:style-name="Default" table:number-columns-repeated="2"/>
          <table:table-cell table:style-name="ce18" table:formula="of:=[.R13]-[.F13]" office:value-type="float" office:value="199">
            <text:p>199</text:p>
          </table:table-cell>
          <table:table-cell table:style-name="ce19" table:formula="of:=DATE([.A13];12;25)" office:value-type="date" office:date-value="2019-12-25">
            <text:p>25 Dec</text:p>
          </table:table-cell>
          <table:table-cell/>
          <table:table-cell table:formula="of:=[.W13] &amp; &quot; (&quot; &amp; [.V13] &amp; &quot;)&quot;" office:value-type="string" office:string-value="* (P)">
            <text:p>* (P)</text:p>
          </table:table-cell>
          <table:table-cell office:value-type="string">
            <text:p>l</text:p>
          </table:table-cell>
          <table:table-cell office:value-type="string">
            <text:p>P</text:p>
          </table:table-cell>
          <table:table-cell office:value-type="string">
            <text:p>*</text:p>
          </table:table-cell>
          <table:table-cell table:formula="of:=[.X12]+1" office:value-type="float" office:value="12">
            <text:p>12</text:p>
          </table:table-cell>
          <table:table-cell table:number-columns-repeated="235"/>
        </table:table-row>
        <table:table-row table:style-name="ro2">
          <table:table-cell table:style-name="ce2" table:formula="of:=[Sheet2.A13]" office:value-type="float" office:value="2020">
            <text:p>2020</text:p>
          </table:table-cell>
          <table:table-cell table:style-name="ce7" table:formula="of:=[.D14]-63" office:value-type="date" office:date-value="2020-02-09">
            <text:p>9 Feb</text:p>
          </table:table-cell>
          <table:table-cell table:style-name="ce7" table:formula="of:=[.D14]-46" office:value-type="date" office:date-value="2020-02-26">
            <text:p>26 Feb</text:p>
          </table:table-cell>
          <table:table-cell table:style-name="ce7" table:formula="of:=[Sheet2.B13]" office:value-type="date" office:date-value="2020-04-12">
            <text:p>12 Apr</text:p>
          </table:table-cell>
          <table:table-cell table:style-name="ce7" table:formula="of:=[.D14]+39" office:value-type="date" office:date-value="2020-05-21">
            <text:p>21 May</text:p>
          </table:table-cell>
          <table:table-cell table:style-name="ce7" table:formula="of:=[.D14]+49" office:value-type="date" office:date-value="2020-05-31">
            <text:p>31 May</text:p>
          </table:table-cell>
          <table:table-cell table:style-name="ce12" table:formula="of:=INT(([.Q14]-1)/7)-4" office:value-type="float" office:value="25">
            <text:p>25</text:p>
          </table:table-cell>
          <table:table-cell table:style-name="ce7" table:formula="of:=[.F14]+[.G14]*7+7" office:value-type="date" office:date-value="2020-11-29">
            <text:p>29 Nov</text:p>
          </table:table-cell>
          <table:table-cell table:style-name="ce13" table:formula="of:=OFFSET([.$S$1];[.N14];0) &amp; IF([.M14];&quot; &quot; &amp; OFFSET([.$S$1];[.N14]+1;0);&quot;&quot;)" office:value-type="string" office:string-value="e d">
            <text:p>e d</text:p>
          </table:table-cell>
          <table:table-cell table:style-name="ce12" table:formula="of:=MOD([.A14];19)+1" office:value-type="float" office:value="7">
            <text:p>7</text:p>
          </table:table-cell>
          <table:table-cell table:style-name="ce12" table:formula="of:=OFFSET([.$T$1];[.J14];0)" office:value-type="string" office:string-value="V (e)">
            <text:p>V (e)</text:p>
          </table:table-cell>
          <table:table-cell/>
          <table:table-cell table:style-name="ce16" table:formula="of:=ORG.OPENOFFICE.ISLEAPYEAR([.D14])" office:value-type="float" office:value="1">
            <text:p>1</text:p>
          </table:table-cell>
          <table:table-cell table:style-name="ce16" table:formula="of:=WEEKDAY(DATE([.A14];1;1))" office:value-type="float" office:value="4">
            <text:p>4</text:p>
          </table:table-cell>
          <table:table-cell table:style-name="Default" table:number-columns-repeated="2"/>
          <table:table-cell table:style-name="ce18" table:formula="of:=[.R14]-[.F14]" office:value-type="float" office:value="208">
            <text:p>208</text:p>
          </table:table-cell>
          <table:table-cell table:style-name="ce19" table:formula="of:=DATE([.A14];12;25)" office:value-type="date" office:date-value="2020-12-25">
            <text:p>25 Dec</text:p>
          </table:table-cell>
          <table:table-cell/>
          <table:table-cell table:formula="of:=[.W14] &amp; &quot; (&quot; &amp; [.V14] &amp; &quot;)&quot;" office:value-type="string" office:string-value="XI (l)">
            <text:p>XI (l)</text:p>
          </table:table-cell>
          <table:table-cell office:value-type="string">
            <text:p>m</text:p>
          </table:table-cell>
          <table:table-cell office:value-type="string">
            <text:p>l</text:p>
          </table:table-cell>
          <table:table-cell office:value-type="string">
            <text:p>XI</text:p>
          </table:table-cell>
          <table:table-cell table:formula="of:=[.X13]+1" office:value-type="float" office:value="13">
            <text:p>13</text:p>
          </table:table-cell>
          <table:table-cell table:number-columns-repeated="235"/>
        </table:table-row>
        <table:table-row table:style-name="ro2">
          <table:table-cell table:style-name="ce3" table:formula="of:=[Sheet2.A14]" office:value-type="float" office:value="2021">
            <text:p>2021</text:p>
          </table:table-cell>
          <table:table-cell table:style-name="ce8" table:formula="of:=[.D15]-63" office:value-type="date" office:date-value="2021-01-31">
            <text:p>31 Jan</text:p>
          </table:table-cell>
          <table:table-cell table:style-name="ce8" table:formula="of:=[.D15]-46" office:value-type="date" office:date-value="2021-02-17">
            <text:p>17 Feb</text:p>
          </table:table-cell>
          <table:table-cell table:style-name="ce8" table:formula="of:=[Sheet2.B14]" office:value-type="date" office:date-value="2021-04-04">
            <text:p>4 Apr</text:p>
          </table:table-cell>
          <table:table-cell table:style-name="ce8" table:formula="of:=[.D15]+39" office:value-type="date" office:date-value="2021-05-13">
            <text:p>13 May</text:p>
          </table:table-cell>
          <table:table-cell table:style-name="ce8" table:formula="of:=[.D15]+49" office:value-type="date" office:date-value="2021-05-23">
            <text:p>23 May</text:p>
          </table:table-cell>
          <table:table-cell table:style-name="ce13" table:formula="of:=INT(([.Q15]-1)/7)-4" office:value-type="float" office:value="26">
            <text:p>26</text:p>
          </table:table-cell>
          <table:table-cell table:style-name="ce8" table:formula="of:=[.F15]+[.G15]*7+7" office:value-type="date" office:date-value="2021-11-28">
            <text:p>28 Nov</text:p>
          </table:table-cell>
          <table:table-cell table:style-name="ce13" table:formula="of:=OFFSET([.$S$1];[.N15];0) &amp; IF([.M15];&quot; &quot; &amp; OFFSET([.$S$1];[.N15]+1;0);&quot;&quot;)" office:value-type="string" office:string-value="c">
            <text:p>c</text:p>
          </table:table-cell>
          <table:table-cell table:style-name="ce13" table:formula="of:=MOD([.A15];19)+1" office:value-type="float" office:value="8">
            <text:p>8</text:p>
          </table:table-cell>
          <table:table-cell table:style-name="ce13" table:formula="of:=OFFSET([.$T$1];[.J15];0)" office:value-type="string" office:string-value="XVI (r)">
            <text:p>XVI (r)</text:p>
          </table:table-cell>
          <table:table-cell/>
          <table:table-cell table:style-name="ce16" table:formula="of:=ORG.OPENOFFICE.ISLEAPYEAR([.D15])" office:value-type="float" office:value="0">
            <text:p>0</text:p>
          </table:table-cell>
          <table:table-cell table:style-name="ce16" table:formula="of:=WEEKDAY(DATE([.A15];1;1))" office:value-type="float" office:value="6">
            <text:p>6</text:p>
          </table:table-cell>
          <table:table-cell table:style-name="Default" table:number-columns-repeated="2"/>
          <table:table-cell table:style-name="ce18" table:formula="of:=[.R15]-[.F15]" office:value-type="float" office:value="216">
            <text:p>216</text:p>
          </table:table-cell>
          <table:table-cell table:style-name="ce19" table:formula="of:=DATE([.A15];12;25)" office:value-type="date" office:date-value="2021-12-25">
            <text:p>25 Dec</text:p>
          </table:table-cell>
          <table:table-cell/>
          <table:table-cell table:formula="of:=[.W15] &amp; &quot; (&quot; &amp; [.V15] &amp; &quot;)&quot;" office:value-type="string" office:string-value="XXII (C)">
            <text:p>XXII (C)</text:p>
          </table:table-cell>
          <table:table-cell office:value-type="string">
            <text:p>n</text:p>
          </table:table-cell>
          <table:table-cell office:value-type="string">
            <text:p>C</text:p>
          </table:table-cell>
          <table:table-cell office:value-type="string">
            <text:p>XXII</text:p>
          </table:table-cell>
          <table:table-cell table:formula="of:=[.X14]+1" office:value-type="float" office:value="14">
            <text:p>14</text:p>
          </table:table-cell>
          <table:table-cell table:number-columns-repeated="235"/>
        </table:table-row>
        <table:table-row table:style-name="ro2">
          <table:table-cell table:style-name="ce3" table:formula="of:=[Sheet2.A15]" office:value-type="float" office:value="2022">
            <text:p>2022</text:p>
          </table:table-cell>
          <table:table-cell table:style-name="ce8" table:formula="of:=[.D16]-63" office:value-type="date" office:date-value="2022-02-13">
            <text:p>13 Feb</text:p>
          </table:table-cell>
          <table:table-cell table:style-name="ce8" table:formula="of:=[.D16]-46" office:value-type="date" office:date-value="2022-03-02">
            <text:p>2 Mar</text:p>
          </table:table-cell>
          <table:table-cell table:style-name="ce8" table:formula="of:=[Sheet2.B15]" office:value-type="date" office:date-value="2022-04-17">
            <text:p>17 Apr</text:p>
          </table:table-cell>
          <table:table-cell table:style-name="ce8" table:formula="of:=[.D16]+39" office:value-type="date" office:date-value="2022-05-26">
            <text:p>26 May</text:p>
          </table:table-cell>
          <table:table-cell table:style-name="ce8" table:formula="of:=[.D16]+49" office:value-type="date" office:date-value="2022-06-05">
            <text:p>5 Jun</text:p>
          </table:table-cell>
          <table:table-cell table:style-name="ce13" table:formula="of:=INT(([.Q16]-1)/7)-4" office:value-type="float" office:value="24">
            <text:p>24</text:p>
          </table:table-cell>
          <table:table-cell table:style-name="ce8" table:formula="of:=[.F16]+[.G16]*7+7" office:value-type="date" office:date-value="2022-11-27">
            <text:p>27 Nov</text:p>
          </table:table-cell>
          <table:table-cell table:style-name="ce13" table:formula="of:=OFFSET([.$S$1];[.N16];0) &amp; IF([.M16];&quot; &quot; &amp; OFFSET([.$S$1];[.N16]+1;0);&quot;&quot;)" office:value-type="string" office:string-value="b">
            <text:p>b</text:p>
          </table:table-cell>
          <table:table-cell table:style-name="ce13" table:formula="of:=MOD([.A16];19)+1" office:value-type="float" office:value="9">
            <text:p>9</text:p>
          </table:table-cell>
          <table:table-cell table:style-name="ce13" table:formula="of:=OFFSET([.$T$1];[.J16];0)" office:value-type="string" office:string-value="XXVII (H)">
            <text:p>XXVII (H)</text:p>
          </table:table-cell>
          <table:table-cell/>
          <table:table-cell table:style-name="ce16" table:formula="of:=ORG.OPENOFFICE.ISLEAPYEAR([.D16])" office:value-type="float" office:value="0">
            <text:p>0</text:p>
          </table:table-cell>
          <table:table-cell table:style-name="ce16" table:formula="of:=WEEKDAY(DATE([.A16];1;1))" office:value-type="float" office:value="7">
            <text:p>7</text:p>
          </table:table-cell>
          <table:table-cell table:style-name="Default" table:number-columns-repeated="2"/>
          <table:table-cell table:style-name="ce18" table:formula="of:=[.R16]-[.F16]" office:value-type="float" office:value="203">
            <text:p>203</text:p>
          </table:table-cell>
          <table:table-cell table:style-name="ce19" table:formula="of:=DATE([.A16];12;25)" office:value-type="date" office:date-value="2022-12-25">
            <text:p>25 Dec</text:p>
          </table:table-cell>
          <table:table-cell/>
          <table:table-cell table:formula="of:=[.W16] &amp; &quot; (&quot; &amp; [.V16] &amp; &quot;)&quot;" office:value-type="string" office:string-value="III (c)">
            <text:p>III (c)</text:p>
          </table:table-cell>
          <table:table-cell office:value-type="string">
            <text:p>o</text:p>
          </table:table-cell>
          <table:table-cell office:value-type="string">
            <text:p>c</text:p>
          </table:table-cell>
          <table:table-cell office:value-type="string">
            <text:p>III</text:p>
          </table:table-cell>
          <table:table-cell table:formula="of:=[.X15]+1" office:value-type="float" office:value="15">
            <text:p>15</text:p>
          </table:table-cell>
          <table:table-cell table:number-columns-repeated="235"/>
        </table:table-row>
        <table:table-row table:style-name="ro2">
          <table:table-cell table:style-name="ce4" table:formula="of:=[Sheet2.A16]" office:value-type="float" office:value="2023">
            <text:p>2023</text:p>
          </table:table-cell>
          <table:table-cell table:style-name="ce9" table:formula="of:=[.D17]-63" office:value-type="date" office:date-value="2023-02-05">
            <text:p>5 Feb</text:p>
          </table:table-cell>
          <table:table-cell table:style-name="ce9" table:formula="of:=[.D17]-46" office:value-type="date" office:date-value="2023-02-22">
            <text:p>22 Feb</text:p>
          </table:table-cell>
          <table:table-cell table:style-name="ce9" table:formula="of:=[Sheet2.B16]" office:value-type="date" office:date-value="2023-04-09">
            <text:p>9 Apr</text:p>
          </table:table-cell>
          <table:table-cell table:style-name="ce9" table:formula="of:=[.D17]+39" office:value-type="date" office:date-value="2023-05-18">
            <text:p>18 May</text:p>
          </table:table-cell>
          <table:table-cell table:style-name="ce9" table:formula="of:=[.D17]+49" office:value-type="date" office:date-value="2023-05-28">
            <text:p>28 May</text:p>
          </table:table-cell>
          <table:table-cell table:style-name="ce14" table:formula="of:=INT(([.Q17]-1)/7)-4" office:value-type="float" office:value="26">
            <text:p>26</text:p>
          </table:table-cell>
          <table:table-cell table:style-name="ce9" table:formula="of:=[.F17]+[.G17]*7+7" office:value-type="date" office:date-value="2023-12-03">
            <text:p>3 Dec</text:p>
          </table:table-cell>
          <table:table-cell table:style-name="ce14" table:formula="of:=OFFSET([.$S$1];[.N17];0) &amp; IF([.M17];&quot; &quot; &amp; OFFSET([.$S$1];[.N17]+1;0);&quot;&quot;)" office:value-type="string" office:string-value="A">
            <text:p>A</text:p>
          </table:table-cell>
          <table:table-cell table:style-name="ce14" table:formula="of:=MOD([.A17];19)+1" office:value-type="float" office:value="10">
            <text:p>10</text:p>
          </table:table-cell>
          <table:table-cell table:style-name="ce14" table:formula="of:=OFFSET([.$T$1];[.J17];0)" office:value-type="string" office:string-value="VIII (h)">
            <text:p>VIII (h)</text:p>
          </table:table-cell>
          <table:table-cell/>
          <table:table-cell table:style-name="ce16" table:formula="of:=ORG.OPENOFFICE.ISLEAPYEAR([.D17])" office:value-type="float" office:value="0">
            <text:p>0</text:p>
          </table:table-cell>
          <table:table-cell table:style-name="ce16" table:formula="of:=WEEKDAY(DATE([.A17];1;1))" office:value-type="float" office:value="1">
            <text:p>1</text:p>
          </table:table-cell>
          <table:table-cell table:style-name="Default" table:number-columns-repeated="2"/>
          <table:table-cell table:style-name="ce18" table:formula="of:=[.R17]-[.F17]" office:value-type="float" office:value="211">
            <text:p>211</text:p>
          </table:table-cell>
          <table:table-cell table:style-name="ce19" table:formula="of:=DATE([.A17];12;25)" office:value-type="date" office:date-value="2023-12-25">
            <text:p>25 Dec</text:p>
          </table:table-cell>
          <table:table-cell/>
          <table:table-cell table:formula="of:=[.W17] &amp; &quot; (&quot; &amp; [.V17] &amp; &quot;)&quot;" office:value-type="string" office:string-value="XIV (p)">
            <text:p>XIV (p)</text:p>
          </table:table-cell>
          <table:table-cell table:number-columns-repeated="2" office:value-type="string">
            <text:p>p</text:p>
          </table:table-cell>
          <table:table-cell office:value-type="string">
            <text:p>XIV</text:p>
          </table:table-cell>
          <table:table-cell table:formula="of:=[.X16]+1" office:value-type="float" office:value="16">
            <text:p>16</text:p>
          </table:table-cell>
          <table:table-cell table:number-columns-repeated="235"/>
        </table:table-row>
        <table:table-row table:style-name="ro2">
          <table:table-cell table:style-name="ce2" table:formula="of:=[Sheet2.A17]" office:value-type="float" office:value="2024">
            <text:p>2024</text:p>
          </table:table-cell>
          <table:table-cell table:style-name="ce7" table:formula="of:=[.D18]-63" office:value-type="date" office:date-value="2024-01-28">
            <text:p>28 Jan</text:p>
          </table:table-cell>
          <table:table-cell table:style-name="ce7" table:formula="of:=[.D18]-46" office:value-type="date" office:date-value="2024-02-14">
            <text:p>14 Feb</text:p>
          </table:table-cell>
          <table:table-cell table:style-name="ce7" table:formula="of:=[Sheet2.B17]" office:value-type="date" office:date-value="2024-03-31">
            <text:p>31 Mar</text:p>
          </table:table-cell>
          <table:table-cell table:style-name="ce7" table:formula="of:=[.D18]+39" office:value-type="date" office:date-value="2024-05-09">
            <text:p>9 May</text:p>
          </table:table-cell>
          <table:table-cell table:style-name="ce7" table:formula="of:=[.D18]+49" office:value-type="date" office:date-value="2024-05-19">
            <text:p>19 May</text:p>
          </table:table-cell>
          <table:table-cell table:style-name="ce12" table:formula="of:=INT(([.Q18]-1)/7)-4" office:value-type="float" office:value="27">
            <text:p>27</text:p>
          </table:table-cell>
          <table:table-cell table:style-name="ce7" table:formula="of:=[.F18]+[.G18]*7+7" office:value-type="date" office:date-value="2024-12-01">
            <text:p>1 Dec</text:p>
          </table:table-cell>
          <table:table-cell table:style-name="ce13" table:formula="of:=OFFSET([.$S$1];[.N18];0) &amp; IF([.M18];&quot; &quot; &amp; OFFSET([.$S$1];[.N18]+1;0);&quot;&quot;)" office:value-type="string" office:string-value="g f">
            <text:p>g f</text:p>
          </table:table-cell>
          <table:table-cell table:style-name="ce12" table:formula="of:=MOD([.A18];19)+1" office:value-type="float" office:value="11">
            <text:p>11</text:p>
          </table:table-cell>
          <table:table-cell table:style-name="ce12" table:formula="of:=OFFSET([.$T$1];[.J18];0)" office:value-type="string" office:string-value="XIX (u)">
            <text:p>XIX (u)</text:p>
          </table:table-cell>
          <table:table-cell/>
          <table:table-cell table:style-name="ce16" table:formula="of:=ORG.OPENOFFICE.ISLEAPYEAR([.D18])" office:value-type="float" office:value="1">
            <text:p>1</text:p>
          </table:table-cell>
          <table:table-cell table:style-name="ce16" table:formula="of:=WEEKDAY(DATE([.A18];1;1))" office:value-type="float" office:value="2">
            <text:p>2</text:p>
          </table:table-cell>
          <table:table-cell table:style-name="Default" table:number-columns-repeated="2"/>
          <table:table-cell table:style-name="ce18" table:formula="of:=[.R18]-[.F18]" office:value-type="float" office:value="220">
            <text:p>220</text:p>
          </table:table-cell>
          <table:table-cell table:style-name="ce19" table:formula="of:=DATE([.A18];12;25)" office:value-type="date" office:date-value="2024-12-25">
            <text:p>25 Dec</text:p>
          </table:table-cell>
          <table:table-cell/>
          <table:table-cell table:formula="of:=[.W18] &amp; &quot; (&quot; &amp; [.V18] &amp; &quot;)&quot;" office:value-type="string" office:string-value="25 (F)">
            <text:p>25 (F)</text:p>
          </table:table-cell>
          <table:table-cell office:value-type="string">
            <text:p>q</text:p>
          </table:table-cell>
          <table:table-cell office:value-type="string">
            <text:p>F</text:p>
          </table:table-cell>
          <table:table-cell office:value-type="float" office:value="25">
            <text:p>25</text:p>
          </table:table-cell>
          <table:table-cell table:formula="of:=[.X17]+1" office:value-type="float" office:value="17">
            <text:p>17</text:p>
          </table:table-cell>
          <table:table-cell table:number-columns-repeated="235"/>
        </table:table-row>
        <table:table-row table:style-name="ro2">
          <table:table-cell table:style-name="ce3" table:formula="of:=[Sheet2.A18]" office:value-type="float" office:value="2025">
            <text:p>2025</text:p>
          </table:table-cell>
          <table:table-cell table:style-name="ce8" table:formula="of:=[.D19]-63" office:value-type="date" office:date-value="2025-02-16">
            <text:p>16 Feb</text:p>
          </table:table-cell>
          <table:table-cell table:style-name="ce8" table:formula="of:=[.D19]-46" office:value-type="date" office:date-value="2025-03-05">
            <text:p>5 Mar</text:p>
          </table:table-cell>
          <table:table-cell table:style-name="ce8" table:formula="of:=[Sheet2.B18]" office:value-type="date" office:date-value="2025-04-20">
            <text:p>20 Apr</text:p>
          </table:table-cell>
          <table:table-cell table:style-name="ce8" table:formula="of:=[.D19]+39" office:value-type="date" office:date-value="2025-05-29">
            <text:p>29 May</text:p>
          </table:table-cell>
          <table:table-cell table:style-name="ce8" table:formula="of:=[.D19]+49" office:value-type="date" office:date-value="2025-06-08">
            <text:p>8 Jun</text:p>
          </table:table-cell>
          <table:table-cell table:style-name="ce13" table:formula="of:=INT(([.Q19]-1)/7)-4" office:value-type="float" office:value="24">
            <text:p>24</text:p>
          </table:table-cell>
          <table:table-cell table:style-name="ce8" table:formula="of:=[.F19]+[.G19]*7+7" office:value-type="date" office:date-value="2025-11-30">
            <text:p>30 Nov</text:p>
          </table:table-cell>
          <table:table-cell table:style-name="ce13" table:formula="of:=OFFSET([.$S$1];[.N19];0) &amp; IF([.M19];&quot; &quot; &amp; OFFSET([.$S$1];[.N19]+1;0);&quot;&quot;)" office:value-type="string" office:string-value="e">
            <text:p>e</text:p>
          </table:table-cell>
          <table:table-cell table:style-name="ce13" table:formula="of:=MOD([.A19];19)+1" office:value-type="float" office:value="12">
            <text:p>12</text:p>
          </table:table-cell>
          <table:table-cell table:style-name="ce13" table:formula="of:=OFFSET([.$T$1];[.J19];0)" office:value-type="string" office:string-value="* (P)">
            <text:p>* (P)</text:p>
          </table:table-cell>
          <table:table-cell/>
          <table:table-cell table:style-name="ce16" table:formula="of:=ORG.OPENOFFICE.ISLEAPYEAR([.D19])" office:value-type="float" office:value="0">
            <text:p>0</text:p>
          </table:table-cell>
          <table:table-cell table:style-name="ce16" table:formula="of:=WEEKDAY(DATE([.A19];1;1))" office:value-type="float" office:value="4">
            <text:p>4</text:p>
          </table:table-cell>
          <table:table-cell table:style-name="Default" table:number-columns-repeated="2"/>
          <table:table-cell table:style-name="ce18" table:formula="of:=[.R19]-[.F19]" office:value-type="float" office:value="200">
            <text:p>200</text:p>
          </table:table-cell>
          <table:table-cell table:style-name="ce19" table:formula="of:=DATE([.A19];12;25)" office:value-type="date" office:date-value="2025-12-25">
            <text:p>25 Dec</text:p>
          </table:table-cell>
          <table:table-cell/>
          <table:table-cell table:formula="of:=[.W19] &amp; &quot; (&quot; &amp; [.V19] &amp; &quot;)&quot;" office:value-type="string" office:string-value="VI (f)">
            <text:p>VI (f)</text:p>
          </table:table-cell>
          <table:table-cell office:value-type="string">
            <text:p>r</text:p>
          </table:table-cell>
          <table:table-cell office:value-type="string">
            <text:p>f</text:p>
          </table:table-cell>
          <table:table-cell office:value-type="string">
            <text:p>VI</text:p>
          </table:table-cell>
          <table:table-cell table:formula="of:=[.X18]+1" office:value-type="float" office:value="18">
            <text:p>18</text:p>
          </table:table-cell>
          <table:table-cell table:number-columns-repeated="235"/>
        </table:table-row>
        <table:table-row table:style-name="ro2">
          <table:table-cell table:style-name="ce3" table:formula="of:=[Sheet2.A19]" office:value-type="float" office:value="2026">
            <text:p>2026</text:p>
          </table:table-cell>
          <table:table-cell table:style-name="ce8" table:formula="of:=[.D20]-63" office:value-type="date" office:date-value="2026-02-01">
            <text:p>1 Feb</text:p>
          </table:table-cell>
          <table:table-cell table:style-name="ce8" table:formula="of:=[.D20]-46" office:value-type="date" office:date-value="2026-02-18">
            <text:p>18 Feb</text:p>
          </table:table-cell>
          <table:table-cell table:style-name="ce8" table:formula="of:=[Sheet2.B19]" office:value-type="date" office:date-value="2026-04-05">
            <text:p>5 Apr</text:p>
          </table:table-cell>
          <table:table-cell table:style-name="ce8" table:formula="of:=[.D20]+39" office:value-type="date" office:date-value="2026-05-14">
            <text:p>14 May</text:p>
          </table:table-cell>
          <table:table-cell table:style-name="ce8" table:formula="of:=[.D20]+49" office:value-type="date" office:date-value="2026-05-24">
            <text:p>24 May</text:p>
          </table:table-cell>
          <table:table-cell table:style-name="ce13" table:formula="of:=INT(([.Q20]-1)/7)-4" office:value-type="float" office:value="26">
            <text:p>26</text:p>
          </table:table-cell>
          <table:table-cell table:style-name="ce8" table:formula="of:=[.F20]+[.G20]*7+7" office:value-type="date" office:date-value="2026-11-29">
            <text:p>29 Nov</text:p>
          </table:table-cell>
          <table:table-cell table:style-name="ce13" table:formula="of:=OFFSET([.$S$1];[.N20];0) &amp; IF([.M20];&quot; &quot; &amp; OFFSET([.$S$1];[.N20]+1;0);&quot;&quot;)" office:value-type="string" office:string-value="d">
            <text:p>d</text:p>
          </table:table-cell>
          <table:table-cell table:style-name="ce13" table:formula="of:=MOD([.A20];19)+1" office:value-type="float" office:value="13">
            <text:p>13</text:p>
          </table:table-cell>
          <table:table-cell table:style-name="ce13" table:formula="of:=OFFSET([.$T$1];[.J20];0)" office:value-type="string" office:string-value="XI (l)">
            <text:p>XI (l)</text:p>
          </table:table-cell>
          <table:table-cell/>
          <table:table-cell table:style-name="ce16" table:formula="of:=ORG.OPENOFFICE.ISLEAPYEAR([.D20])" office:value-type="float" office:value="0">
            <text:p>0</text:p>
          </table:table-cell>
          <table:table-cell table:style-name="ce16" table:formula="of:=WEEKDAY(DATE([.A20];1;1))" office:value-type="float" office:value="5">
            <text:p>5</text:p>
          </table:table-cell>
          <table:table-cell table:style-name="Default" table:number-columns-repeated="2"/>
          <table:table-cell table:style-name="ce18" table:formula="of:=[.R20]-[.F20]" office:value-type="float" office:value="215">
            <text:p>215</text:p>
          </table:table-cell>
          <table:table-cell table:style-name="ce19" table:formula="of:=DATE([.A20];12;25)" office:value-type="date" office:date-value="2026-12-25">
            <text:p>25 Dec</text:p>
          </table:table-cell>
          <table:table-cell/>
          <table:table-cell table:formula="of:=[.W20] &amp; &quot; (&quot; &amp; [.V20] &amp; &quot;)&quot;" office:value-type="string" office:string-value="XVII (s)">
            <text:p>XVII (s)</text:p>
          </table:table-cell>
          <table:table-cell table:number-columns-repeated="2" office:value-type="string">
            <text:p>s</text:p>
          </table:table-cell>
          <table:table-cell office:value-type="string">
            <text:p>XVII</text:p>
          </table:table-cell>
          <table:table-cell table:formula="of:=[.X19]+1" office:value-type="float" office:value="19">
            <text:p>19</text:p>
          </table:table-cell>
          <table:table-cell table:number-columns-repeated="235"/>
        </table:table-row>
        <table:table-row table:style-name="ro2">
          <table:table-cell table:style-name="ce4" table:formula="of:=[Sheet2.A20]" office:value-type="float" office:value="2027">
            <text:p>2027</text:p>
          </table:table-cell>
          <table:table-cell table:style-name="ce9" table:formula="of:=[.D21]-63" office:value-type="date" office:date-value="2027-01-24">
            <text:p>24 Jan</text:p>
          </table:table-cell>
          <table:table-cell table:style-name="ce9" table:formula="of:=[.D21]-46" office:value-type="date" office:date-value="2027-02-10">
            <text:p>10 Feb</text:p>
          </table:table-cell>
          <table:table-cell table:style-name="ce9" table:formula="of:=[Sheet2.B20]" office:value-type="date" office:date-value="2027-03-28">
            <text:p>28 Mar</text:p>
          </table:table-cell>
          <table:table-cell table:style-name="ce9" table:formula="of:=[.D21]+39" office:value-type="date" office:date-value="2027-05-06">
            <text:p>6 May</text:p>
          </table:table-cell>
          <table:table-cell table:style-name="ce9" table:formula="of:=[.D21]+49" office:value-type="date" office:date-value="2027-05-16">
            <text:p>16 May</text:p>
          </table:table-cell>
          <table:table-cell table:style-name="ce14" table:formula="of:=INT(([.Q21]-1)/7)-4" office:value-type="float" office:value="27">
            <text:p>27</text:p>
          </table:table-cell>
          <table:table-cell table:style-name="ce9" table:formula="of:=[.F21]+[.G21]*7+7" office:value-type="date" office:date-value="2027-11-28">
            <text:p>28 Nov</text:p>
          </table:table-cell>
          <table:table-cell table:style-name="ce14" table:formula="of:=OFFSET([.$S$1];[.N21];0) &amp; IF([.M21];&quot; &quot; &amp; OFFSET([.$S$1];[.N21]+1;0);&quot;&quot;)" office:value-type="string" office:string-value="c">
            <text:p>c</text:p>
          </table:table-cell>
          <table:table-cell table:style-name="ce14" table:formula="of:=MOD([.A21];19)+1" office:value-type="float" office:value="14">
            <text:p>14</text:p>
          </table:table-cell>
          <table:table-cell table:style-name="ce14" table:formula="of:=OFFSET([.$T$1];[.J21];0)" office:value-type="string" office:string-value="XXII (C)">
            <text:p>XXII (C)</text:p>
          </table:table-cell>
          <table:table-cell/>
          <table:table-cell table:style-name="ce16" table:formula="of:=ORG.OPENOFFICE.ISLEAPYEAR([.D21])" office:value-type="float" office:value="0">
            <text:p>0</text:p>
          </table:table-cell>
          <table:table-cell table:style-name="ce16" table:formula="of:=WEEKDAY(DATE([.A21];1;1))" office:value-type="float" office:value="6">
            <text:p>6</text:p>
          </table:table-cell>
          <table:table-cell table:style-name="Default" table:number-columns-repeated="2"/>
          <table:table-cell table:style-name="ce18" table:formula="of:=[.R21]-[.F21]" office:value-type="float" office:value="223">
            <text:p>223</text:p>
          </table:table-cell>
          <table:table-cell table:style-name="ce19" table:formula="of:=DATE([.A21];12;25)" office:value-type="date" office:date-value="2027-12-25">
            <text:p>25 Dec</text:p>
          </table:table-cell>
          <table:table-cell table:number-columns-repeated="2"/>
          <table:table-cell office:value-type="string">
            <text:p>t</text:p>
          </table:table-cell>
          <table:table-cell table:number-columns-repeated="238"/>
        </table:table-row>
        <table:table-row table:style-name="ro2">
          <table:table-cell table:style-name="ce2" table:formula="of:=[Sheet2.A21]" office:value-type="float" office:value="2028">
            <text:p>2028</text:p>
          </table:table-cell>
          <table:table-cell table:style-name="ce7" table:formula="of:=[.D22]-63" office:value-type="date" office:date-value="2028-02-13">
            <text:p>13 Feb</text:p>
          </table:table-cell>
          <table:table-cell table:style-name="ce7" table:formula="of:=[.D22]-46" office:value-type="date" office:date-value="2028-03-01">
            <text:p>1 Mar</text:p>
          </table:table-cell>
          <table:table-cell table:style-name="ce7" table:formula="of:=[Sheet2.B21]" office:value-type="date" office:date-value="2028-04-16">
            <text:p>16 Apr</text:p>
          </table:table-cell>
          <table:table-cell table:style-name="ce7" table:formula="of:=[.D22]+39" office:value-type="date" office:date-value="2028-05-25">
            <text:p>25 May</text:p>
          </table:table-cell>
          <table:table-cell table:style-name="ce7" table:formula="of:=[.D22]+49" office:value-type="date" office:date-value="2028-06-04">
            <text:p>4 Jun</text:p>
          </table:table-cell>
          <table:table-cell table:style-name="ce12" table:formula="of:=INT(([.Q22]-1)/7)-4" office:value-type="float" office:value="25">
            <text:p>25</text:p>
          </table:table-cell>
          <table:table-cell table:style-name="ce7" table:formula="of:=[.F22]+[.G22]*7+7" office:value-type="date" office:date-value="2028-12-03">
            <text:p>3 Dec</text:p>
          </table:table-cell>
          <table:table-cell table:style-name="ce13" table:formula="of:=OFFSET([.$S$1];[.N22];0) &amp; IF([.M22];&quot; &quot; &amp; OFFSET([.$S$1];[.N22]+1;0);&quot;&quot;)" office:value-type="string" office:string-value="b A">
            <text:p>b A</text:p>
          </table:table-cell>
          <table:table-cell table:style-name="ce12" table:formula="of:=MOD([.A22];19)+1" office:value-type="float" office:value="15">
            <text:p>15</text:p>
          </table:table-cell>
          <table:table-cell table:style-name="ce12" table:formula="of:=OFFSET([.$T$1];[.J22];0)" office:value-type="string" office:string-value="III (c)">
            <text:p>III (c)</text:p>
          </table:table-cell>
          <table:table-cell/>
          <table:table-cell table:style-name="ce16" table:formula="of:=ORG.OPENOFFICE.ISLEAPYEAR([.D22])" office:value-type="float" office:value="1">
            <text:p>1</text:p>
          </table:table-cell>
          <table:table-cell table:style-name="ce16" table:formula="of:=WEEKDAY(DATE([.A22];1;1))" office:value-type="float" office:value="7">
            <text:p>7</text:p>
          </table:table-cell>
          <table:table-cell table:style-name="Default" table:number-columns-repeated="2"/>
          <table:table-cell table:style-name="ce18" table:formula="of:=[.R22]-[.F22]" office:value-type="float" office:value="204">
            <text:p>204</text:p>
          </table:table-cell>
          <table:table-cell table:style-name="ce19" table:formula="of:=DATE([.A22];12;25)" office:value-type="date" office:date-value="2028-12-25">
            <text:p>25 Dec</text:p>
          </table:table-cell>
          <table:table-cell table:number-columns-repeated="2"/>
          <table:table-cell office:value-type="string">
            <text:p>u</text:p>
          </table:table-cell>
          <table:table-cell table:number-columns-repeated="238"/>
        </table:table-row>
        <table:table-row table:style-name="ro2">
          <table:table-cell table:style-name="ce3" table:formula="of:=[Sheet2.A22]" office:value-type="float" office:value="2029">
            <text:p>2029</text:p>
          </table:table-cell>
          <table:table-cell table:style-name="ce8" table:formula="of:=[.D23]-63" office:value-type="date" office:date-value="2029-01-28">
            <text:p>28 Jan</text:p>
          </table:table-cell>
          <table:table-cell table:style-name="ce8" table:formula="of:=[.D23]-46" office:value-type="date" office:date-value="2029-02-14">
            <text:p>14 Feb</text:p>
          </table:table-cell>
          <table:table-cell table:style-name="ce8" table:formula="of:=[Sheet2.B22]" office:value-type="date" office:date-value="2029-04-01">
            <text:p>1 Apr</text:p>
          </table:table-cell>
          <table:table-cell table:style-name="ce8" table:formula="of:=[.D23]+39" office:value-type="date" office:date-value="2029-05-10">
            <text:p>10 May</text:p>
          </table:table-cell>
          <table:table-cell table:style-name="ce8" table:formula="of:=[.D23]+49" office:value-type="date" office:date-value="2029-05-20">
            <text:p>20 May</text:p>
          </table:table-cell>
          <table:table-cell table:style-name="ce13" table:formula="of:=INT(([.Q23]-1)/7)-4" office:value-type="float" office:value="27">
            <text:p>27</text:p>
          </table:table-cell>
          <table:table-cell table:style-name="ce8" table:formula="of:=[.F23]+[.G23]*7+7" office:value-type="date" office:date-value="2029-12-02">
            <text:p>2 Dec</text:p>
          </table:table-cell>
          <table:table-cell table:style-name="ce13" table:formula="of:=OFFSET([.$S$1];[.N23];0) &amp; IF([.M23];&quot; &quot; &amp; OFFSET([.$S$1];[.N23]+1;0);&quot;&quot;)" office:value-type="string" office:string-value="g">
            <text:p>g</text:p>
          </table:table-cell>
          <table:table-cell table:style-name="ce13" table:formula="of:=MOD([.A23];19)+1" office:value-type="float" office:value="16">
            <text:p>16</text:p>
          </table:table-cell>
          <table:table-cell table:style-name="ce13" table:formula="of:=OFFSET([.$T$1];[.J23];0)" office:value-type="string" office:string-value="XIV (p)">
            <text:p>XIV (p)</text:p>
          </table:table-cell>
          <table:table-cell/>
          <table:table-cell table:style-name="ce16" table:formula="of:=ORG.OPENOFFICE.ISLEAPYEAR([.D23])" office:value-type="float" office:value="0">
            <text:p>0</text:p>
          </table:table-cell>
          <table:table-cell table:style-name="ce16" table:formula="of:=WEEKDAY(DATE([.A23];1;1))" office:value-type="float" office:value="2">
            <text:p>2</text:p>
          </table:table-cell>
          <table:table-cell table:style-name="Default" table:number-columns-repeated="2"/>
          <table:table-cell table:style-name="ce18" table:formula="of:=[.R23]-[.F23]" office:value-type="float" office:value="219">
            <text:p>219</text:p>
          </table:table-cell>
          <table:table-cell table:style-name="ce19" table:formula="of:=DATE([.A23];12;25)" office:value-type="date" office:date-value="2029-12-25">
            <text:p>25 Dec</text:p>
          </table:table-cell>
          <table:table-cell table:number-columns-repeated="2"/>
          <table:table-cell office:value-type="string">
            <text:p>v</text:p>
          </table:table-cell>
          <table:table-cell table:number-columns-repeated="238"/>
        </table:table-row>
        <table:table-row table:style-name="ro2">
          <table:table-cell table:style-name="ce3" table:formula="of:=[Sheet2.A23]" office:value-type="float" office:value="2030">
            <text:p>2030</text:p>
          </table:table-cell>
          <table:table-cell table:style-name="ce8" table:formula="of:=[.D24]-63" office:value-type="date" office:date-value="2030-02-17">
            <text:p>17 Feb</text:p>
          </table:table-cell>
          <table:table-cell table:style-name="ce8" table:formula="of:=[.D24]-46" office:value-type="date" office:date-value="2030-03-06">
            <text:p>6 Mar</text:p>
          </table:table-cell>
          <table:table-cell table:style-name="ce8" table:formula="of:=[Sheet2.B23]" office:value-type="date" office:date-value="2030-04-21">
            <text:p>21 Apr</text:p>
          </table:table-cell>
          <table:table-cell table:style-name="ce8" table:formula="of:=[.D24]+39" office:value-type="date" office:date-value="2030-05-30">
            <text:p>30 May</text:p>
          </table:table-cell>
          <table:table-cell table:style-name="ce8" table:formula="of:=[.D24]+49" office:value-type="date" office:date-value="2030-06-09">
            <text:p>9 Jun</text:p>
          </table:table-cell>
          <table:table-cell table:style-name="ce13" table:formula="of:=INT(([.Q24]-1)/7)-4" office:value-type="float" office:value="24">
            <text:p>24</text:p>
          </table:table-cell>
          <table:table-cell table:style-name="ce8" table:formula="of:=[.F24]+[.G24]*7+7" office:value-type="date" office:date-value="2030-12-01">
            <text:p>1 Dec</text:p>
          </table:table-cell>
          <table:table-cell table:style-name="ce13" table:formula="of:=OFFSET([.$S$1];[.N24];0) &amp; IF([.M24];&quot; &quot; &amp; OFFSET([.$S$1];[.N24]+1;0);&quot;&quot;)" office:value-type="string" office:string-value="f">
            <text:p>f</text:p>
          </table:table-cell>
          <table:table-cell table:style-name="ce13" table:formula="of:=MOD([.A24];19)+1" office:value-type="float" office:value="17">
            <text:p>17</text:p>
          </table:table-cell>
          <table:table-cell table:style-name="ce13" table:formula="of:=OFFSET([.$T$1];[.J24];0)" office:value-type="string" office:string-value="25 (F)">
            <text:p>25 (F)</text:p>
          </table:table-cell>
          <table:table-cell/>
          <table:table-cell table:style-name="ce16" table:formula="of:=ORG.OPENOFFICE.ISLEAPYEAR([.D24])" office:value-type="float" office:value="0">
            <text:p>0</text:p>
          </table:table-cell>
          <table:table-cell table:style-name="ce16" table:formula="of:=WEEKDAY(DATE([.A24];1;1))" office:value-type="float" office:value="3">
            <text:p>3</text:p>
          </table:table-cell>
          <table:table-cell table:style-name="Default" table:number-columns-repeated="2"/>
          <table:table-cell table:style-name="ce18" table:formula="of:=[.R24]-[.F24]" office:value-type="float" office:value="199">
            <text:p>199</text:p>
          </table:table-cell>
          <table:table-cell table:style-name="ce19" table:formula="of:=DATE([.A24];12;25)" office:value-type="date" office:date-value="2030-12-25">
            <text:p>25 Dec</text:p>
          </table:table-cell>
          <table:table-cell table:number-columns-repeated="2"/>
          <table:table-cell office:value-type="string">
            <text:p>A</text:p>
          </table:table-cell>
          <table:table-cell table:number-columns-repeated="238"/>
        </table:table-row>
        <table:table-row table:style-name="ro2">
          <table:table-cell table:style-name="ce4" table:formula="of:=[Sheet2.A24]" office:value-type="float" office:value="2031">
            <text:p>2031</text:p>
          </table:table-cell>
          <table:table-cell table:style-name="ce9" table:formula="of:=[.D25]-63" office:value-type="date" office:date-value="2031-02-09">
            <text:p>9 Feb</text:p>
          </table:table-cell>
          <table:table-cell table:style-name="ce9" table:formula="of:=[.D25]-46" office:value-type="date" office:date-value="2031-02-26">
            <text:p>26 Feb</text:p>
          </table:table-cell>
          <table:table-cell table:style-name="ce9" table:formula="of:=[Sheet2.B24]" office:value-type="date" office:date-value="2031-04-13">
            <text:p>13 Apr</text:p>
          </table:table-cell>
          <table:table-cell table:style-name="ce9" table:formula="of:=[.D25]+39" office:value-type="date" office:date-value="2031-05-22">
            <text:p>22 May</text:p>
          </table:table-cell>
          <table:table-cell table:style-name="ce9" table:formula="of:=[.D25]+49" office:value-type="date" office:date-value="2031-06-01">
            <text:p>1 Jun</text:p>
          </table:table-cell>
          <table:table-cell table:style-name="ce14" table:formula="of:=INT(([.Q25]-1)/7)-4" office:value-type="float" office:value="25">
            <text:p>25</text:p>
          </table:table-cell>
          <table:table-cell table:style-name="ce9" table:formula="of:=[.F25]+[.G25]*7+7" office:value-type="date" office:date-value="2031-11-30">
            <text:p>30 Nov</text:p>
          </table:table-cell>
          <table:table-cell table:style-name="ce14" table:formula="of:=OFFSET([.$S$1];[.N25];0) &amp; IF([.M25];&quot; &quot; &amp; OFFSET([.$S$1];[.N25]+1;0);&quot;&quot;)" office:value-type="string" office:string-value="e">
            <text:p>e</text:p>
          </table:table-cell>
          <table:table-cell table:style-name="ce14" table:formula="of:=MOD([.A25];19)+1" office:value-type="float" office:value="18">
            <text:p>18</text:p>
          </table:table-cell>
          <table:table-cell table:style-name="ce14" table:formula="of:=OFFSET([.$T$1];[.J25];0)" office:value-type="string" office:string-value="VI (f)">
            <text:p>VI (f)</text:p>
          </table:table-cell>
          <table:table-cell/>
          <table:table-cell table:style-name="ce16" table:formula="of:=ORG.OPENOFFICE.ISLEAPYEAR([.D25])" office:value-type="float" office:value="0">
            <text:p>0</text:p>
          </table:table-cell>
          <table:table-cell table:style-name="ce16" table:formula="of:=WEEKDAY(DATE([.A25];1;1))" office:value-type="float" office:value="4">
            <text:p>4</text:p>
          </table:table-cell>
          <table:table-cell table:style-name="Default" table:number-columns-repeated="2"/>
          <table:table-cell table:style-name="ce18" table:formula="of:=[.R25]-[.F25]" office:value-type="float" office:value="207">
            <text:p>207</text:p>
          </table:table-cell>
          <table:table-cell table:style-name="ce19" table:formula="of:=DATE([.A25];12;25)" office:value-type="date" office:date-value="2031-12-25">
            <text:p>25 Dec</text:p>
          </table:table-cell>
          <table:table-cell table:number-columns-repeated="2"/>
          <table:table-cell office:value-type="string">
            <text:p>B</text:p>
          </table:table-cell>
          <table:table-cell table:number-columns-repeated="238"/>
        </table:table-row>
        <table:table-row table:style-name="ro2">
          <table:table-cell table:style-name="ce2" table:formula="of:=[Sheet2.A25]" office:value-type="float" office:value="2032">
            <text:p>2032</text:p>
          </table:table-cell>
          <table:table-cell table:style-name="ce7" table:formula="of:=[.D26]-63" office:value-type="date" office:date-value="2032-01-25">
            <text:p>25 Jan</text:p>
          </table:table-cell>
          <table:table-cell table:style-name="ce7" table:formula="of:=[.D26]-46" office:value-type="date" office:date-value="2032-02-11">
            <text:p>11 Feb</text:p>
          </table:table-cell>
          <table:table-cell table:style-name="ce7" table:formula="of:=[Sheet2.B25]" office:value-type="date" office:date-value="2032-03-28">
            <text:p>28 Mar</text:p>
          </table:table-cell>
          <table:table-cell table:style-name="ce7" table:formula="of:=[.D26]+39" office:value-type="date" office:date-value="2032-05-06">
            <text:p>6 May</text:p>
          </table:table-cell>
          <table:table-cell table:style-name="ce7" table:formula="of:=[.D26]+49" office:value-type="date" office:date-value="2032-05-16">
            <text:p>16 May</text:p>
          </table:table-cell>
          <table:table-cell table:style-name="ce12" table:formula="of:=INT(([.Q26]-1)/7)-4" office:value-type="float" office:value="27">
            <text:p>27</text:p>
          </table:table-cell>
          <table:table-cell table:style-name="ce7" table:formula="of:=[.F26]+[.G26]*7+7" office:value-type="date" office:date-value="2032-11-28">
            <text:p>28 Nov</text:p>
          </table:table-cell>
          <table:table-cell table:style-name="ce13" table:formula="of:=OFFSET([.$S$1];[.N26];0) &amp; IF([.M26];&quot; &quot; &amp; OFFSET([.$S$1];[.N26]+1;0);&quot;&quot;)" office:value-type="string" office:string-value="d c">
            <text:p>d c</text:p>
          </table:table-cell>
          <table:table-cell table:style-name="ce13" table:formula="of:=MOD([.A26];19)+1" office:value-type="float" office:value="19">
            <text:p>19</text:p>
          </table:table-cell>
          <table:table-cell table:style-name="ce13" table:formula="of:=OFFSET([.$T$1];[.J26];0)" office:value-type="string" office:string-value="XVII (s)">
            <text:p>XVII (s)</text:p>
          </table:table-cell>
          <table:table-cell/>
          <table:table-cell table:style-name="ce16" table:formula="of:=ORG.OPENOFFICE.ISLEAPYEAR([.D26])" office:value-type="float" office:value="1">
            <text:p>1</text:p>
          </table:table-cell>
          <table:table-cell table:style-name="ce16" table:formula="of:=WEEKDAY(DATE([.A26];1;1))" office:value-type="float" office:value="5">
            <text:p>5</text:p>
          </table:table-cell>
          <table:table-cell table:style-name="Default" table:number-columns-repeated="2"/>
          <table:table-cell table:style-name="ce18" table:formula="of:=[.R26]-[.F26]" office:value-type="float" office:value="223">
            <text:p>223</text:p>
          </table:table-cell>
          <table:table-cell table:style-name="ce19" table:formula="of:=DATE([.A26];12;25)" office:value-type="date" office:date-value="2032-12-25">
            <text:p>25 Dec</text:p>
          </table:table-cell>
          <table:table-cell table:number-columns-repeated="2"/>
          <table:table-cell office:value-type="string">
            <text:p>C</text:p>
          </table:table-cell>
          <table:table-cell table:number-columns-repeated="238"/>
        </table:table-row>
        <table:table-row table:style-name="ro2">
          <table:table-cell table:style-name="ce3" table:formula="of:=[Sheet2.A26]" office:value-type="float" office:value="2033">
            <text:p>2033</text:p>
          </table:table-cell>
          <table:table-cell table:style-name="ce8" table:formula="of:=[.D27]-63" office:value-type="date" office:date-value="2033-02-13">
            <text:p>13 Feb</text:p>
          </table:table-cell>
          <table:table-cell table:style-name="ce8" table:formula="of:=[.D27]-46" office:value-type="date" office:date-value="2033-03-02">
            <text:p>2 Mar</text:p>
          </table:table-cell>
          <table:table-cell table:style-name="ce8" table:formula="of:=[Sheet2.B26]" office:value-type="date" office:date-value="2033-04-17">
            <text:p>17 Apr</text:p>
          </table:table-cell>
          <table:table-cell table:style-name="ce8" table:formula="of:=[.D27]+39" office:value-type="date" office:date-value="2033-05-26">
            <text:p>26 May</text:p>
          </table:table-cell>
          <table:table-cell table:style-name="ce8" table:formula="of:=[.D27]+49" office:value-type="date" office:date-value="2033-06-05">
            <text:p>5 Jun</text:p>
          </table:table-cell>
          <table:table-cell table:style-name="ce13" table:formula="of:=INT(([.Q27]-1)/7)-4" office:value-type="float" office:value="24">
            <text:p>24</text:p>
          </table:table-cell>
          <table:table-cell table:style-name="ce8" table:formula="of:=[.F27]+[.G27]*7+7" office:value-type="date" office:date-value="2033-11-27">
            <text:p>27 Nov</text:p>
          </table:table-cell>
          <table:table-cell table:style-name="ce13" table:formula="of:=OFFSET([.$S$1];[.N27];0) &amp; IF([.M27];&quot; &quot; &amp; OFFSET([.$S$1];[.N27]+1;0);&quot;&quot;)" office:value-type="string" office:string-value="b">
            <text:p>b</text:p>
          </table:table-cell>
          <table:table-cell table:style-name="ce13" table:formula="of:=MOD([.A27];19)+1" office:value-type="float" office:value="1">
            <text:p>1</text:p>
          </table:table-cell>
          <table:table-cell table:style-name="ce13" table:formula="of:=OFFSET([.$T$1];[.J27];0)" office:value-type="string" office:string-value="XXIX (N)">
            <text:p>XXIX (N)</text:p>
          </table:table-cell>
          <table:table-cell/>
          <table:table-cell table:style-name="ce16" table:formula="of:=ORG.OPENOFFICE.ISLEAPYEAR([.D27])" office:value-type="float" office:value="0">
            <text:p>0</text:p>
          </table:table-cell>
          <table:table-cell table:style-name="ce16" table:formula="of:=WEEKDAY(DATE([.A27];1;1))" office:value-type="float" office:value="7">
            <text:p>7</text:p>
          </table:table-cell>
          <table:table-cell table:style-name="Default" table:number-columns-repeated="2"/>
          <table:table-cell table:style-name="ce18" table:formula="of:=[.R27]-[.F27]" office:value-type="float" office:value="203">
            <text:p>203</text:p>
          </table:table-cell>
          <table:table-cell table:style-name="ce19" table:formula="of:=DATE([.A27];12;25)" office:value-type="date" office:date-value="2033-12-25">
            <text:p>25 Dec</text:p>
          </table:table-cell>
          <table:table-cell table:number-columns-repeated="2"/>
          <table:table-cell office:value-type="string">
            <text:p>D</text:p>
          </table:table-cell>
          <table:table-cell table:number-columns-repeated="238"/>
        </table:table-row>
        <table:table-row table:style-name="ro2">
          <table:table-cell table:style-name="ce3" table:formula="of:=[Sheet2.A27]" office:value-type="float" office:value="2034">
            <text:p>2034</text:p>
          </table:table-cell>
          <table:table-cell table:style-name="ce8" table:formula="of:=[.D28]-63" office:value-type="date" office:date-value="2034-02-05">
            <text:p>5 Feb</text:p>
          </table:table-cell>
          <table:table-cell table:style-name="ce8" table:formula="of:=[.D28]-46" office:value-type="date" office:date-value="2034-02-22">
            <text:p>22 Feb</text:p>
          </table:table-cell>
          <table:table-cell table:style-name="ce8" table:formula="of:=[Sheet2.B27]" office:value-type="date" office:date-value="2034-04-09">
            <text:p>9 Apr</text:p>
          </table:table-cell>
          <table:table-cell table:style-name="ce8" table:formula="of:=[.D28]+39" office:value-type="date" office:date-value="2034-05-18">
            <text:p>18 May</text:p>
          </table:table-cell>
          <table:table-cell table:style-name="ce8" table:formula="of:=[.D28]+49" office:value-type="date" office:date-value="2034-05-28">
            <text:p>28 May</text:p>
          </table:table-cell>
          <table:table-cell table:style-name="ce13" table:formula="of:=INT(([.Q28]-1)/7)-4" office:value-type="float" office:value="26">
            <text:p>26</text:p>
          </table:table-cell>
          <table:table-cell table:style-name="ce8" table:formula="of:=[.F28]+[.G28]*7+7" office:value-type="date" office:date-value="2034-12-03">
            <text:p>3 Dec</text:p>
          </table:table-cell>
          <table:table-cell table:style-name="ce13" table:formula="of:=OFFSET([.$S$1];[.N28];0) &amp; IF([.M28];&quot; &quot; &amp; OFFSET([.$S$1];[.N28]+1;0);&quot;&quot;)" office:value-type="string" office:string-value="A">
            <text:p>A</text:p>
          </table:table-cell>
          <table:table-cell table:style-name="ce13" table:formula="of:=MOD([.A28];19)+1" office:value-type="float" office:value="2">
            <text:p>2</text:p>
          </table:table-cell>
          <table:table-cell table:style-name="ce13" table:formula="of:=OFFSET([.$T$1];[.J28];0)" office:value-type="string" office:string-value="X (k)">
            <text:p>X (k)</text:p>
          </table:table-cell>
          <table:table-cell/>
          <table:table-cell table:style-name="ce16" table:formula="of:=ORG.OPENOFFICE.ISLEAPYEAR([.D28])" office:value-type="float" office:value="0">
            <text:p>0</text:p>
          </table:table-cell>
          <table:table-cell table:style-name="ce16" table:formula="of:=WEEKDAY(DATE([.A28];1;1))" office:value-type="float" office:value="1">
            <text:p>1</text:p>
          </table:table-cell>
          <table:table-cell table:style-name="Default" table:number-columns-repeated="2"/>
          <table:table-cell table:style-name="ce18" table:formula="of:=[.R28]-[.F28]" office:value-type="float" office:value="211">
            <text:p>211</text:p>
          </table:table-cell>
          <table:table-cell table:style-name="ce19" table:formula="of:=DATE([.A28];12;25)" office:value-type="date" office:date-value="2034-12-25">
            <text:p>25 Dec</text:p>
          </table:table-cell>
          <table:table-cell table:number-columns-repeated="2"/>
          <table:table-cell office:value-type="string">
            <text:p>E</text:p>
          </table:table-cell>
          <table:table-cell table:number-columns-repeated="238"/>
        </table:table-row>
        <table:table-row table:style-name="ro2">
          <table:table-cell table:style-name="ce4" table:formula="of:=[Sheet2.A28]" office:value-type="float" office:value="2035">
            <text:p>2035</text:p>
          </table:table-cell>
          <table:table-cell table:style-name="ce9" table:formula="of:=[.D29]-63" office:value-type="date" office:date-value="2035-01-21">
            <text:p>21 Jan</text:p>
          </table:table-cell>
          <table:table-cell table:style-name="ce9" table:formula="of:=[.D29]-46" office:value-type="date" office:date-value="2035-02-07">
            <text:p>7 Feb</text:p>
          </table:table-cell>
          <table:table-cell table:style-name="ce9" table:formula="of:=[Sheet2.B28]" office:value-type="date" office:date-value="2035-03-25">
            <text:p>25 Mar</text:p>
          </table:table-cell>
          <table:table-cell table:style-name="ce9" table:formula="of:=[.D29]+39" office:value-type="date" office:date-value="2035-05-03">
            <text:p>3 May</text:p>
          </table:table-cell>
          <table:table-cell table:style-name="ce9" table:formula="of:=[.D29]+49" office:value-type="date" office:date-value="2035-05-13">
            <text:p>13 May</text:p>
          </table:table-cell>
          <table:table-cell table:style-name="ce14" table:formula="of:=INT(([.Q29]-1)/7)-4" office:value-type="float" office:value="28">
            <text:p>28</text:p>
          </table:table-cell>
          <table:table-cell table:style-name="ce9" table:formula="of:=[.F29]+[.G29]*7+7" office:value-type="date" office:date-value="2035-12-02">
            <text:p>2 Dec</text:p>
          </table:table-cell>
          <table:table-cell table:style-name="ce14" table:formula="of:=OFFSET([.$S$1];[.N29];0) &amp; IF([.M29];&quot; &quot; &amp; OFFSET([.$S$1];[.N29]+1;0);&quot;&quot;)" office:value-type="string" office:string-value="g">
            <text:p>g</text:p>
          </table:table-cell>
          <table:table-cell table:style-name="ce14" table:formula="of:=MOD([.A29];19)+1" office:value-type="float" office:value="3">
            <text:p>3</text:p>
          </table:table-cell>
          <table:table-cell table:style-name="ce14" table:formula="of:=OFFSET([.$T$1];[.J29];0)" office:value-type="string" office:string-value="XXI (B)">
            <text:p>XXI (B)</text:p>
          </table:table-cell>
          <table:table-cell/>
          <table:table-cell table:style-name="ce16" table:formula="of:=ORG.OPENOFFICE.ISLEAPYEAR([.D29])" office:value-type="float" office:value="0">
            <text:p>0</text:p>
          </table:table-cell>
          <table:table-cell table:style-name="ce16" table:formula="of:=WEEKDAY(DATE([.A29];1;1))" office:value-type="float" office:value="2">
            <text:p>2</text:p>
          </table:table-cell>
          <table:table-cell table:style-name="Default" table:number-columns-repeated="2"/>
          <table:table-cell table:style-name="ce18" table:formula="of:=[.R29]-[.F29]" office:value-type="float" office:value="226">
            <text:p>226</text:p>
          </table:table-cell>
          <table:table-cell table:style-name="ce19" table:formula="of:=DATE([.A29];12;25)" office:value-type="date" office:date-value="2035-12-25">
            <text:p>25 Dec</text:p>
          </table:table-cell>
          <table:table-cell table:number-columns-repeated="2"/>
          <table:table-cell office:value-type="string">
            <text:p>F</text:p>
          </table:table-cell>
          <table:table-cell table:number-columns-repeated="238"/>
        </table:table-row>
        <table:table-row table:style-name="ro2">
          <table:table-cell table:style-name="ce2" table:formula="of:=[Sheet2.A29]" office:value-type="float" office:value="2036">
            <text:p>2036</text:p>
          </table:table-cell>
          <table:table-cell table:style-name="ce7" table:formula="of:=[.D30]-63" office:value-type="date" office:date-value="2036-02-10">
            <text:p>10 Feb</text:p>
          </table:table-cell>
          <table:table-cell table:style-name="ce7" table:formula="of:=[.D30]-46" office:value-type="date" office:date-value="2036-02-27">
            <text:p>27 Feb</text:p>
          </table:table-cell>
          <table:table-cell table:style-name="ce7" table:formula="of:=[Sheet2.B29]" office:value-type="date" office:date-value="2036-04-13">
            <text:p>13 Apr</text:p>
          </table:table-cell>
          <table:table-cell table:style-name="ce7" table:formula="of:=[.D30]+39" office:value-type="date" office:date-value="2036-05-22">
            <text:p>22 May</text:p>
          </table:table-cell>
          <table:table-cell table:style-name="ce7" table:formula="of:=[.D30]+49" office:value-type="date" office:date-value="2036-06-01">
            <text:p>1 Jun</text:p>
          </table:table-cell>
          <table:table-cell table:style-name="ce12" table:formula="of:=INT(([.Q30]-1)/7)-4" office:value-type="float" office:value="25">
            <text:p>25</text:p>
          </table:table-cell>
          <table:table-cell table:style-name="ce7" table:formula="of:=[.F30]+[.G30]*7+7" office:value-type="date" office:date-value="2036-11-30">
            <text:p>30 Nov</text:p>
          </table:table-cell>
          <table:table-cell table:style-name="ce13" table:formula="of:=OFFSET([.$S$1];[.N30];0) &amp; IF([.M30];&quot; &quot; &amp; OFFSET([.$S$1];[.N30]+1;0);&quot;&quot;)" office:value-type="string" office:string-value="f e">
            <text:p>f e</text:p>
          </table:table-cell>
          <table:table-cell table:style-name="ce13" table:formula="of:=MOD([.A30];19)+1" office:value-type="float" office:value="4">
            <text:p>4</text:p>
          </table:table-cell>
          <table:table-cell table:style-name="ce13" table:formula="of:=OFFSET([.$T$1];[.J30];0)" office:value-type="string" office:string-value="II (b)">
            <text:p>II (b)</text:p>
          </table:table-cell>
          <table:table-cell/>
          <table:table-cell table:style-name="ce16" table:formula="of:=ORG.OPENOFFICE.ISLEAPYEAR([.D30])" office:value-type="float" office:value="1">
            <text:p>1</text:p>
          </table:table-cell>
          <table:table-cell table:style-name="ce16" table:formula="of:=WEEKDAY(DATE([.A30];1;1))" office:value-type="float" office:value="3">
            <text:p>3</text:p>
          </table:table-cell>
          <table:table-cell table:style-name="Default" table:number-columns-repeated="2"/>
          <table:table-cell table:style-name="ce18" table:formula="of:=[.R30]-[.F30]" office:value-type="float" office:value="207">
            <text:p>207</text:p>
          </table:table-cell>
          <table:table-cell table:style-name="ce19" table:formula="of:=DATE([.A30];12;25)" office:value-type="date" office:date-value="2036-12-25">
            <text:p>25 Dec</text:p>
          </table:table-cell>
          <table:table-cell table:number-columns-repeated="2"/>
          <table:table-cell office:value-type="string">
            <text:p>F</text:p>
          </table:table-cell>
          <table:table-cell table:number-columns-repeated="238"/>
        </table:table-row>
        <table:table-row table:style-name="ro2">
          <table:table-cell table:style-name="ce3" table:formula="of:=[Sheet2.A30]" office:value-type="float" office:value="2037">
            <text:p>2037</text:p>
          </table:table-cell>
          <table:table-cell table:style-name="ce8" table:formula="of:=[.D31]-63" office:value-type="date" office:date-value="2037-02-01">
            <text:p>1 Feb</text:p>
          </table:table-cell>
          <table:table-cell table:style-name="ce8" table:formula="of:=[.D31]-46" office:value-type="date" office:date-value="2037-02-18">
            <text:p>18 Feb</text:p>
          </table:table-cell>
          <table:table-cell table:style-name="ce8" table:formula="of:=[Sheet2.B30]" office:value-type="date" office:date-value="2037-04-05">
            <text:p>5 Apr</text:p>
          </table:table-cell>
          <table:table-cell table:style-name="ce8" table:formula="of:=[.D31]+39" office:value-type="date" office:date-value="2037-05-14">
            <text:p>14 May</text:p>
          </table:table-cell>
          <table:table-cell table:style-name="ce8" table:formula="of:=[.D31]+49" office:value-type="date" office:date-value="2037-05-24">
            <text:p>24 May</text:p>
          </table:table-cell>
          <table:table-cell table:style-name="ce13" table:formula="of:=INT(([.Q31]-1)/7)-4" office:value-type="float" office:value="26">
            <text:p>26</text:p>
          </table:table-cell>
          <table:table-cell table:style-name="ce8" table:formula="of:=[.F31]+[.G31]*7+7" office:value-type="date" office:date-value="2037-11-29">
            <text:p>29 Nov</text:p>
          </table:table-cell>
          <table:table-cell table:style-name="ce13" table:formula="of:=OFFSET([.$S$1];[.N31];0) &amp; IF([.M31];&quot; &quot; &amp; OFFSET([.$S$1];[.N31]+1;0);&quot;&quot;)" office:value-type="string" office:string-value="d">
            <text:p>d</text:p>
          </table:table-cell>
          <table:table-cell table:style-name="ce13" table:formula="of:=MOD([.A31];19)+1" office:value-type="float" office:value="5">
            <text:p>5</text:p>
          </table:table-cell>
          <table:table-cell table:style-name="ce13" table:formula="of:=OFFSET([.$T$1];[.J31];0)" office:value-type="string" office:string-value="XIII (n)">
            <text:p>XIII (n)</text:p>
          </table:table-cell>
          <table:table-cell/>
          <table:table-cell table:style-name="ce16" table:formula="of:=ORG.OPENOFFICE.ISLEAPYEAR([.D31])" office:value-type="float" office:value="0">
            <text:p>0</text:p>
          </table:table-cell>
          <table:table-cell table:style-name="ce16" table:formula="of:=WEEKDAY(DATE([.A31];1;1))" office:value-type="float" office:value="5">
            <text:p>5</text:p>
          </table:table-cell>
          <table:table-cell table:style-name="Default" table:number-columns-repeated="2"/>
          <table:table-cell table:style-name="ce18" table:formula="of:=[.R31]-[.F31]" office:value-type="float" office:value="215">
            <text:p>215</text:p>
          </table:table-cell>
          <table:table-cell table:style-name="ce19" table:formula="of:=DATE([.A31];12;25)" office:value-type="date" office:date-value="2037-12-25">
            <text:p>25 Dec</text:p>
          </table:table-cell>
          <table:table-cell table:number-columns-repeated="2"/>
          <table:table-cell office:value-type="string">
            <text:p>G</text:p>
          </table:table-cell>
          <table:table-cell table:number-columns-repeated="238"/>
        </table:table-row>
        <table:table-row table:style-name="ro2">
          <table:table-cell table:style-name="ce3" table:formula="of:=[Sheet2.A31]" office:value-type="float" office:value="2038">
            <text:p>2038</text:p>
          </table:table-cell>
          <table:table-cell table:style-name="ce8" table:formula="of:=[.D32]-63" office:value-type="date" office:date-value="2038-02-21">
            <text:p>21 Feb</text:p>
          </table:table-cell>
          <table:table-cell table:style-name="ce8" table:formula="of:=[.D32]-46" office:value-type="date" office:date-value="2038-03-10">
            <text:p>10 Mar</text:p>
          </table:table-cell>
          <table:table-cell table:style-name="ce8" table:formula="of:=[Sheet2.B31]" office:value-type="date" office:date-value="2038-04-25">
            <text:p>25 Apr</text:p>
          </table:table-cell>
          <table:table-cell table:style-name="ce8" table:formula="of:=[.D32]+39" office:value-type="date" office:date-value="2038-06-03">
            <text:p>3 Jun</text:p>
          </table:table-cell>
          <table:table-cell table:style-name="ce8" table:formula="of:=[.D32]+49" office:value-type="date" office:date-value="2038-06-13">
            <text:p>13 Jun</text:p>
          </table:table-cell>
          <table:table-cell table:style-name="ce13" table:formula="of:=INT(([.Q32]-1)/7)-4" office:value-type="float" office:value="23">
            <text:p>23</text:p>
          </table:table-cell>
          <table:table-cell table:style-name="ce8" table:formula="of:=[.F32]+[.G32]*7+7" office:value-type="date" office:date-value="2038-11-28">
            <text:p>28 Nov</text:p>
          </table:table-cell>
          <table:table-cell table:style-name="ce13" table:formula="of:=OFFSET([.$S$1];[.N32];0) &amp; IF([.M32];&quot; &quot; &amp; OFFSET([.$S$1];[.N32]+1;0);&quot;&quot;)" office:value-type="string" office:string-value="c">
            <text:p>c</text:p>
          </table:table-cell>
          <table:table-cell table:style-name="ce13" table:formula="of:=MOD([.A32];19)+1" office:value-type="float" office:value="6">
            <text:p>6</text:p>
          </table:table-cell>
          <table:table-cell table:style-name="ce13" table:formula="of:=OFFSET([.$T$1];[.J32];0)" office:value-type="string" office:string-value="XXIV (E)">
            <text:p>XXIV (E)</text:p>
          </table:table-cell>
          <table:table-cell/>
          <table:table-cell table:style-name="ce16" table:formula="of:=ORG.OPENOFFICE.ISLEAPYEAR([.D32])" office:value-type="float" office:value="0">
            <text:p>0</text:p>
          </table:table-cell>
          <table:table-cell table:style-name="ce16" table:formula="of:=WEEKDAY(DATE([.A32];1;1))" office:value-type="float" office:value="6">
            <text:p>6</text:p>
          </table:table-cell>
          <table:table-cell table:style-name="Default" table:number-columns-repeated="2"/>
          <table:table-cell table:style-name="ce18" table:formula="of:=[.R32]-[.F32]" office:value-type="float" office:value="195">
            <text:p>195</text:p>
          </table:table-cell>
          <table:table-cell table:style-name="ce19" table:formula="of:=DATE([.A32];12;25)" office:value-type="date" office:date-value="2038-12-25">
            <text:p>25 Dec</text:p>
          </table:table-cell>
          <table:table-cell table:number-columns-repeated="2"/>
          <table:table-cell office:value-type="string">
            <text:p>H</text:p>
          </table:table-cell>
          <table:table-cell table:number-columns-repeated="238"/>
        </table:table-row>
        <table:table-row table:style-name="ro2">
          <table:table-cell table:style-name="ce4" table:formula="of:=[Sheet2.A32]" office:value-type="float" office:value="2039">
            <text:p>2039</text:p>
          </table:table-cell>
          <table:table-cell table:style-name="ce9" table:formula="of:=[.D33]-63" office:value-type="date" office:date-value="2039-02-06">
            <text:p>6 Feb</text:p>
          </table:table-cell>
          <table:table-cell table:style-name="ce9" table:formula="of:=[.D33]-46" office:value-type="date" office:date-value="2039-02-23">
            <text:p>23 Feb</text:p>
          </table:table-cell>
          <table:table-cell table:style-name="ce9" table:formula="of:=[Sheet2.B32]" office:value-type="date" office:date-value="2039-04-10">
            <text:p>10 Apr</text:p>
          </table:table-cell>
          <table:table-cell table:style-name="ce9" table:formula="of:=[.D33]+39" office:value-type="date" office:date-value="2039-05-19">
            <text:p>19 May</text:p>
          </table:table-cell>
          <table:table-cell table:style-name="ce9" table:formula="of:=[.D33]+49" office:value-type="date" office:date-value="2039-05-29">
            <text:p>29 May</text:p>
          </table:table-cell>
          <table:table-cell table:style-name="ce14" table:formula="of:=INT(([.Q33]-1)/7)-4" office:value-type="float" office:value="25">
            <text:p>25</text:p>
          </table:table-cell>
          <table:table-cell table:style-name="ce9" table:formula="of:=[.F33]+[.G33]*7+7" office:value-type="date" office:date-value="2039-11-27">
            <text:p>27 Nov</text:p>
          </table:table-cell>
          <table:table-cell table:style-name="ce14" table:formula="of:=OFFSET([.$S$1];[.N33];0) &amp; IF([.M33];&quot; &quot; &amp; OFFSET([.$S$1];[.N33]+1;0);&quot;&quot;)" office:value-type="string" office:string-value="b">
            <text:p>b</text:p>
          </table:table-cell>
          <table:table-cell table:style-name="ce14" table:formula="of:=MOD([.A33];19)+1" office:value-type="float" office:value="7">
            <text:p>7</text:p>
          </table:table-cell>
          <table:table-cell table:style-name="ce14" table:formula="of:=OFFSET([.$T$1];[.J33];0)" office:value-type="string" office:string-value="V (e)">
            <text:p>V (e)</text:p>
          </table:table-cell>
          <table:table-cell/>
          <table:table-cell table:style-name="ce16" table:formula="of:=ORG.OPENOFFICE.ISLEAPYEAR([.D33])" office:value-type="float" office:value="0">
            <text:p>0</text:p>
          </table:table-cell>
          <table:table-cell table:style-name="ce16" table:formula="of:=WEEKDAY(DATE([.A33];1;1))" office:value-type="float" office:value="7">
            <text:p>7</text:p>
          </table:table-cell>
          <table:table-cell table:style-name="Default" table:number-columns-repeated="2"/>
          <table:table-cell table:style-name="ce18" table:formula="of:=[.R33]-[.F33]" office:value-type="float" office:value="210">
            <text:p>210</text:p>
          </table:table-cell>
          <table:table-cell table:style-name="ce19" table:formula="of:=DATE([.A33];12;25)" office:value-type="date" office:date-value="2039-12-25">
            <text:p>25 Dec</text:p>
          </table:table-cell>
          <table:table-cell table:number-columns-repeated="2"/>
          <table:table-cell office:value-type="string">
            <text:p>M</text:p>
          </table:table-cell>
          <table:table-cell table:number-columns-repeated="238"/>
        </table:table-row>
        <table:table-row table:style-name="ro2">
          <table:table-cell table:style-name="ce2" table:formula="of:=[Sheet2.A33]" office:value-type="float" office:value="2040">
            <text:p>2040</text:p>
          </table:table-cell>
          <table:table-cell table:style-name="ce7" table:formula="of:=[.D34]-63" office:value-type="date" office:date-value="2040-01-29">
            <text:p>29 Jan</text:p>
          </table:table-cell>
          <table:table-cell table:style-name="ce7" table:formula="of:=[.D34]-46" office:value-type="date" office:date-value="2040-02-15">
            <text:p>15 Feb</text:p>
          </table:table-cell>
          <table:table-cell table:style-name="ce7" table:formula="of:=[Sheet2.B33]" office:value-type="date" office:date-value="2040-04-01">
            <text:p>1 Apr</text:p>
          </table:table-cell>
          <table:table-cell table:style-name="ce7" table:formula="of:=[.D34]+39" office:value-type="date" office:date-value="2040-05-10">
            <text:p>10 May</text:p>
          </table:table-cell>
          <table:table-cell table:style-name="ce7" table:formula="of:=[.D34]+49" office:value-type="date" office:date-value="2040-05-20">
            <text:p>20 May</text:p>
          </table:table-cell>
          <table:table-cell table:style-name="ce12" table:formula="of:=INT(([.Q34]-1)/7)-4" office:value-type="float" office:value="27">
            <text:p>27</text:p>
          </table:table-cell>
          <table:table-cell table:style-name="ce7" table:formula="of:=[.F34]+[.G34]*7+7" office:value-type="date" office:date-value="2040-12-02">
            <text:p>2 Dec</text:p>
          </table:table-cell>
          <table:table-cell table:style-name="ce13" table:formula="of:=OFFSET([.$S$1];[.N34];0) &amp; IF([.M34];&quot; &quot; &amp; OFFSET([.$S$1];[.N34]+1;0);&quot;&quot;)" office:value-type="string" office:string-value="A g">
            <text:p>A g</text:p>
          </table:table-cell>
          <table:table-cell table:style-name="ce13" table:formula="of:=MOD([.A34];19)+1" office:value-type="float" office:value="8">
            <text:p>8</text:p>
          </table:table-cell>
          <table:table-cell table:style-name="ce13" table:formula="of:=OFFSET([.$T$1];[.J34];0)" office:value-type="string" office:string-value="XVI (r)">
            <text:p>XVI (r)</text:p>
          </table:table-cell>
          <table:table-cell/>
          <table:table-cell table:style-name="ce16" table:formula="of:=ORG.OPENOFFICE.ISLEAPYEAR([.D34])" office:value-type="float" office:value="1">
            <text:p>1</text:p>
          </table:table-cell>
          <table:table-cell table:style-name="ce16" table:formula="of:=WEEKDAY(DATE([.A34];1;1))" office:value-type="float" office:value="1">
            <text:p>1</text:p>
          </table:table-cell>
          <table:table-cell table:style-name="Default" table:number-columns-repeated="2"/>
          <table:table-cell table:style-name="ce18" table:formula="of:=[.R34]-[.F34]" office:value-type="float" office:value="219">
            <text:p>219</text:p>
          </table:table-cell>
          <table:table-cell table:style-name="ce19" table:formula="of:=DATE([.A34];12;25)" office:value-type="date" office:date-value="2040-12-25">
            <text:p>25 Dec</text:p>
          </table:table-cell>
          <table:table-cell table:number-columns-repeated="2"/>
          <table:table-cell office:value-type="string">
            <text:p>N</text:p>
          </table:table-cell>
          <table:table-cell table:number-columns-repeated="238"/>
        </table:table-row>
        <table:table-row table:style-name="ro2">
          <table:table-cell table:style-name="ce3" table:formula="of:=[Sheet2.A34]" office:value-type="float" office:value="2041">
            <text:p>2041</text:p>
          </table:table-cell>
          <table:table-cell table:style-name="ce8" table:formula="of:=[.D35]-63" office:value-type="date" office:date-value="2041-02-17">
            <text:p>17 Feb</text:p>
          </table:table-cell>
          <table:table-cell table:style-name="ce8" table:formula="of:=[.D35]-46" office:value-type="date" office:date-value="2041-03-06">
            <text:p>6 Mar</text:p>
          </table:table-cell>
          <table:table-cell table:style-name="ce8" table:formula="of:=[Sheet2.B34]" office:value-type="date" office:date-value="2041-04-21">
            <text:p>21 Apr</text:p>
          </table:table-cell>
          <table:table-cell table:style-name="ce8" table:formula="of:=[.D35]+39" office:value-type="date" office:date-value="2041-05-30">
            <text:p>30 May</text:p>
          </table:table-cell>
          <table:table-cell table:style-name="ce8" table:formula="of:=[.D35]+49" office:value-type="date" office:date-value="2041-06-09">
            <text:p>9 Jun</text:p>
          </table:table-cell>
          <table:table-cell table:style-name="ce13" table:formula="of:=INT(([.Q35]-1)/7)-4" office:value-type="float" office:value="24">
            <text:p>24</text:p>
          </table:table-cell>
          <table:table-cell table:style-name="ce8" table:formula="of:=[.F35]+[.G35]*7+7" office:value-type="date" office:date-value="2041-12-01">
            <text:p>1 Dec</text:p>
          </table:table-cell>
          <table:table-cell table:style-name="ce13" table:formula="of:=OFFSET([.$S$1];[.N35];0) &amp; IF([.M35];&quot; &quot; &amp; OFFSET([.$S$1];[.N35]+1;0);&quot;&quot;)" office:value-type="string" office:string-value="f">
            <text:p>f</text:p>
          </table:table-cell>
          <table:table-cell table:style-name="ce13" table:formula="of:=MOD([.A35];19)+1" office:value-type="float" office:value="9">
            <text:p>9</text:p>
          </table:table-cell>
          <table:table-cell table:style-name="ce13" table:formula="of:=OFFSET([.$T$1];[.J35];0)" office:value-type="string" office:string-value="XXVII (H)">
            <text:p>XXVII (H)</text:p>
          </table:table-cell>
          <table:table-cell/>
          <table:table-cell table:style-name="ce16" table:formula="of:=ORG.OPENOFFICE.ISLEAPYEAR([.D35])" office:value-type="float" office:value="0">
            <text:p>0</text:p>
          </table:table-cell>
          <table:table-cell table:style-name="ce16" table:formula="of:=WEEKDAY(DATE([.A35];1;1))" office:value-type="float" office:value="3">
            <text:p>3</text:p>
          </table:table-cell>
          <table:table-cell table:style-name="Default" table:number-columns-repeated="2"/>
          <table:table-cell table:style-name="ce18" table:formula="of:=[.R35]-[.F35]" office:value-type="float" office:value="199">
            <text:p>199</text:p>
          </table:table-cell>
          <table:table-cell table:style-name="ce19" table:formula="of:=DATE([.A35];12;25)" office:value-type="date" office:date-value="2041-12-25">
            <text:p>25 Dec</text:p>
          </table:table-cell>
          <table:table-cell table:number-columns-repeated="2"/>
          <table:table-cell office:value-type="string">
            <text:p>P</text:p>
          </table:table-cell>
          <table:table-cell table:number-columns-repeated="238"/>
        </table:table-row>
        <table:table-row table:style-name="ro2">
          <table:table-cell table:style-name="ce3" table:formula="of:=[Sheet2.A35]" office:value-type="float" office:value="2042">
            <text:p>2042</text:p>
          </table:table-cell>
          <table:table-cell table:style-name="ce8" table:formula="of:=[.D36]-63" office:value-type="date" office:date-value="2042-02-02">
            <text:p>2 Feb</text:p>
          </table:table-cell>
          <table:table-cell table:style-name="ce8" table:formula="of:=[.D36]-46" office:value-type="date" office:date-value="2042-02-19">
            <text:p>19 Feb</text:p>
          </table:table-cell>
          <table:table-cell table:style-name="ce8" table:formula="of:=[Sheet2.B35]" office:value-type="date" office:date-value="2042-04-06">
            <text:p>6 Apr</text:p>
          </table:table-cell>
          <table:table-cell table:style-name="ce8" table:formula="of:=[.D36]+39" office:value-type="date" office:date-value="2042-05-15">
            <text:p>15 May</text:p>
          </table:table-cell>
          <table:table-cell table:style-name="ce8" table:formula="of:=[.D36]+49" office:value-type="date" office:date-value="2042-05-25">
            <text:p>25 May</text:p>
          </table:table-cell>
          <table:table-cell table:style-name="ce13" table:formula="of:=INT(([.Q36]-1)/7)-4" office:value-type="float" office:value="26">
            <text:p>26</text:p>
          </table:table-cell>
          <table:table-cell table:style-name="ce8" table:formula="of:=[.F36]+[.G36]*7+7" office:value-type="date" office:date-value="2042-11-30">
            <text:p>30 Nov</text:p>
          </table:table-cell>
          <table:table-cell table:style-name="ce13" table:formula="of:=OFFSET([.$S$1];[.N36];0) &amp; IF([.M36];&quot; &quot; &amp; OFFSET([.$S$1];[.N36]+1;0);&quot;&quot;)" office:value-type="string" office:string-value="e">
            <text:p>e</text:p>
          </table:table-cell>
          <table:table-cell table:style-name="ce13" table:formula="of:=MOD([.A36];19)+1" office:value-type="float" office:value="10">
            <text:p>10</text:p>
          </table:table-cell>
          <table:table-cell table:style-name="ce13" table:formula="of:=OFFSET([.$T$1];[.J36];0)" office:value-type="string" office:string-value="VIII (h)">
            <text:p>VIII (h)</text:p>
          </table:table-cell>
          <table:table-cell/>
          <table:table-cell table:style-name="ce16" table:formula="of:=ORG.OPENOFFICE.ISLEAPYEAR([.D36])" office:value-type="float" office:value="0">
            <text:p>0</text:p>
          </table:table-cell>
          <table:table-cell table:style-name="ce16" table:formula="of:=WEEKDAY(DATE([.A36];1;1))" office:value-type="float" office:value="4">
            <text:p>4</text:p>
          </table:table-cell>
          <table:table-cell table:style-name="Default" table:number-columns-repeated="2"/>
          <table:table-cell table:style-name="ce18" table:formula="of:=[.R36]-[.F36]" office:value-type="float" office:value="214">
            <text:p>214</text:p>
          </table:table-cell>
          <table:table-cell table:style-name="ce19" table:formula="of:=DATE([.A36];12;25)" office:value-type="date" office:date-value="2042-12-25">
            <text:p>25 Dec</text:p>
          </table:table-cell>
          <table:table-cell table:number-columns-repeated="241"/>
        </table:table-row>
        <table:table-row table:style-name="ro2">
          <table:table-cell table:style-name="ce4" table:formula="of:=[Sheet2.A36]" office:value-type="float" office:value="2043">
            <text:p>2043</text:p>
          </table:table-cell>
          <table:table-cell table:style-name="ce9" table:formula="of:=[.D37]-63" office:value-type="date" office:date-value="2043-01-25">
            <text:p>25 Jan</text:p>
          </table:table-cell>
          <table:table-cell table:style-name="ce9" table:formula="of:=[.D37]-46" office:value-type="date" office:date-value="2043-02-11">
            <text:p>11 Feb</text:p>
          </table:table-cell>
          <table:table-cell table:style-name="ce9" table:formula="of:=[Sheet2.B36]" office:value-type="date" office:date-value="2043-03-29">
            <text:p>29 Mar</text:p>
          </table:table-cell>
          <table:table-cell table:style-name="ce9" table:formula="of:=[.D37]+39" office:value-type="date" office:date-value="2043-05-07">
            <text:p>7 May</text:p>
          </table:table-cell>
          <table:table-cell table:style-name="ce9" table:formula="of:=[.D37]+49" office:value-type="date" office:date-value="2043-05-17">
            <text:p>17 May</text:p>
          </table:table-cell>
          <table:table-cell table:style-name="ce14" table:formula="of:=INT(([.Q37]-1)/7)-4" office:value-type="float" office:value="27">
            <text:p>27</text:p>
          </table:table-cell>
          <table:table-cell table:style-name="ce9" table:formula="of:=[.F37]+[.G37]*7+7" office:value-type="date" office:date-value="2043-11-29">
            <text:p>29 Nov</text:p>
          </table:table-cell>
          <table:table-cell table:style-name="ce14" table:formula="of:=OFFSET([.$S$1];[.N37];0) &amp; IF([.M37];&quot; &quot; &amp; OFFSET([.$S$1];[.N37]+1;0);&quot;&quot;)" office:value-type="string" office:string-value="d">
            <text:p>d</text:p>
          </table:table-cell>
          <table:table-cell table:style-name="ce14" table:formula="of:=MOD([.A37];19)+1" office:value-type="float" office:value="11">
            <text:p>11</text:p>
          </table:table-cell>
          <table:table-cell table:style-name="ce14" table:formula="of:=OFFSET([.$T$1];[.J37];0)" office:value-type="string" office:string-value="XIX (u)">
            <text:p>XIX (u)</text:p>
          </table:table-cell>
          <table:table-cell/>
          <table:table-cell table:style-name="ce16" table:formula="of:=ORG.OPENOFFICE.ISLEAPYEAR([.D37])" office:value-type="float" office:value="0">
            <text:p>0</text:p>
          </table:table-cell>
          <table:table-cell table:style-name="ce16" table:formula="of:=WEEKDAY(DATE([.A37];1;1))" office:value-type="float" office:value="5">
            <text:p>5</text:p>
          </table:table-cell>
          <table:table-cell table:style-name="Default" table:number-columns-repeated="2"/>
          <table:table-cell table:style-name="ce18" table:formula="of:=[.R37]-[.F37]" office:value-type="float" office:value="222">
            <text:p>222</text:p>
          </table:table-cell>
          <table:table-cell table:style-name="ce19" table:formula="of:=DATE([.A37];12;25)" office:value-type="date" office:date-value="2043-12-25">
            <text:p>25 Dec</text:p>
          </table:table-cell>
          <table:table-cell table:number-columns-repeated="241"/>
        </table:table-row>
        <table:table-row table:style-name="ro2">
          <table:table-cell table:style-name="ce2" table:formula="of:=[Sheet2.A37]" office:value-type="float" office:value="2044">
            <text:p>2044</text:p>
          </table:table-cell>
          <table:table-cell table:style-name="ce7" table:formula="of:=[.D38]-63" office:value-type="date" office:date-value="2044-02-14">
            <text:p>14 Feb</text:p>
          </table:table-cell>
          <table:table-cell table:style-name="ce7" table:formula="of:=[.D38]-46" office:value-type="date" office:date-value="2044-03-02">
            <text:p>2 Mar</text:p>
          </table:table-cell>
          <table:table-cell table:style-name="ce7" table:formula="of:=[Sheet2.B37]" office:value-type="date" office:date-value="2044-04-17">
            <text:p>17 Apr</text:p>
          </table:table-cell>
          <table:table-cell table:style-name="ce7" table:formula="of:=[.D38]+39" office:value-type="date" office:date-value="2044-05-26">
            <text:p>26 May</text:p>
          </table:table-cell>
          <table:table-cell table:style-name="ce7" table:formula="of:=[.D38]+49" office:value-type="date" office:date-value="2044-06-05">
            <text:p>5 Jun</text:p>
          </table:table-cell>
          <table:table-cell table:style-name="ce12" table:formula="of:=INT(([.Q38]-1)/7)-4" office:value-type="float" office:value="24">
            <text:p>24</text:p>
          </table:table-cell>
          <table:table-cell table:style-name="ce7" table:formula="of:=[.F38]+[.G38]*7+7" office:value-type="date" office:date-value="2044-11-27">
            <text:p>27 Nov</text:p>
          </table:table-cell>
          <table:table-cell table:style-name="ce13" table:formula="of:=OFFSET([.$S$1];[.N38];0) &amp; IF([.M38];&quot; &quot; &amp; OFFSET([.$S$1];[.N38]+1;0);&quot;&quot;)" office:value-type="string" office:string-value="c b">
            <text:p>c b</text:p>
          </table:table-cell>
          <table:table-cell table:style-name="ce13" table:formula="of:=MOD([.A38];19)+1" office:value-type="float" office:value="12">
            <text:p>12</text:p>
          </table:table-cell>
          <table:table-cell table:style-name="ce13" table:formula="of:=OFFSET([.$T$1];[.J38];0)" office:value-type="string" office:string-value="* (P)">
            <text:p>* (P)</text:p>
          </table:table-cell>
          <table:table-cell/>
          <table:table-cell table:style-name="ce16" table:formula="of:=ORG.OPENOFFICE.ISLEAPYEAR([.D38])" office:value-type="float" office:value="1">
            <text:p>1</text:p>
          </table:table-cell>
          <table:table-cell table:style-name="ce16" table:formula="of:=WEEKDAY(DATE([.A38];1;1))" office:value-type="float" office:value="6">
            <text:p>6</text:p>
          </table:table-cell>
          <table:table-cell table:style-name="Default" table:number-columns-repeated="2"/>
          <table:table-cell table:style-name="ce18" table:formula="of:=[.R38]-[.F38]" office:value-type="float" office:value="203">
            <text:p>203</text:p>
          </table:table-cell>
          <table:table-cell table:style-name="ce19" table:formula="of:=DATE([.A38];12;25)" office:value-type="date" office:date-value="2044-12-25">
            <text:p>25 Dec</text:p>
          </table:table-cell>
          <table:table-cell table:number-columns-repeated="241"/>
        </table:table-row>
        <table:table-row table:style-name="ro2">
          <table:table-cell table:style-name="ce3" table:formula="of:=[Sheet2.A38]" office:value-type="float" office:value="2045">
            <text:p>2045</text:p>
          </table:table-cell>
          <table:table-cell table:style-name="ce8" table:formula="of:=[.D39]-63" office:value-type="date" office:date-value="2045-02-05">
            <text:p>5 Feb</text:p>
          </table:table-cell>
          <table:table-cell table:style-name="ce8" table:formula="of:=[.D39]-46" office:value-type="date" office:date-value="2045-02-22">
            <text:p>22 Feb</text:p>
          </table:table-cell>
          <table:table-cell table:style-name="ce8" table:formula="of:=[Sheet2.B38]" office:value-type="date" office:date-value="2045-04-09">
            <text:p>9 Apr</text:p>
          </table:table-cell>
          <table:table-cell table:style-name="ce8" table:formula="of:=[.D39]+39" office:value-type="date" office:date-value="2045-05-18">
            <text:p>18 May</text:p>
          </table:table-cell>
          <table:table-cell table:style-name="ce8" table:formula="of:=[.D39]+49" office:value-type="date" office:date-value="2045-05-28">
            <text:p>28 May</text:p>
          </table:table-cell>
          <table:table-cell table:style-name="ce13" table:formula="of:=INT(([.Q39]-1)/7)-4" office:value-type="float" office:value="26">
            <text:p>26</text:p>
          </table:table-cell>
          <table:table-cell table:style-name="ce8" table:formula="of:=[.F39]+[.G39]*7+7" office:value-type="date" office:date-value="2045-12-03">
            <text:p>3 Dec</text:p>
          </table:table-cell>
          <table:table-cell table:style-name="ce13" table:formula="of:=OFFSET([.$S$1];[.N39];0) &amp; IF([.M39];&quot; &quot; &amp; OFFSET([.$S$1];[.N39]+1;0);&quot;&quot;)" office:value-type="string" office:string-value="A">
            <text:p>A</text:p>
          </table:table-cell>
          <table:table-cell table:style-name="ce13" table:formula="of:=MOD([.A39];19)+1" office:value-type="float" office:value="13">
            <text:p>13</text:p>
          </table:table-cell>
          <table:table-cell table:style-name="ce13" table:formula="of:=OFFSET([.$T$1];[.J39];0)" office:value-type="string" office:string-value="XI (l)">
            <text:p>XI (l)</text:p>
          </table:table-cell>
          <table:table-cell/>
          <table:table-cell table:style-name="ce16" table:formula="of:=ORG.OPENOFFICE.ISLEAPYEAR([.D39])" office:value-type="float" office:value="0">
            <text:p>0</text:p>
          </table:table-cell>
          <table:table-cell table:style-name="ce16" table:formula="of:=WEEKDAY(DATE([.A39];1;1))" office:value-type="float" office:value="1">
            <text:p>1</text:p>
          </table:table-cell>
          <table:table-cell table:style-name="Default" table:number-columns-repeated="2"/>
          <table:table-cell table:style-name="ce18" table:formula="of:=[.R39]-[.F39]" office:value-type="float" office:value="211">
            <text:p>211</text:p>
          </table:table-cell>
          <table:table-cell table:style-name="ce19" table:formula="of:=DATE([.A39];12;25)" office:value-type="date" office:date-value="2045-12-25">
            <text:p>25 Dec</text:p>
          </table:table-cell>
          <table:table-cell table:number-columns-repeated="241"/>
        </table:table-row>
        <table:table-row table:style-name="ro2">
          <table:table-cell table:style-name="ce3" table:formula="of:=[Sheet2.A39]" office:value-type="float" office:value="2046">
            <text:p>2046</text:p>
          </table:table-cell>
          <table:table-cell table:style-name="ce8" table:formula="of:=[.D40]-63" office:value-type="date" office:date-value="2046-01-21">
            <text:p>21 Jan</text:p>
          </table:table-cell>
          <table:table-cell table:style-name="ce8" table:formula="of:=[.D40]-46" office:value-type="date" office:date-value="2046-02-07">
            <text:p>7 Feb</text:p>
          </table:table-cell>
          <table:table-cell table:style-name="ce8" table:formula="of:=[Sheet2.B39]" office:value-type="date" office:date-value="2046-03-25">
            <text:p>25 Mar</text:p>
          </table:table-cell>
          <table:table-cell table:style-name="ce8" table:formula="of:=[.D40]+39" office:value-type="date" office:date-value="2046-05-03">
            <text:p>3 May</text:p>
          </table:table-cell>
          <table:table-cell table:style-name="ce8" table:formula="of:=[.D40]+49" office:value-type="date" office:date-value="2046-05-13">
            <text:p>13 May</text:p>
          </table:table-cell>
          <table:table-cell table:style-name="ce13" table:formula="of:=INT(([.Q40]-1)/7)-4" office:value-type="float" office:value="28">
            <text:p>28</text:p>
          </table:table-cell>
          <table:table-cell table:style-name="ce8" table:formula="of:=[.F40]+[.G40]*7+7" office:value-type="date" office:date-value="2046-12-02">
            <text:p>2 Dec</text:p>
          </table:table-cell>
          <table:table-cell table:style-name="ce13" table:formula="of:=OFFSET([.$S$1];[.N40];0) &amp; IF([.M40];&quot; &quot; &amp; OFFSET([.$S$1];[.N40]+1;0);&quot;&quot;)" office:value-type="string" office:string-value="g">
            <text:p>g</text:p>
          </table:table-cell>
          <table:table-cell table:style-name="ce13" table:formula="of:=MOD([.A40];19)+1" office:value-type="float" office:value="14">
            <text:p>14</text:p>
          </table:table-cell>
          <table:table-cell table:style-name="ce13" table:formula="of:=OFFSET([.$T$1];[.J40];0)" office:value-type="string" office:string-value="XXII (C)">
            <text:p>XXII (C)</text:p>
          </table:table-cell>
          <table:table-cell/>
          <table:table-cell table:style-name="ce16" table:formula="of:=ORG.OPENOFFICE.ISLEAPYEAR([.D40])" office:value-type="float" office:value="0">
            <text:p>0</text:p>
          </table:table-cell>
          <table:table-cell table:style-name="ce16" table:formula="of:=WEEKDAY(DATE([.A40];1;1))" office:value-type="float" office:value="2">
            <text:p>2</text:p>
          </table:table-cell>
          <table:table-cell table:style-name="Default" table:number-columns-repeated="2"/>
          <table:table-cell table:style-name="ce18" table:formula="of:=[.R40]-[.F40]" office:value-type="float" office:value="226">
            <text:p>226</text:p>
          </table:table-cell>
          <table:table-cell table:style-name="ce19" table:formula="of:=DATE([.A40];12;25)" office:value-type="date" office:date-value="2046-12-25">
            <text:p>25 Dec</text:p>
          </table:table-cell>
          <table:table-cell table:number-columns-repeated="241"/>
        </table:table-row>
        <table:table-row table:style-name="ro2">
          <table:table-cell table:style-name="ce4" table:formula="of:=[Sheet2.A40]" office:value-type="float" office:value="2047">
            <text:p>2047</text:p>
          </table:table-cell>
          <table:table-cell table:style-name="ce9" table:formula="of:=[.D41]-63" office:value-type="date" office:date-value="2047-02-10">
            <text:p>10 Feb</text:p>
          </table:table-cell>
          <table:table-cell table:style-name="ce9" table:formula="of:=[.D41]-46" office:value-type="date" office:date-value="2047-02-27">
            <text:p>27 Feb</text:p>
          </table:table-cell>
          <table:table-cell table:style-name="ce9" table:formula="of:=[Sheet2.B40]" office:value-type="date" office:date-value="2047-04-14">
            <text:p>14 Apr</text:p>
          </table:table-cell>
          <table:table-cell table:style-name="ce9" table:formula="of:=[.D41]+39" office:value-type="date" office:date-value="2047-05-23">
            <text:p>23 May</text:p>
          </table:table-cell>
          <table:table-cell table:style-name="ce9" table:formula="of:=[.D41]+49" office:value-type="date" office:date-value="2047-06-02">
            <text:p>2 Jun</text:p>
          </table:table-cell>
          <table:table-cell table:style-name="ce14" table:formula="of:=INT(([.Q41]-1)/7)-4" office:value-type="float" office:value="25">
            <text:p>25</text:p>
          </table:table-cell>
          <table:table-cell table:style-name="ce9" table:formula="of:=[.F41]+[.G41]*7+7" office:value-type="date" office:date-value="2047-12-01">
            <text:p>1 Dec</text:p>
          </table:table-cell>
          <table:table-cell table:style-name="ce14" table:formula="of:=OFFSET([.$S$1];[.N41];0) &amp; IF([.M41];&quot; &quot; &amp; OFFSET([.$S$1];[.N41]+1;0);&quot;&quot;)" office:value-type="string" office:string-value="f">
            <text:p>f</text:p>
          </table:table-cell>
          <table:table-cell table:style-name="ce14" table:formula="of:=MOD([.A41];19)+1" office:value-type="float" office:value="15">
            <text:p>15</text:p>
          </table:table-cell>
          <table:table-cell table:style-name="ce14" table:formula="of:=OFFSET([.$T$1];[.J41];0)" office:value-type="string" office:string-value="III (c)">
            <text:p>III (c)</text:p>
          </table:table-cell>
          <table:table-cell/>
          <table:table-cell table:style-name="ce16" table:formula="of:=ORG.OPENOFFICE.ISLEAPYEAR([.D41])" office:value-type="float" office:value="0">
            <text:p>0</text:p>
          </table:table-cell>
          <table:table-cell table:style-name="ce16" table:formula="of:=WEEKDAY(DATE([.A41];1;1))" office:value-type="float" office:value="3">
            <text:p>3</text:p>
          </table:table-cell>
          <table:table-cell table:style-name="Default" table:number-columns-repeated="2"/>
          <table:table-cell table:style-name="ce18" table:formula="of:=[.R41]-[.F41]" office:value-type="float" office:value="206">
            <text:p>206</text:p>
          </table:table-cell>
          <table:table-cell table:style-name="ce19" table:formula="of:=DATE([.A41];12;25)" office:value-type="date" office:date-value="2047-12-25">
            <text:p>25 Dec</text:p>
          </table:table-cell>
          <table:table-cell table:number-columns-repeated="241"/>
        </table:table-row>
        <table:table-row table:style-name="ro2" table:number-rows-repeated="65494">
          <table:table-cell table:number-columns-repeated="259"/>
        </table:table-row>
        <table:table-row table:style-name="ro2">
          <table:table-cell table:number-columns-repeated="259"/>
        </table:table-row>
      </table:table>
      <table:table table:name="Sheet2" table:style-name="ta1" table:print="false">
        <table:table-column table:style-name="co8" table:default-cell-style-name="Default"/>
        <table:table-column table:style-name="co8" table:default-cell-style-name="ce20"/>
        <table:table-column table:style-name="co8" table:number-columns-repeated="8" table:default-cell-style-name="ce21"/>
        <table:table-column table:style-name="co8" table:default-cell-style-name="ce20"/>
        <table:table-row table:style-name="ro2">
          <table:table-cell office:value-type="float" office:value="2008">
            <text:p>2008</text:p>
          </table:table-cell>
          <table:table-cell table:formula="of:=[.K1]" office:value-type="date" office:date-value="2008-03-23">
            <text:p>3/23/2008</text:p>
          </table:table-cell>
          <table:table-cell table:formula="of:=MOD([.A1];19)" office:value-type="float" office:value="13">
            <text:p>13</text:p>
          </table:table-cell>
          <table:table-cell table:formula="of:=MOD([.A1];4)" office:value-type="float" office:value="0">
            <text:p>0</text:p>
          </table:table-cell>
          <table:table-cell table:formula="of:=MOD([.A1];7)" office:value-type="float" office:value="6">
            <text:p>6</text:p>
          </table:table-cell>
          <table:table-cell table:formula="of:=MOD((19*[.C1]+[.H1]);30)" office:value-type="float" office:value="1">
            <text:p>1</text:p>
          </table:table-cell>
          <table:table-cell table:formula="of:=MOD((2*[.D1]+4*[.E1]+6*[.F1]+[.I1]);7)" office:value-type="float" office:value="0">
            <text:p>0</text:p>
          </table:table-cell>
          <table:table-cell table:formula="of:=IF([.A1]&lt;1700;22;IF([.A1]&lt;1900;23;IF([.A1]&lt;2200;24;25)))" office:value-type="float" office:value="24">
            <text:p>24</text:p>
          </table:table-cell>
          <table:table-cell table:formula="of:=IF([.A1]&lt;1700;2;IF([.A1]&lt;1800;3;IF([.A1]&lt;1900;4;IF([.A1]&lt;2100;5;IF([.A1]&lt;2200;6;0)))))" office:value-type="float" office:value="5">
            <text:p>5</text:p>
          </table:table-cell>
          <table:table-cell table:formula="of:=IF([.F1]+[.G1]=35;28;IF(AND([.F1]=28;[.G1]=6;[.C1]&gt;10);27;[.F1]+[.G1]))" office:value-type="float" office:value="1">
            <text:p>1</text:p>
          </table:table-cell>
          <table:table-cell table:formula="of:=DATE([.A1];3;22)+[.J1]" office:value-type="date" office:date-value="2008-03-23">
            <text:p>3/23/2008</text:p>
          </table:table-cell>
        </table:table-row>
        <table:table-row table:style-name="ro2">
          <table:table-cell table:formula="of:=[.A1]+1" office:value-type="float" office:value="2009">
            <text:p>2009</text:p>
          </table:table-cell>
          <table:table-cell table:formula="of:=[.K2]" office:value-type="date" office:date-value="2009-04-12">
            <text:p>4/12/2009</text:p>
          </table:table-cell>
          <table:table-cell table:formula="of:=MOD([.A2];19)" office:value-type="float" office:value="14">
            <text:p>14</text:p>
          </table:table-cell>
          <table:table-cell table:formula="of:=MOD([.A2];4)" office:value-type="float" office:value="1">
            <text:p>1</text:p>
          </table:table-cell>
          <table:table-cell table:formula="of:=MOD([.A2];7)" office:value-type="float" office:value="0">
            <text:p>0</text:p>
          </table:table-cell>
          <table:table-cell table:formula="of:=MOD((19*[.C2]+[.H2]);30)" office:value-type="float" office:value="20">
            <text:p>20</text:p>
          </table:table-cell>
          <table:table-cell table:formula="of:=MOD((2*[.D2]+4*[.E2]+6*[.F2]+[.I2]);7)" office:value-type="float" office:value="1">
            <text:p>1</text:p>
          </table:table-cell>
          <table:table-cell table:formula="of:=IF([.A2]&lt;1700;22;IF([.A2]&lt;1900;23;IF([.A2]&lt;2200;24;25)))" office:value-type="float" office:value="24">
            <text:p>24</text:p>
          </table:table-cell>
          <table:table-cell table:formula="of:=IF([.A2]&lt;1700;2;IF([.A2]&lt;1800;3;IF([.A2]&lt;1900;4;IF([.A2]&lt;2100;5;IF([.A2]&lt;2200;6;0)))))" office:value-type="float" office:value="5">
            <text:p>5</text:p>
          </table:table-cell>
          <table:table-cell table:formula="of:=IF([.F2]+[.G2]=35;28;IF(AND([.F2]=28;[.G2]=6;[.C2]&gt;10);27;[.F2]+[.G2]))" office:value-type="float" office:value="21">
            <text:p>21</text:p>
          </table:table-cell>
          <table:table-cell table:formula="of:=DATE([.A2];3;22)+[.J2]" office:value-type="date" office:date-value="2009-04-12">
            <text:p>4/12/2009</text:p>
          </table:table-cell>
        </table:table-row>
        <table:table-row table:style-name="ro2">
          <table:table-cell table:formula="of:=[.A2]+1" office:value-type="float" office:value="2010">
            <text:p>2010</text:p>
          </table:table-cell>
          <table:table-cell table:formula="of:=[.K3]" office:value-type="date" office:date-value="2010-04-04">
            <text:p>4/4/2010</text:p>
          </table:table-cell>
          <table:table-cell table:formula="of:=MOD([.A3];19)" office:value-type="float" office:value="15">
            <text:p>15</text:p>
          </table:table-cell>
          <table:table-cell table:formula="of:=MOD([.A3];4)" office:value-type="float" office:value="2">
            <text:p>2</text:p>
          </table:table-cell>
          <table:table-cell table:formula="of:=MOD([.A3];7)" office:value-type="float" office:value="1">
            <text:p>1</text:p>
          </table:table-cell>
          <table:table-cell table:formula="of:=MOD((19*[.C3]+[.H3]);30)" office:value-type="float" office:value="9">
            <text:p>9</text:p>
          </table:table-cell>
          <table:table-cell table:formula="of:=MOD((2*[.D3]+4*[.E3]+6*[.F3]+[.I3]);7)" office:value-type="float" office:value="4">
            <text:p>4</text:p>
          </table:table-cell>
          <table:table-cell table:formula="of:=IF([.A3]&lt;1700;22;IF([.A3]&lt;1900;23;IF([.A3]&lt;2200;24;25)))" office:value-type="float" office:value="24">
            <text:p>24</text:p>
          </table:table-cell>
          <table:table-cell table:formula="of:=IF([.A3]&lt;1700;2;IF([.A3]&lt;1800;3;IF([.A3]&lt;1900;4;IF([.A3]&lt;2100;5;IF([.A3]&lt;2200;6;0)))))" office:value-type="float" office:value="5">
            <text:p>5</text:p>
          </table:table-cell>
          <table:table-cell table:formula="of:=IF([.F3]+[.G3]=35;28;IF(AND([.F3]=28;[.G3]=6;[.C3]&gt;10);27;[.F3]+[.G3]))" office:value-type="float" office:value="13">
            <text:p>13</text:p>
          </table:table-cell>
          <table:table-cell table:formula="of:=DATE([.A3];3;22)+[.J3]" office:value-type="date" office:date-value="2010-04-04">
            <text:p>4/4/2010</text:p>
          </table:table-cell>
        </table:table-row>
        <table:table-row table:style-name="ro2">
          <table:table-cell table:formula="of:=[.A3]+1" office:value-type="float" office:value="2011">
            <text:p>2011</text:p>
          </table:table-cell>
          <table:table-cell table:formula="of:=[.K4]" office:value-type="date" office:date-value="2011-04-24">
            <text:p>4/24/2011</text:p>
          </table:table-cell>
          <table:table-cell table:formula="of:=MOD([.A4];19)" office:value-type="float" office:value="16">
            <text:p>16</text:p>
          </table:table-cell>
          <table:table-cell table:formula="of:=MOD([.A4];4)" office:value-type="float" office:value="3">
            <text:p>3</text:p>
          </table:table-cell>
          <table:table-cell table:formula="of:=MOD([.A4];7)" office:value-type="float" office:value="2">
            <text:p>2</text:p>
          </table:table-cell>
          <table:table-cell table:formula="of:=MOD((19*[.C4]+[.H4]);30)" office:value-type="float" office:value="28">
            <text:p>28</text:p>
          </table:table-cell>
          <table:table-cell table:formula="of:=MOD((2*[.D4]+4*[.E4]+6*[.F4]+[.I4]);7)" office:value-type="float" office:value="5">
            <text:p>5</text:p>
          </table:table-cell>
          <table:table-cell table:formula="of:=IF([.A4]&lt;1700;22;IF([.A4]&lt;1900;23;IF([.A4]&lt;2200;24;25)))" office:value-type="float" office:value="24">
            <text:p>24</text:p>
          </table:table-cell>
          <table:table-cell table:formula="of:=IF([.A4]&lt;1700;2;IF([.A4]&lt;1800;3;IF([.A4]&lt;1900;4;IF([.A4]&lt;2100;5;IF([.A4]&lt;2200;6;0)))))" office:value-type="float" office:value="5">
            <text:p>5</text:p>
          </table:table-cell>
          <table:table-cell table:formula="of:=IF([.F4]+[.G4]=35;28;IF(AND([.F4]=28;[.G4]=6;[.C4]&gt;10);27;[.F4]+[.G4]))" office:value-type="float" office:value="33">
            <text:p>33</text:p>
          </table:table-cell>
          <table:table-cell table:formula="of:=DATE([.A4];3;22)+[.J4]" office:value-type="date" office:date-value="2011-04-24">
            <text:p>4/24/2011</text:p>
          </table:table-cell>
        </table:table-row>
        <table:table-row table:style-name="ro2">
          <table:table-cell table:formula="of:=[.A4]+1" office:value-type="float" office:value="2012">
            <text:p>2012</text:p>
          </table:table-cell>
          <table:table-cell table:formula="of:=[.K5]" office:value-type="date" office:date-value="2012-04-08">
            <text:p>4/8/2012</text:p>
          </table:table-cell>
          <table:table-cell table:formula="of:=MOD([.A5];19)" office:value-type="float" office:value="17">
            <text:p>17</text:p>
          </table:table-cell>
          <table:table-cell table:formula="of:=MOD([.A5];4)" office:value-type="float" office:value="0">
            <text:p>0</text:p>
          </table:table-cell>
          <table:table-cell table:formula="of:=MOD([.A5];7)" office:value-type="float" office:value="3">
            <text:p>3</text:p>
          </table:table-cell>
          <table:table-cell table:formula="of:=MOD((19*[.C5]+[.H5]);30)" office:value-type="float" office:value="17">
            <text:p>17</text:p>
          </table:table-cell>
          <table:table-cell table:formula="of:=MOD((2*[.D5]+4*[.E5]+6*[.F5]+[.I5]);7)" office:value-type="float" office:value="0">
            <text:p>0</text:p>
          </table:table-cell>
          <table:table-cell table:formula="of:=IF([.A5]&lt;1700;22;IF([.A5]&lt;1900;23;IF([.A5]&lt;2200;24;25)))" office:value-type="float" office:value="24">
            <text:p>24</text:p>
          </table:table-cell>
          <table:table-cell table:formula="of:=IF([.A5]&lt;1700;2;IF([.A5]&lt;1800;3;IF([.A5]&lt;1900;4;IF([.A5]&lt;2100;5;IF([.A5]&lt;2200;6;0)))))" office:value-type="float" office:value="5">
            <text:p>5</text:p>
          </table:table-cell>
          <table:table-cell table:formula="of:=IF([.F5]+[.G5]=35;28;IF(AND([.F5]=28;[.G5]=6;[.C5]&gt;10);27;[.F5]+[.G5]))" office:value-type="float" office:value="17">
            <text:p>17</text:p>
          </table:table-cell>
          <table:table-cell table:formula="of:=DATE([.A5];3;22)+[.J5]" office:value-type="date" office:date-value="2012-04-08">
            <text:p>4/8/2012</text:p>
          </table:table-cell>
        </table:table-row>
        <table:table-row table:style-name="ro2">
          <table:table-cell table:formula="of:=[.A5]+1" office:value-type="float" office:value="2013">
            <text:p>2013</text:p>
          </table:table-cell>
          <table:table-cell table:formula="of:=[.K6]" office:value-type="date" office:date-value="2013-03-31">
            <text:p>3/31/2013</text:p>
          </table:table-cell>
          <table:table-cell table:formula="of:=MOD([.A6];19)" office:value-type="float" office:value="18">
            <text:p>18</text:p>
          </table:table-cell>
          <table:table-cell table:formula="of:=MOD([.A6];4)" office:value-type="float" office:value="1">
            <text:p>1</text:p>
          </table:table-cell>
          <table:table-cell table:formula="of:=MOD([.A6];7)" office:value-type="float" office:value="4">
            <text:p>4</text:p>
          </table:table-cell>
          <table:table-cell table:formula="of:=MOD((19*[.C6]+[.H6]);30)" office:value-type="float" office:value="6">
            <text:p>6</text:p>
          </table:table-cell>
          <table:table-cell table:formula="of:=MOD((2*[.D6]+4*[.E6]+6*[.F6]+[.I6]);7)" office:value-type="float" office:value="3">
            <text:p>3</text:p>
          </table:table-cell>
          <table:table-cell table:formula="of:=IF([.A6]&lt;1700;22;IF([.A6]&lt;1900;23;IF([.A6]&lt;2200;24;25)))" office:value-type="float" office:value="24">
            <text:p>24</text:p>
          </table:table-cell>
          <table:table-cell table:formula="of:=IF([.A6]&lt;1700;2;IF([.A6]&lt;1800;3;IF([.A6]&lt;1900;4;IF([.A6]&lt;2100;5;IF([.A6]&lt;2200;6;0)))))" office:value-type="float" office:value="5">
            <text:p>5</text:p>
          </table:table-cell>
          <table:table-cell table:formula="of:=IF([.F6]+[.G6]=35;28;IF(AND([.F6]=28;[.G6]=6;[.C6]&gt;10);27;[.F6]+[.G6]))" office:value-type="float" office:value="9">
            <text:p>9</text:p>
          </table:table-cell>
          <table:table-cell table:formula="of:=DATE([.A6];3;22)+[.J6]" office:value-type="date" office:date-value="2013-03-31">
            <text:p>3/31/2013</text:p>
          </table:table-cell>
        </table:table-row>
        <table:table-row table:style-name="ro2">
          <table:table-cell table:formula="of:=[.A6]+1" office:value-type="float" office:value="2014">
            <text:p>2014</text:p>
          </table:table-cell>
          <table:table-cell table:formula="of:=[.K7]" office:value-type="date" office:date-value="2014-04-20">
            <text:p>4/20/2014</text:p>
          </table:table-cell>
          <table:table-cell table:formula="of:=MOD([.A7];19)" office:value-type="float" office:value="0">
            <text:p>0</text:p>
          </table:table-cell>
          <table:table-cell table:formula="of:=MOD([.A7];4)" office:value-type="float" office:value="2">
            <text:p>2</text:p>
          </table:table-cell>
          <table:table-cell table:formula="of:=MOD([.A7];7)" office:value-type="float" office:value="5">
            <text:p>5</text:p>
          </table:table-cell>
          <table:table-cell table:formula="of:=MOD((19*[.C7]+[.H7]);30)" office:value-type="float" office:value="24">
            <text:p>24</text:p>
          </table:table-cell>
          <table:table-cell table:formula="of:=MOD((2*[.D7]+4*[.E7]+6*[.F7]+[.I7]);7)" office:value-type="float" office:value="5">
            <text:p>5</text:p>
          </table:table-cell>
          <table:table-cell table:formula="of:=IF([.A7]&lt;1700;22;IF([.A7]&lt;1900;23;IF([.A7]&lt;2200;24;25)))" office:value-type="float" office:value="24">
            <text:p>24</text:p>
          </table:table-cell>
          <table:table-cell table:formula="of:=IF([.A7]&lt;1700;2;IF([.A7]&lt;1800;3;IF([.A7]&lt;1900;4;IF([.A7]&lt;2100;5;IF([.A7]&lt;2200;6;0)))))" office:value-type="float" office:value="5">
            <text:p>5</text:p>
          </table:table-cell>
          <table:table-cell table:formula="of:=IF([.F7]+[.G7]=35;28;IF(AND([.F7]=28;[.G7]=6;[.C7]&gt;10);27;[.F7]+[.G7]))" office:value-type="float" office:value="29">
            <text:p>29</text:p>
          </table:table-cell>
          <table:table-cell table:formula="of:=DATE([.A7];3;22)+[.J7]" office:value-type="date" office:date-value="2014-04-20">
            <text:p>4/20/2014</text:p>
          </table:table-cell>
        </table:table-row>
        <table:table-row table:style-name="ro2">
          <table:table-cell table:formula="of:=[.A7]+1" office:value-type="float" office:value="2015">
            <text:p>2015</text:p>
          </table:table-cell>
          <table:table-cell table:formula="of:=[.K8]" office:value-type="date" office:date-value="2015-04-05">
            <text:p>4/5/2015</text:p>
          </table:table-cell>
          <table:table-cell table:formula="of:=MOD([.A8];19)" office:value-type="float" office:value="1">
            <text:p>1</text:p>
          </table:table-cell>
          <table:table-cell table:formula="of:=MOD([.A8];4)" office:value-type="float" office:value="3">
            <text:p>3</text:p>
          </table:table-cell>
          <table:table-cell table:formula="of:=MOD([.A8];7)" office:value-type="float" office:value="6">
            <text:p>6</text:p>
          </table:table-cell>
          <table:table-cell table:formula="of:=MOD((19*[.C8]+[.H8]);30)" office:value-type="float" office:value="13">
            <text:p>13</text:p>
          </table:table-cell>
          <table:table-cell table:formula="of:=MOD((2*[.D8]+4*[.E8]+6*[.F8]+[.I8]);7)" office:value-type="float" office:value="1">
            <text:p>1</text:p>
          </table:table-cell>
          <table:table-cell table:formula="of:=IF([.A8]&lt;1700;22;IF([.A8]&lt;1900;23;IF([.A8]&lt;2200;24;25)))" office:value-type="float" office:value="24">
            <text:p>24</text:p>
          </table:table-cell>
          <table:table-cell table:formula="of:=IF([.A8]&lt;1700;2;IF([.A8]&lt;1800;3;IF([.A8]&lt;1900;4;IF([.A8]&lt;2100;5;IF([.A8]&lt;2200;6;0)))))" office:value-type="float" office:value="5">
            <text:p>5</text:p>
          </table:table-cell>
          <table:table-cell table:formula="of:=IF([.F8]+[.G8]=35;28;IF(AND([.F8]=28;[.G8]=6;[.C8]&gt;10);27;[.F8]+[.G8]))" office:value-type="float" office:value="14">
            <text:p>14</text:p>
          </table:table-cell>
          <table:table-cell table:formula="of:=DATE([.A8];3;22)+[.J8]" office:value-type="date" office:date-value="2015-04-05">
            <text:p>4/5/2015</text:p>
          </table:table-cell>
        </table:table-row>
        <table:table-row table:style-name="ro2">
          <table:table-cell table:formula="of:=[.A8]+1" office:value-type="float" office:value="2016">
            <text:p>2016</text:p>
          </table:table-cell>
          <table:table-cell table:formula="of:=[.K9]" office:value-type="date" office:date-value="2016-03-27">
            <text:p>3/27/2016</text:p>
          </table:table-cell>
          <table:table-cell table:formula="of:=MOD([.A9];19)" office:value-type="float" office:value="2">
            <text:p>2</text:p>
          </table:table-cell>
          <table:table-cell table:formula="of:=MOD([.A9];4)" office:value-type="float" office:value="0">
            <text:p>0</text:p>
          </table:table-cell>
          <table:table-cell table:formula="of:=MOD([.A9];7)" office:value-type="float" office:value="0">
            <text:p>0</text:p>
          </table:table-cell>
          <table:table-cell table:formula="of:=MOD((19*[.C9]+[.H9]);30)" office:value-type="float" office:value="2">
            <text:p>2</text:p>
          </table:table-cell>
          <table:table-cell table:formula="of:=MOD((2*[.D9]+4*[.E9]+6*[.F9]+[.I9]);7)" office:value-type="float" office:value="3">
            <text:p>3</text:p>
          </table:table-cell>
          <table:table-cell table:formula="of:=IF([.A9]&lt;1700;22;IF([.A9]&lt;1900;23;IF([.A9]&lt;2200;24;25)))" office:value-type="float" office:value="24">
            <text:p>24</text:p>
          </table:table-cell>
          <table:table-cell table:formula="of:=IF([.A9]&lt;1700;2;IF([.A9]&lt;1800;3;IF([.A9]&lt;1900;4;IF([.A9]&lt;2100;5;IF([.A9]&lt;2200;6;0)))))" office:value-type="float" office:value="5">
            <text:p>5</text:p>
          </table:table-cell>
          <table:table-cell table:formula="of:=IF([.F9]+[.G9]=35;28;IF(AND([.F9]=28;[.G9]=6;[.C9]&gt;10);27;[.F9]+[.G9]))" office:value-type="float" office:value="5">
            <text:p>5</text:p>
          </table:table-cell>
          <table:table-cell table:formula="of:=DATE([.A9];3;22)+[.J9]" office:value-type="date" office:date-value="2016-03-27">
            <text:p>3/27/2016</text:p>
          </table:table-cell>
        </table:table-row>
        <table:table-row table:style-name="ro2">
          <table:table-cell table:formula="of:=[.A9]+1" office:value-type="float" office:value="2017">
            <text:p>2017</text:p>
          </table:table-cell>
          <table:table-cell table:formula="of:=[.K10]" office:value-type="date" office:date-value="2017-04-16">
            <text:p>4/16/2017</text:p>
          </table:table-cell>
          <table:table-cell table:formula="of:=MOD([.A10];19)" office:value-type="float" office:value="3">
            <text:p>3</text:p>
          </table:table-cell>
          <table:table-cell table:formula="of:=MOD([.A10];4)" office:value-type="float" office:value="1">
            <text:p>1</text:p>
          </table:table-cell>
          <table:table-cell table:formula="of:=MOD([.A10];7)" office:value-type="float" office:value="1">
            <text:p>1</text:p>
          </table:table-cell>
          <table:table-cell table:formula="of:=MOD((19*[.C10]+[.H10]);30)" office:value-type="float" office:value="21">
            <text:p>21</text:p>
          </table:table-cell>
          <table:table-cell table:formula="of:=MOD((2*[.D10]+4*[.E10]+6*[.F10]+[.I10]);7)" office:value-type="float" office:value="4">
            <text:p>4</text:p>
          </table:table-cell>
          <table:table-cell table:formula="of:=IF([.A10]&lt;1700;22;IF([.A10]&lt;1900;23;IF([.A10]&lt;2200;24;25)))" office:value-type="float" office:value="24">
            <text:p>24</text:p>
          </table:table-cell>
          <table:table-cell table:formula="of:=IF([.A10]&lt;1700;2;IF([.A10]&lt;1800;3;IF([.A10]&lt;1900;4;IF([.A10]&lt;2100;5;IF([.A10]&lt;2200;6;0)))))" office:value-type="float" office:value="5">
            <text:p>5</text:p>
          </table:table-cell>
          <table:table-cell table:formula="of:=IF([.F10]+[.G10]=35;28;IF(AND([.F10]=28;[.G10]=6;[.C10]&gt;10);27;[.F10]+[.G10]))" office:value-type="float" office:value="25">
            <text:p>25</text:p>
          </table:table-cell>
          <table:table-cell table:formula="of:=DATE([.A10];3;22)+[.J10]" office:value-type="date" office:date-value="2017-04-16">
            <text:p>4/16/2017</text:p>
          </table:table-cell>
        </table:table-row>
        <table:table-row table:style-name="ro2">
          <table:table-cell table:formula="of:=[.A10]+1" office:value-type="float" office:value="2018">
            <text:p>2018</text:p>
          </table:table-cell>
          <table:table-cell table:formula="of:=[.K11]" office:value-type="date" office:date-value="2018-04-01">
            <text:p>4/1/2018</text:p>
          </table:table-cell>
          <table:table-cell table:formula="of:=MOD([.A11];19)" office:value-type="float" office:value="4">
            <text:p>4</text:p>
          </table:table-cell>
          <table:table-cell table:formula="of:=MOD([.A11];4)" office:value-type="float" office:value="2">
            <text:p>2</text:p>
          </table:table-cell>
          <table:table-cell table:formula="of:=MOD([.A11];7)" office:value-type="float" office:value="2">
            <text:p>2</text:p>
          </table:table-cell>
          <table:table-cell table:formula="of:=MOD((19*[.C11]+[.H11]);30)" office:value-type="float" office:value="10">
            <text:p>10</text:p>
          </table:table-cell>
          <table:table-cell table:formula="of:=MOD((2*[.D11]+4*[.E11]+6*[.F11]+[.I11]);7)" office:value-type="float" office:value="0">
            <text:p>0</text:p>
          </table:table-cell>
          <table:table-cell table:formula="of:=IF([.A11]&lt;1700;22;IF([.A11]&lt;1900;23;IF([.A11]&lt;2200;24;25)))" office:value-type="float" office:value="24">
            <text:p>24</text:p>
          </table:table-cell>
          <table:table-cell table:formula="of:=IF([.A11]&lt;1700;2;IF([.A11]&lt;1800;3;IF([.A11]&lt;1900;4;IF([.A11]&lt;2100;5;IF([.A11]&lt;2200;6;0)))))" office:value-type="float" office:value="5">
            <text:p>5</text:p>
          </table:table-cell>
          <table:table-cell table:formula="of:=IF([.F11]+[.G11]=35;28;IF(AND([.F11]=28;[.G11]=6;[.C11]&gt;10);27;[.F11]+[.G11]))" office:value-type="float" office:value="10">
            <text:p>10</text:p>
          </table:table-cell>
          <table:table-cell table:formula="of:=DATE([.A11];3;22)+[.J11]" office:value-type="date" office:date-value="2018-04-01">
            <text:p>4/1/2018</text:p>
          </table:table-cell>
        </table:table-row>
        <table:table-row table:style-name="ro2">
          <table:table-cell table:formula="of:=[.A11]+1" office:value-type="float" office:value="2019">
            <text:p>2019</text:p>
          </table:table-cell>
          <table:table-cell table:formula="of:=[.K12]" office:value-type="date" office:date-value="2019-04-21">
            <text:p>4/21/2019</text:p>
          </table:table-cell>
          <table:table-cell table:formula="of:=MOD([.A12];19)" office:value-type="float" office:value="5">
            <text:p>5</text:p>
          </table:table-cell>
          <table:table-cell table:formula="of:=MOD([.A12];4)" office:value-type="float" office:value="3">
            <text:p>3</text:p>
          </table:table-cell>
          <table:table-cell table:formula="of:=MOD([.A12];7)" office:value-type="float" office:value="3">
            <text:p>3</text:p>
          </table:table-cell>
          <table:table-cell table:formula="of:=MOD((19*[.C12]+[.H12]);30)" office:value-type="float" office:value="29">
            <text:p>29</text:p>
          </table:table-cell>
          <table:table-cell table:formula="of:=MOD((2*[.D12]+4*[.E12]+6*[.F12]+[.I12]);7)" office:value-type="float" office:value="1">
            <text:p>1</text:p>
          </table:table-cell>
          <table:table-cell table:formula="of:=IF([.A12]&lt;1700;22;IF([.A12]&lt;1900;23;IF([.A12]&lt;2200;24;25)))" office:value-type="float" office:value="24">
            <text:p>24</text:p>
          </table:table-cell>
          <table:table-cell table:formula="of:=IF([.A12]&lt;1700;2;IF([.A12]&lt;1800;3;IF([.A12]&lt;1900;4;IF([.A12]&lt;2100;5;IF([.A12]&lt;2200;6;0)))))" office:value-type="float" office:value="5">
            <text:p>5</text:p>
          </table:table-cell>
          <table:table-cell table:formula="of:=IF([.F12]+[.G12]=35;28;IF(AND([.F12]=28;[.G12]=6;[.C12]&gt;10);27;[.F12]+[.G12]))" office:value-type="float" office:value="30">
            <text:p>30</text:p>
          </table:table-cell>
          <table:table-cell table:formula="of:=DATE([.A12];3;22)+[.J12]" office:value-type="date" office:date-value="2019-04-21">
            <text:p>4/21/2019</text:p>
          </table:table-cell>
        </table:table-row>
        <table:table-row table:style-name="ro2">
          <table:table-cell table:formula="of:=[.A12]+1" office:value-type="float" office:value="2020">
            <text:p>2020</text:p>
          </table:table-cell>
          <table:table-cell table:formula="of:=[.K13]" office:value-type="date" office:date-value="2020-04-12">
            <text:p>4/12/2020</text:p>
          </table:table-cell>
          <table:table-cell table:formula="of:=MOD([.A13];19)" office:value-type="float" office:value="6">
            <text:p>6</text:p>
          </table:table-cell>
          <table:table-cell table:formula="of:=MOD([.A13];4)" office:value-type="float" office:value="0">
            <text:p>0</text:p>
          </table:table-cell>
          <table:table-cell table:formula="of:=MOD([.A13];7)" office:value-type="float" office:value="4">
            <text:p>4</text:p>
          </table:table-cell>
          <table:table-cell table:formula="of:=MOD((19*[.C13]+[.H13]);30)" office:value-type="float" office:value="18">
            <text:p>18</text:p>
          </table:table-cell>
          <table:table-cell table:formula="of:=MOD((2*[.D13]+4*[.E13]+6*[.F13]+[.I13]);7)" office:value-type="float" office:value="3">
            <text:p>3</text:p>
          </table:table-cell>
          <table:table-cell table:formula="of:=IF([.A13]&lt;1700;22;IF([.A13]&lt;1900;23;IF([.A13]&lt;2200;24;25)))" office:value-type="float" office:value="24">
            <text:p>24</text:p>
          </table:table-cell>
          <table:table-cell table:formula="of:=IF([.A13]&lt;1700;2;IF([.A13]&lt;1800;3;IF([.A13]&lt;1900;4;IF([.A13]&lt;2100;5;IF([.A13]&lt;2200;6;0)))))" office:value-type="float" office:value="5">
            <text:p>5</text:p>
          </table:table-cell>
          <table:table-cell table:formula="of:=IF([.F13]+[.G13]=35;28;IF(AND([.F13]=28;[.G13]=6;[.C13]&gt;10);27;[.F13]+[.G13]))" office:value-type="float" office:value="21">
            <text:p>21</text:p>
          </table:table-cell>
          <table:table-cell table:formula="of:=DATE([.A13];3;22)+[.J13]" office:value-type="date" office:date-value="2020-04-12">
            <text:p>4/12/2020</text:p>
          </table:table-cell>
        </table:table-row>
        <table:table-row table:style-name="ro2">
          <table:table-cell table:formula="of:=[.A13]+1" office:value-type="float" office:value="2021">
            <text:p>2021</text:p>
          </table:table-cell>
          <table:table-cell table:formula="of:=[.K14]" office:value-type="date" office:date-value="2021-04-04">
            <text:p>4/4/2021</text:p>
          </table:table-cell>
          <table:table-cell table:formula="of:=MOD([.A14];19)" office:value-type="float" office:value="7">
            <text:p>7</text:p>
          </table:table-cell>
          <table:table-cell table:formula="of:=MOD([.A14];4)" office:value-type="float" office:value="1">
            <text:p>1</text:p>
          </table:table-cell>
          <table:table-cell table:formula="of:=MOD([.A14];7)" office:value-type="float" office:value="5">
            <text:p>5</text:p>
          </table:table-cell>
          <table:table-cell table:formula="of:=MOD((19*[.C14]+[.H14]);30)" office:value-type="float" office:value="7">
            <text:p>7</text:p>
          </table:table-cell>
          <table:table-cell table:formula="of:=MOD((2*[.D14]+4*[.E14]+6*[.F14]+[.I14]);7)" office:value-type="float" office:value="6">
            <text:p>6</text:p>
          </table:table-cell>
          <table:table-cell table:formula="of:=IF([.A14]&lt;1700;22;IF([.A14]&lt;1900;23;IF([.A14]&lt;2200;24;25)))" office:value-type="float" office:value="24">
            <text:p>24</text:p>
          </table:table-cell>
          <table:table-cell table:formula="of:=IF([.A14]&lt;1700;2;IF([.A14]&lt;1800;3;IF([.A14]&lt;1900;4;IF([.A14]&lt;2100;5;IF([.A14]&lt;2200;6;0)))))" office:value-type="float" office:value="5">
            <text:p>5</text:p>
          </table:table-cell>
          <table:table-cell table:formula="of:=IF([.F14]+[.G14]=35;28;IF(AND([.F14]=28;[.G14]=6;[.C14]&gt;10);27;[.F14]+[.G14]))" office:value-type="float" office:value="13">
            <text:p>13</text:p>
          </table:table-cell>
          <table:table-cell table:formula="of:=DATE([.A14];3;22)+[.J14]" office:value-type="date" office:date-value="2021-04-04">
            <text:p>4/4/2021</text:p>
          </table:table-cell>
        </table:table-row>
        <table:table-row table:style-name="ro2">
          <table:table-cell table:formula="of:=[.A14]+1" office:value-type="float" office:value="2022">
            <text:p>2022</text:p>
          </table:table-cell>
          <table:table-cell table:formula="of:=[.K15]" office:value-type="date" office:date-value="2022-04-17">
            <text:p>4/17/2022</text:p>
          </table:table-cell>
          <table:table-cell table:formula="of:=MOD([.A15];19)" office:value-type="float" office:value="8">
            <text:p>8</text:p>
          </table:table-cell>
          <table:table-cell table:formula="of:=MOD([.A15];4)" office:value-type="float" office:value="2">
            <text:p>2</text:p>
          </table:table-cell>
          <table:table-cell table:formula="of:=MOD([.A15];7)" office:value-type="float" office:value="6">
            <text:p>6</text:p>
          </table:table-cell>
          <table:table-cell table:formula="of:=MOD((19*[.C15]+[.H15]);30)" office:value-type="float" office:value="26">
            <text:p>26</text:p>
          </table:table-cell>
          <table:table-cell table:formula="of:=MOD((2*[.D15]+4*[.E15]+6*[.F15]+[.I15]);7)" office:value-type="float" office:value="0">
            <text:p>0</text:p>
          </table:table-cell>
          <table:table-cell table:formula="of:=IF([.A15]&lt;1700;22;IF([.A15]&lt;1900;23;IF([.A15]&lt;2200;24;25)))" office:value-type="float" office:value="24">
            <text:p>24</text:p>
          </table:table-cell>
          <table:table-cell table:formula="of:=IF([.A15]&lt;1700;2;IF([.A15]&lt;1800;3;IF([.A15]&lt;1900;4;IF([.A15]&lt;2100;5;IF([.A15]&lt;2200;6;0)))))" office:value-type="float" office:value="5">
            <text:p>5</text:p>
          </table:table-cell>
          <table:table-cell table:formula="of:=IF([.F15]+[.G15]=35;28;IF(AND([.F15]=28;[.G15]=6;[.C15]&gt;10);27;[.F15]+[.G15]))" office:value-type="float" office:value="26">
            <text:p>26</text:p>
          </table:table-cell>
          <table:table-cell table:formula="of:=DATE([.A15];3;22)+[.J15]" office:value-type="date" office:date-value="2022-04-17">
            <text:p>4/17/2022</text:p>
          </table:table-cell>
        </table:table-row>
        <table:table-row table:style-name="ro2">
          <table:table-cell table:formula="of:=[.A15]+1" office:value-type="float" office:value="2023">
            <text:p>2023</text:p>
          </table:table-cell>
          <table:table-cell table:formula="of:=[.K16]" office:value-type="date" office:date-value="2023-04-09">
            <text:p>4/9/2023</text:p>
          </table:table-cell>
          <table:table-cell table:formula="of:=MOD([.A16];19)" office:value-type="float" office:value="9">
            <text:p>9</text:p>
          </table:table-cell>
          <table:table-cell table:formula="of:=MOD([.A16];4)" office:value-type="float" office:value="3">
            <text:p>3</text:p>
          </table:table-cell>
          <table:table-cell table:formula="of:=MOD([.A16];7)" office:value-type="float" office:value="0">
            <text:p>0</text:p>
          </table:table-cell>
          <table:table-cell table:formula="of:=MOD((19*[.C16]+[.H16]);30)" office:value-type="float" office:value="15">
            <text:p>15</text:p>
          </table:table-cell>
          <table:table-cell table:formula="of:=MOD((2*[.D16]+4*[.E16]+6*[.F16]+[.I16]);7)" office:value-type="float" office:value="3">
            <text:p>3</text:p>
          </table:table-cell>
          <table:table-cell table:formula="of:=IF([.A16]&lt;1700;22;IF([.A16]&lt;1900;23;IF([.A16]&lt;2200;24;25)))" office:value-type="float" office:value="24">
            <text:p>24</text:p>
          </table:table-cell>
          <table:table-cell table:formula="of:=IF([.A16]&lt;1700;2;IF([.A16]&lt;1800;3;IF([.A16]&lt;1900;4;IF([.A16]&lt;2100;5;IF([.A16]&lt;2200;6;0)))))" office:value-type="float" office:value="5">
            <text:p>5</text:p>
          </table:table-cell>
          <table:table-cell table:formula="of:=IF([.F16]+[.G16]=35;28;IF(AND([.F16]=28;[.G16]=6;[.C16]&gt;10);27;[.F16]+[.G16]))" office:value-type="float" office:value="18">
            <text:p>18</text:p>
          </table:table-cell>
          <table:table-cell table:formula="of:=DATE([.A16];3;22)+[.J16]" office:value-type="date" office:date-value="2023-04-09">
            <text:p>4/9/2023</text:p>
          </table:table-cell>
        </table:table-row>
        <table:table-row table:style-name="ro2">
          <table:table-cell table:formula="of:=[.A16]+1" office:value-type="float" office:value="2024">
            <text:p>2024</text:p>
          </table:table-cell>
          <table:table-cell table:formula="of:=[.K17]" office:value-type="date" office:date-value="2024-03-31">
            <text:p>3/31/2024</text:p>
          </table:table-cell>
          <table:table-cell table:formula="of:=MOD([.A17];19)" office:value-type="float" office:value="10">
            <text:p>10</text:p>
          </table:table-cell>
          <table:table-cell table:formula="of:=MOD([.A17];4)" office:value-type="float" office:value="0">
            <text:p>0</text:p>
          </table:table-cell>
          <table:table-cell table:formula="of:=MOD([.A17];7)" office:value-type="float" office:value="1">
            <text:p>1</text:p>
          </table:table-cell>
          <table:table-cell table:formula="of:=MOD((19*[.C17]+[.H17]);30)" office:value-type="float" office:value="4">
            <text:p>4</text:p>
          </table:table-cell>
          <table:table-cell table:formula="of:=MOD((2*[.D17]+4*[.E17]+6*[.F17]+[.I17]);7)" office:value-type="float" office:value="5">
            <text:p>5</text:p>
          </table:table-cell>
          <table:table-cell table:formula="of:=IF([.A17]&lt;1700;22;IF([.A17]&lt;1900;23;IF([.A17]&lt;2200;24;25)))" office:value-type="float" office:value="24">
            <text:p>24</text:p>
          </table:table-cell>
          <table:table-cell table:formula="of:=IF([.A17]&lt;1700;2;IF([.A17]&lt;1800;3;IF([.A17]&lt;1900;4;IF([.A17]&lt;2100;5;IF([.A17]&lt;2200;6;0)))))" office:value-type="float" office:value="5">
            <text:p>5</text:p>
          </table:table-cell>
          <table:table-cell table:formula="of:=IF([.F17]+[.G17]=35;28;IF(AND([.F17]=28;[.G17]=6;[.C17]&gt;10);27;[.F17]+[.G17]))" office:value-type="float" office:value="9">
            <text:p>9</text:p>
          </table:table-cell>
          <table:table-cell table:formula="of:=DATE([.A17];3;22)+[.J17]" office:value-type="date" office:date-value="2024-03-31">
            <text:p>3/31/2024</text:p>
          </table:table-cell>
        </table:table-row>
        <table:table-row table:style-name="ro2">
          <table:table-cell table:formula="of:=[.A17]+1" office:value-type="float" office:value="2025">
            <text:p>2025</text:p>
          </table:table-cell>
          <table:table-cell table:formula="of:=[.K18]" office:value-type="date" office:date-value="2025-04-20">
            <text:p>4/20/2025</text:p>
          </table:table-cell>
          <table:table-cell table:formula="of:=MOD([.A18];19)" office:value-type="float" office:value="11">
            <text:p>11</text:p>
          </table:table-cell>
          <table:table-cell table:formula="of:=MOD([.A18];4)" office:value-type="float" office:value="1">
            <text:p>1</text:p>
          </table:table-cell>
          <table:table-cell table:formula="of:=MOD([.A18];7)" office:value-type="float" office:value="2">
            <text:p>2</text:p>
          </table:table-cell>
          <table:table-cell table:formula="of:=MOD((19*[.C18]+[.H18]);30)" office:value-type="float" office:value="23">
            <text:p>23</text:p>
          </table:table-cell>
          <table:table-cell table:formula="of:=MOD((2*[.D18]+4*[.E18]+6*[.F18]+[.I18]);7)" office:value-type="float" office:value="6">
            <text:p>6</text:p>
          </table:table-cell>
          <table:table-cell table:formula="of:=IF([.A18]&lt;1700;22;IF([.A18]&lt;1900;23;IF([.A18]&lt;2200;24;25)))" office:value-type="float" office:value="24">
            <text:p>24</text:p>
          </table:table-cell>
          <table:table-cell table:formula="of:=IF([.A18]&lt;1700;2;IF([.A18]&lt;1800;3;IF([.A18]&lt;1900;4;IF([.A18]&lt;2100;5;IF([.A18]&lt;2200;6;0)))))" office:value-type="float" office:value="5">
            <text:p>5</text:p>
          </table:table-cell>
          <table:table-cell table:formula="of:=IF([.F18]+[.G18]=35;28;IF(AND([.F18]=28;[.G18]=6;[.C18]&gt;10);27;[.F18]+[.G18]))" office:value-type="float" office:value="29">
            <text:p>29</text:p>
          </table:table-cell>
          <table:table-cell table:formula="of:=DATE([.A18];3;22)+[.J18]" office:value-type="date" office:date-value="2025-04-20">
            <text:p>4/20/2025</text:p>
          </table:table-cell>
        </table:table-row>
        <table:table-row table:style-name="ro2">
          <table:table-cell table:formula="of:=[.A18]+1" office:value-type="float" office:value="2026">
            <text:p>2026</text:p>
          </table:table-cell>
          <table:table-cell table:formula="of:=[.K19]" office:value-type="date" office:date-value="2026-04-05">
            <text:p>4/5/2026</text:p>
          </table:table-cell>
          <table:table-cell table:formula="of:=MOD([.A19];19)" office:value-type="float" office:value="12">
            <text:p>12</text:p>
          </table:table-cell>
          <table:table-cell table:formula="of:=MOD([.A19];4)" office:value-type="float" office:value="2">
            <text:p>2</text:p>
          </table:table-cell>
          <table:table-cell table:formula="of:=MOD([.A19];7)" office:value-type="float" office:value="3">
            <text:p>3</text:p>
          </table:table-cell>
          <table:table-cell table:formula="of:=MOD((19*[.C19]+[.H19]);30)" office:value-type="float" office:value="12">
            <text:p>12</text:p>
          </table:table-cell>
          <table:table-cell table:formula="of:=MOD((2*[.D19]+4*[.E19]+6*[.F19]+[.I19]);7)" office:value-type="float" office:value="2">
            <text:p>2</text:p>
          </table:table-cell>
          <table:table-cell table:formula="of:=IF([.A19]&lt;1700;22;IF([.A19]&lt;1900;23;IF([.A19]&lt;2200;24;25)))" office:value-type="float" office:value="24">
            <text:p>24</text:p>
          </table:table-cell>
          <table:table-cell table:formula="of:=IF([.A19]&lt;1700;2;IF([.A19]&lt;1800;3;IF([.A19]&lt;1900;4;IF([.A19]&lt;2100;5;IF([.A19]&lt;2200;6;0)))))" office:value-type="float" office:value="5">
            <text:p>5</text:p>
          </table:table-cell>
          <table:table-cell table:formula="of:=IF([.F19]+[.G19]=35;28;IF(AND([.F19]=28;[.G19]=6;[.C19]&gt;10);27;[.F19]+[.G19]))" office:value-type="float" office:value="14">
            <text:p>14</text:p>
          </table:table-cell>
          <table:table-cell table:formula="of:=DATE([.A19];3;22)+[.J19]" office:value-type="date" office:date-value="2026-04-05">
            <text:p>4/5/2026</text:p>
          </table:table-cell>
        </table:table-row>
        <table:table-row table:style-name="ro2">
          <table:table-cell table:formula="of:=[.A19]+1" office:value-type="float" office:value="2027">
            <text:p>2027</text:p>
          </table:table-cell>
          <table:table-cell table:formula="of:=[.K20]" office:value-type="date" office:date-value="2027-03-28">
            <text:p>3/28/2027</text:p>
          </table:table-cell>
          <table:table-cell table:formula="of:=MOD([.A20];19)" office:value-type="float" office:value="13">
            <text:p>13</text:p>
          </table:table-cell>
          <table:table-cell table:formula="of:=MOD([.A20];4)" office:value-type="float" office:value="3">
            <text:p>3</text:p>
          </table:table-cell>
          <table:table-cell table:formula="of:=MOD([.A20];7)" office:value-type="float" office:value="4">
            <text:p>4</text:p>
          </table:table-cell>
          <table:table-cell table:formula="of:=MOD((19*[.C20]+[.H20]);30)" office:value-type="float" office:value="1">
            <text:p>1</text:p>
          </table:table-cell>
          <table:table-cell table:formula="of:=MOD((2*[.D20]+4*[.E20]+6*[.F20]+[.I20]);7)" office:value-type="float" office:value="5">
            <text:p>5</text:p>
          </table:table-cell>
          <table:table-cell table:formula="of:=IF([.A20]&lt;1700;22;IF([.A20]&lt;1900;23;IF([.A20]&lt;2200;24;25)))" office:value-type="float" office:value="24">
            <text:p>24</text:p>
          </table:table-cell>
          <table:table-cell table:formula="of:=IF([.A20]&lt;1700;2;IF([.A20]&lt;1800;3;IF([.A20]&lt;1900;4;IF([.A20]&lt;2100;5;IF([.A20]&lt;2200;6;0)))))" office:value-type="float" office:value="5">
            <text:p>5</text:p>
          </table:table-cell>
          <table:table-cell table:formula="of:=IF([.F20]+[.G20]=35;28;IF(AND([.F20]=28;[.G20]=6;[.C20]&gt;10);27;[.F20]+[.G20]))" office:value-type="float" office:value="6">
            <text:p>6</text:p>
          </table:table-cell>
          <table:table-cell table:formula="of:=DATE([.A20];3;22)+[.J20]" office:value-type="date" office:date-value="2027-03-28">
            <text:p>3/28/2027</text:p>
          </table:table-cell>
        </table:table-row>
        <table:table-row table:style-name="ro2">
          <table:table-cell table:formula="of:=[.A20]+1" office:value-type="float" office:value="2028">
            <text:p>2028</text:p>
          </table:table-cell>
          <table:table-cell table:formula="of:=[.K21]" office:value-type="date" office:date-value="2028-04-16">
            <text:p>4/16/2028</text:p>
          </table:table-cell>
          <table:table-cell table:formula="of:=MOD([.A21];19)" office:value-type="float" office:value="14">
            <text:p>14</text:p>
          </table:table-cell>
          <table:table-cell table:formula="of:=MOD([.A21];4)" office:value-type="float" office:value="0">
            <text:p>0</text:p>
          </table:table-cell>
          <table:table-cell table:formula="of:=MOD([.A21];7)" office:value-type="float" office:value="5">
            <text:p>5</text:p>
          </table:table-cell>
          <table:table-cell table:formula="of:=MOD((19*[.C21]+[.H21]);30)" office:value-type="float" office:value="20">
            <text:p>20</text:p>
          </table:table-cell>
          <table:table-cell table:formula="of:=MOD((2*[.D21]+4*[.E21]+6*[.F21]+[.I21]);7)" office:value-type="float" office:value="5">
            <text:p>5</text:p>
          </table:table-cell>
          <table:table-cell table:formula="of:=IF([.A21]&lt;1700;22;IF([.A21]&lt;1900;23;IF([.A21]&lt;2200;24;25)))" office:value-type="float" office:value="24">
            <text:p>24</text:p>
          </table:table-cell>
          <table:table-cell table:formula="of:=IF([.A21]&lt;1700;2;IF([.A21]&lt;1800;3;IF([.A21]&lt;1900;4;IF([.A21]&lt;2100;5;IF([.A21]&lt;2200;6;0)))))" office:value-type="float" office:value="5">
            <text:p>5</text:p>
          </table:table-cell>
          <table:table-cell table:formula="of:=IF([.F21]+[.G21]=35;28;IF(AND([.F21]=28;[.G21]=6;[.C21]&gt;10);27;[.F21]+[.G21]))" office:value-type="float" office:value="25">
            <text:p>25</text:p>
          </table:table-cell>
          <table:table-cell table:formula="of:=DATE([.A21];3;22)+[.J21]" office:value-type="date" office:date-value="2028-04-16">
            <text:p>4/16/2028</text:p>
          </table:table-cell>
        </table:table-row>
        <table:table-row table:style-name="ro2">
          <table:table-cell table:formula="of:=[.A21]+1" office:value-type="float" office:value="2029">
            <text:p>2029</text:p>
          </table:table-cell>
          <table:table-cell table:formula="of:=[.K22]" office:value-type="date" office:date-value="2029-04-01">
            <text:p>4/1/2029</text:p>
          </table:table-cell>
          <table:table-cell table:formula="of:=MOD([.A22];19)" office:value-type="float" office:value="15">
            <text:p>15</text:p>
          </table:table-cell>
          <table:table-cell table:formula="of:=MOD([.A22];4)" office:value-type="float" office:value="1">
            <text:p>1</text:p>
          </table:table-cell>
          <table:table-cell table:formula="of:=MOD([.A22];7)" office:value-type="float" office:value="6">
            <text:p>6</text:p>
          </table:table-cell>
          <table:table-cell table:formula="of:=MOD((19*[.C22]+[.H22]);30)" office:value-type="float" office:value="9">
            <text:p>9</text:p>
          </table:table-cell>
          <table:table-cell table:formula="of:=MOD((2*[.D22]+4*[.E22]+6*[.F22]+[.I22]);7)" office:value-type="float" office:value="1">
            <text:p>1</text:p>
          </table:table-cell>
          <table:table-cell table:formula="of:=IF([.A22]&lt;1700;22;IF([.A22]&lt;1900;23;IF([.A22]&lt;2200;24;25)))" office:value-type="float" office:value="24">
            <text:p>24</text:p>
          </table:table-cell>
          <table:table-cell table:formula="of:=IF([.A22]&lt;1700;2;IF([.A22]&lt;1800;3;IF([.A22]&lt;1900;4;IF([.A22]&lt;2100;5;IF([.A22]&lt;2200;6;0)))))" office:value-type="float" office:value="5">
            <text:p>5</text:p>
          </table:table-cell>
          <table:table-cell table:formula="of:=IF([.F22]+[.G22]=35;28;IF(AND([.F22]=28;[.G22]=6;[.C22]&gt;10);27;[.F22]+[.G22]))" office:value-type="float" office:value="10">
            <text:p>10</text:p>
          </table:table-cell>
          <table:table-cell table:formula="of:=DATE([.A22];3;22)+[.J22]" office:value-type="date" office:date-value="2029-04-01">
            <text:p>4/1/2029</text:p>
          </table:table-cell>
        </table:table-row>
        <table:table-row table:style-name="ro2">
          <table:table-cell table:formula="of:=[.A22]+1" office:value-type="float" office:value="2030">
            <text:p>2030</text:p>
          </table:table-cell>
          <table:table-cell table:formula="of:=[.K23]" office:value-type="date" office:date-value="2030-04-21">
            <text:p>4/21/2030</text:p>
          </table:table-cell>
          <table:table-cell table:formula="of:=MOD([.A23];19)" office:value-type="float" office:value="16">
            <text:p>16</text:p>
          </table:table-cell>
          <table:table-cell table:formula="of:=MOD([.A23];4)" office:value-type="float" office:value="2">
            <text:p>2</text:p>
          </table:table-cell>
          <table:table-cell table:formula="of:=MOD([.A23];7)" office:value-type="float" office:value="0">
            <text:p>0</text:p>
          </table:table-cell>
          <table:table-cell table:formula="of:=MOD((19*[.C23]+[.H23]);30)" office:value-type="float" office:value="28">
            <text:p>28</text:p>
          </table:table-cell>
          <table:table-cell table:formula="of:=MOD((2*[.D23]+4*[.E23]+6*[.F23]+[.I23]);7)" office:value-type="float" office:value="2">
            <text:p>2</text:p>
          </table:table-cell>
          <table:table-cell table:formula="of:=IF([.A23]&lt;1700;22;IF([.A23]&lt;1900;23;IF([.A23]&lt;2200;24;25)))" office:value-type="float" office:value="24">
            <text:p>24</text:p>
          </table:table-cell>
          <table:table-cell table:formula="of:=IF([.A23]&lt;1700;2;IF([.A23]&lt;1800;3;IF([.A23]&lt;1900;4;IF([.A23]&lt;2100;5;IF([.A23]&lt;2200;6;0)))))" office:value-type="float" office:value="5">
            <text:p>5</text:p>
          </table:table-cell>
          <table:table-cell table:formula="of:=IF([.F23]+[.G23]=35;28;IF(AND([.F23]=28;[.G23]=6;[.C23]&gt;10);27;[.F23]+[.G23]))" office:value-type="float" office:value="30">
            <text:p>30</text:p>
          </table:table-cell>
          <table:table-cell table:formula="of:=DATE([.A23];3;22)+[.J23]" office:value-type="date" office:date-value="2030-04-21">
            <text:p>4/21/2030</text:p>
          </table:table-cell>
        </table:table-row>
        <table:table-row table:style-name="ro2">
          <table:table-cell table:formula="of:=[.A23]+1" office:value-type="float" office:value="2031">
            <text:p>2031</text:p>
          </table:table-cell>
          <table:table-cell table:formula="of:=[.K24]" office:value-type="date" office:date-value="2031-04-13">
            <text:p>4/13/2031</text:p>
          </table:table-cell>
          <table:table-cell table:formula="of:=MOD([.A24];19)" office:value-type="float" office:value="17">
            <text:p>17</text:p>
          </table:table-cell>
          <table:table-cell table:formula="of:=MOD([.A24];4)" office:value-type="float" office:value="3">
            <text:p>3</text:p>
          </table:table-cell>
          <table:table-cell table:formula="of:=MOD([.A24];7)" office:value-type="float" office:value="1">
            <text:p>1</text:p>
          </table:table-cell>
          <table:table-cell table:formula="of:=MOD((19*[.C24]+[.H24]);30)" office:value-type="float" office:value="17">
            <text:p>17</text:p>
          </table:table-cell>
          <table:table-cell table:formula="of:=MOD((2*[.D24]+4*[.E24]+6*[.F24]+[.I24]);7)" office:value-type="float" office:value="5">
            <text:p>5</text:p>
          </table:table-cell>
          <table:table-cell table:formula="of:=IF([.A24]&lt;1700;22;IF([.A24]&lt;1900;23;IF([.A24]&lt;2200;24;25)))" office:value-type="float" office:value="24">
            <text:p>24</text:p>
          </table:table-cell>
          <table:table-cell table:formula="of:=IF([.A24]&lt;1700;2;IF([.A24]&lt;1800;3;IF([.A24]&lt;1900;4;IF([.A24]&lt;2100;5;IF([.A24]&lt;2200;6;0)))))" office:value-type="float" office:value="5">
            <text:p>5</text:p>
          </table:table-cell>
          <table:table-cell table:formula="of:=IF([.F24]+[.G24]=35;28;IF(AND([.F24]=28;[.G24]=6;[.C24]&gt;10);27;[.F24]+[.G24]))" office:value-type="float" office:value="22">
            <text:p>22</text:p>
          </table:table-cell>
          <table:table-cell table:formula="of:=DATE([.A24];3;22)+[.J24]" office:value-type="date" office:date-value="2031-04-13">
            <text:p>4/13/2031</text:p>
          </table:table-cell>
        </table:table-row>
        <table:table-row table:style-name="ro2">
          <table:table-cell table:formula="of:=[.A24]+1" office:value-type="float" office:value="2032">
            <text:p>2032</text:p>
          </table:table-cell>
          <table:table-cell table:formula="of:=[.K25]" office:value-type="date" office:date-value="2032-03-28">
            <text:p>3/28/2032</text:p>
          </table:table-cell>
          <table:table-cell table:formula="of:=MOD([.A25];19)" office:value-type="float" office:value="18">
            <text:p>18</text:p>
          </table:table-cell>
          <table:table-cell table:formula="of:=MOD([.A25];4)" office:value-type="float" office:value="0">
            <text:p>0</text:p>
          </table:table-cell>
          <table:table-cell table:formula="of:=MOD([.A25];7)" office:value-type="float" office:value="2">
            <text:p>2</text:p>
          </table:table-cell>
          <table:table-cell table:formula="of:=MOD((19*[.C25]+[.H25]);30)" office:value-type="float" office:value="6">
            <text:p>6</text:p>
          </table:table-cell>
          <table:table-cell table:formula="of:=MOD((2*[.D25]+4*[.E25]+6*[.F25]+[.I25]);7)" office:value-type="float" office:value="0">
            <text:p>0</text:p>
          </table:table-cell>
          <table:table-cell table:formula="of:=IF([.A25]&lt;1700;22;IF([.A25]&lt;1900;23;IF([.A25]&lt;2200;24;25)))" office:value-type="float" office:value="24">
            <text:p>24</text:p>
          </table:table-cell>
          <table:table-cell table:formula="of:=IF([.A25]&lt;1700;2;IF([.A25]&lt;1800;3;IF([.A25]&lt;1900;4;IF([.A25]&lt;2100;5;IF([.A25]&lt;2200;6;0)))))" office:value-type="float" office:value="5">
            <text:p>5</text:p>
          </table:table-cell>
          <table:table-cell table:formula="of:=IF([.F25]+[.G25]=35;28;IF(AND([.F25]=28;[.G25]=6;[.C25]&gt;10);27;[.F25]+[.G25]))" office:value-type="float" office:value="6">
            <text:p>6</text:p>
          </table:table-cell>
          <table:table-cell table:formula="of:=DATE([.A25];3;22)+[.J25]" office:value-type="date" office:date-value="2032-03-28">
            <text:p>3/28/2032</text:p>
          </table:table-cell>
        </table:table-row>
        <table:table-row table:style-name="ro2">
          <table:table-cell table:formula="of:=[.A25]+1" office:value-type="float" office:value="2033">
            <text:p>2033</text:p>
          </table:table-cell>
          <table:table-cell table:formula="of:=[.K26]" office:value-type="date" office:date-value="2033-04-17">
            <text:p>4/17/2033</text:p>
          </table:table-cell>
          <table:table-cell table:formula="of:=MOD([.A26];19)" office:value-type="float" office:value="0">
            <text:p>0</text:p>
          </table:table-cell>
          <table:table-cell table:formula="of:=MOD([.A26];4)" office:value-type="float" office:value="1">
            <text:p>1</text:p>
          </table:table-cell>
          <table:table-cell table:formula="of:=MOD([.A26];7)" office:value-type="float" office:value="3">
            <text:p>3</text:p>
          </table:table-cell>
          <table:table-cell table:formula="of:=MOD((19*[.C26]+[.H26]);30)" office:value-type="float" office:value="24">
            <text:p>24</text:p>
          </table:table-cell>
          <table:table-cell table:formula="of:=MOD((2*[.D26]+4*[.E26]+6*[.F26]+[.I26]);7)" office:value-type="float" office:value="2">
            <text:p>2</text:p>
          </table:table-cell>
          <table:table-cell table:formula="of:=IF([.A26]&lt;1700;22;IF([.A26]&lt;1900;23;IF([.A26]&lt;2200;24;25)))" office:value-type="float" office:value="24">
            <text:p>24</text:p>
          </table:table-cell>
          <table:table-cell table:formula="of:=IF([.A26]&lt;1700;2;IF([.A26]&lt;1800;3;IF([.A26]&lt;1900;4;IF([.A26]&lt;2100;5;IF([.A26]&lt;2200;6;0)))))" office:value-type="float" office:value="5">
            <text:p>5</text:p>
          </table:table-cell>
          <table:table-cell table:formula="of:=IF([.F26]+[.G26]=35;28;IF(AND([.F26]=28;[.G26]=6;[.C26]&gt;10);27;[.F26]+[.G26]))" office:value-type="float" office:value="26">
            <text:p>26</text:p>
          </table:table-cell>
          <table:table-cell table:formula="of:=DATE([.A26];3;22)+[.J26]" office:value-type="date" office:date-value="2033-04-17">
            <text:p>4/17/2033</text:p>
          </table:table-cell>
        </table:table-row>
        <table:table-row table:style-name="ro2">
          <table:table-cell table:formula="of:=[.A26]+1" office:value-type="float" office:value="2034">
            <text:p>2034</text:p>
          </table:table-cell>
          <table:table-cell table:formula="of:=[.K27]" office:value-type="date" office:date-value="2034-04-09">
            <text:p>4/9/2034</text:p>
          </table:table-cell>
          <table:table-cell table:formula="of:=MOD([.A27];19)" office:value-type="float" office:value="1">
            <text:p>1</text:p>
          </table:table-cell>
          <table:table-cell table:formula="of:=MOD([.A27];4)" office:value-type="float" office:value="2">
            <text:p>2</text:p>
          </table:table-cell>
          <table:table-cell table:formula="of:=MOD([.A27];7)" office:value-type="float" office:value="4">
            <text:p>4</text:p>
          </table:table-cell>
          <table:table-cell table:formula="of:=MOD((19*[.C27]+[.H27]);30)" office:value-type="float" office:value="13">
            <text:p>13</text:p>
          </table:table-cell>
          <table:table-cell table:formula="of:=MOD((2*[.D27]+4*[.E27]+6*[.F27]+[.I27]);7)" office:value-type="float" office:value="5">
            <text:p>5</text:p>
          </table:table-cell>
          <table:table-cell table:formula="of:=IF([.A27]&lt;1700;22;IF([.A27]&lt;1900;23;IF([.A27]&lt;2200;24;25)))" office:value-type="float" office:value="24">
            <text:p>24</text:p>
          </table:table-cell>
          <table:table-cell table:formula="of:=IF([.A27]&lt;1700;2;IF([.A27]&lt;1800;3;IF([.A27]&lt;1900;4;IF([.A27]&lt;2100;5;IF([.A27]&lt;2200;6;0)))))" office:value-type="float" office:value="5">
            <text:p>5</text:p>
          </table:table-cell>
          <table:table-cell table:formula="of:=IF([.F27]+[.G27]=35;28;IF(AND([.F27]=28;[.G27]=6;[.C27]&gt;10);27;[.F27]+[.G27]))" office:value-type="float" office:value="18">
            <text:p>18</text:p>
          </table:table-cell>
          <table:table-cell table:formula="of:=DATE([.A27];3;22)+[.J27]" office:value-type="date" office:date-value="2034-04-09">
            <text:p>4/9/2034</text:p>
          </table:table-cell>
        </table:table-row>
        <table:table-row table:style-name="ro2">
          <table:table-cell table:formula="of:=[.A27]+1" office:value-type="float" office:value="2035">
            <text:p>2035</text:p>
          </table:table-cell>
          <table:table-cell table:formula="of:=[.K28]" office:value-type="date" office:date-value="2035-03-25">
            <text:p>3/25/2035</text:p>
          </table:table-cell>
          <table:table-cell table:formula="of:=MOD([.A28];19)" office:value-type="float" office:value="2">
            <text:p>2</text:p>
          </table:table-cell>
          <table:table-cell table:formula="of:=MOD([.A28];4)" office:value-type="float" office:value="3">
            <text:p>3</text:p>
          </table:table-cell>
          <table:table-cell table:formula="of:=MOD([.A28];7)" office:value-type="float" office:value="5">
            <text:p>5</text:p>
          </table:table-cell>
          <table:table-cell table:formula="of:=MOD((19*[.C28]+[.H28]);30)" office:value-type="float" office:value="2">
            <text:p>2</text:p>
          </table:table-cell>
          <table:table-cell table:formula="of:=MOD((2*[.D28]+4*[.E28]+6*[.F28]+[.I28]);7)" office:value-type="float" office:value="1">
            <text:p>1</text:p>
          </table:table-cell>
          <table:table-cell table:formula="of:=IF([.A28]&lt;1700;22;IF([.A28]&lt;1900;23;IF([.A28]&lt;2200;24;25)))" office:value-type="float" office:value="24">
            <text:p>24</text:p>
          </table:table-cell>
          <table:table-cell table:formula="of:=IF([.A28]&lt;1700;2;IF([.A28]&lt;1800;3;IF([.A28]&lt;1900;4;IF([.A28]&lt;2100;5;IF([.A28]&lt;2200;6;0)))))" office:value-type="float" office:value="5">
            <text:p>5</text:p>
          </table:table-cell>
          <table:table-cell table:formula="of:=IF([.F28]+[.G28]=35;28;IF(AND([.F28]=28;[.G28]=6;[.C28]&gt;10);27;[.F28]+[.G28]))" office:value-type="float" office:value="3">
            <text:p>3</text:p>
          </table:table-cell>
          <table:table-cell table:formula="of:=DATE([.A28];3;22)+[.J28]" office:value-type="date" office:date-value="2035-03-25">
            <text:p>3/25/2035</text:p>
          </table:table-cell>
        </table:table-row>
        <table:table-row table:style-name="ro2">
          <table:table-cell table:formula="of:=[.A28]+1" office:value-type="float" office:value="2036">
            <text:p>2036</text:p>
          </table:table-cell>
          <table:table-cell table:formula="of:=[.K29]" office:value-type="date" office:date-value="2036-04-13">
            <text:p>4/13/2036</text:p>
          </table:table-cell>
          <table:table-cell table:formula="of:=MOD([.A29];19)" office:value-type="float" office:value="3">
            <text:p>3</text:p>
          </table:table-cell>
          <table:table-cell table:formula="of:=MOD([.A29];4)" office:value-type="float" office:value="0">
            <text:p>0</text:p>
          </table:table-cell>
          <table:table-cell table:formula="of:=MOD([.A29];7)" office:value-type="float" office:value="6">
            <text:p>6</text:p>
          </table:table-cell>
          <table:table-cell table:formula="of:=MOD((19*[.C29]+[.H29]);30)" office:value-type="float" office:value="21">
            <text:p>21</text:p>
          </table:table-cell>
          <table:table-cell table:formula="of:=MOD((2*[.D29]+4*[.E29]+6*[.F29]+[.I29]);7)" office:value-type="float" office:value="1">
            <text:p>1</text:p>
          </table:table-cell>
          <table:table-cell table:formula="of:=IF([.A29]&lt;1700;22;IF([.A29]&lt;1900;23;IF([.A29]&lt;2200;24;25)))" office:value-type="float" office:value="24">
            <text:p>24</text:p>
          </table:table-cell>
          <table:table-cell table:formula="of:=IF([.A29]&lt;1700;2;IF([.A29]&lt;1800;3;IF([.A29]&lt;1900;4;IF([.A29]&lt;2100;5;IF([.A29]&lt;2200;6;0)))))" office:value-type="float" office:value="5">
            <text:p>5</text:p>
          </table:table-cell>
          <table:table-cell table:formula="of:=IF([.F29]+[.G29]=35;28;IF(AND([.F29]=28;[.G29]=6;[.C29]&gt;10);27;[.F29]+[.G29]))" office:value-type="float" office:value="22">
            <text:p>22</text:p>
          </table:table-cell>
          <table:table-cell table:formula="of:=DATE([.A29];3;22)+[.J29]" office:value-type="date" office:date-value="2036-04-13">
            <text:p>4/13/2036</text:p>
          </table:table-cell>
        </table:table-row>
        <table:table-row table:style-name="ro2">
          <table:table-cell table:formula="of:=[.A29]+1" office:value-type="float" office:value="2037">
            <text:p>2037</text:p>
          </table:table-cell>
          <table:table-cell table:formula="of:=[.K30]" office:value-type="date" office:date-value="2037-04-05">
            <text:p>4/5/2037</text:p>
          </table:table-cell>
          <table:table-cell table:formula="of:=MOD([.A30];19)" office:value-type="float" office:value="4">
            <text:p>4</text:p>
          </table:table-cell>
          <table:table-cell table:formula="of:=MOD([.A30];4)" office:value-type="float" office:value="1">
            <text:p>1</text:p>
          </table:table-cell>
          <table:table-cell table:formula="of:=MOD([.A30];7)" office:value-type="float" office:value="0">
            <text:p>0</text:p>
          </table:table-cell>
          <table:table-cell table:formula="of:=MOD((19*[.C30]+[.H30]);30)" office:value-type="float" office:value="10">
            <text:p>10</text:p>
          </table:table-cell>
          <table:table-cell table:formula="of:=MOD((2*[.D30]+4*[.E30]+6*[.F30]+[.I30]);7)" office:value-type="float" office:value="4">
            <text:p>4</text:p>
          </table:table-cell>
          <table:table-cell table:formula="of:=IF([.A30]&lt;1700;22;IF([.A30]&lt;1900;23;IF([.A30]&lt;2200;24;25)))" office:value-type="float" office:value="24">
            <text:p>24</text:p>
          </table:table-cell>
          <table:table-cell table:formula="of:=IF([.A30]&lt;1700;2;IF([.A30]&lt;1800;3;IF([.A30]&lt;1900;4;IF([.A30]&lt;2100;5;IF([.A30]&lt;2200;6;0)))))" office:value-type="float" office:value="5">
            <text:p>5</text:p>
          </table:table-cell>
          <table:table-cell table:formula="of:=IF([.F30]+[.G30]=35;28;IF(AND([.F30]=28;[.G30]=6;[.C30]&gt;10);27;[.F30]+[.G30]))" office:value-type="float" office:value="14">
            <text:p>14</text:p>
          </table:table-cell>
          <table:table-cell table:formula="of:=DATE([.A30];3;22)+[.J30]" office:value-type="date" office:date-value="2037-04-05">
            <text:p>4/5/2037</text:p>
          </table:table-cell>
        </table:table-row>
        <table:table-row table:style-name="ro2">
          <table:table-cell table:formula="of:=[.A30]+1" office:value-type="float" office:value="2038">
            <text:p>2038</text:p>
          </table:table-cell>
          <table:table-cell table:formula="of:=[.K31]" office:value-type="date" office:date-value="2038-04-25">
            <text:p>4/25/2038</text:p>
          </table:table-cell>
          <table:table-cell table:formula="of:=MOD([.A31];19)" office:value-type="float" office:value="5">
            <text:p>5</text:p>
          </table:table-cell>
          <table:table-cell table:formula="of:=MOD([.A31];4)" office:value-type="float" office:value="2">
            <text:p>2</text:p>
          </table:table-cell>
          <table:table-cell table:formula="of:=MOD([.A31];7)" office:value-type="float" office:value="1">
            <text:p>1</text:p>
          </table:table-cell>
          <table:table-cell table:formula="of:=MOD((19*[.C31]+[.H31]);30)" office:value-type="float" office:value="29">
            <text:p>29</text:p>
          </table:table-cell>
          <table:table-cell table:formula="of:=MOD((2*[.D31]+4*[.E31]+6*[.F31]+[.I31]);7)" office:value-type="float" office:value="5">
            <text:p>5</text:p>
          </table:table-cell>
          <table:table-cell table:formula="of:=IF([.A31]&lt;1700;22;IF([.A31]&lt;1900;23;IF([.A31]&lt;2200;24;25)))" office:value-type="float" office:value="24">
            <text:p>24</text:p>
          </table:table-cell>
          <table:table-cell table:formula="of:=IF([.A31]&lt;1700;2;IF([.A31]&lt;1800;3;IF([.A31]&lt;1900;4;IF([.A31]&lt;2100;5;IF([.A31]&lt;2200;6;0)))))" office:value-type="float" office:value="5">
            <text:p>5</text:p>
          </table:table-cell>
          <table:table-cell table:formula="of:=IF([.F31]+[.G31]=35;28;IF(AND([.F31]=28;[.G31]=6;[.C31]&gt;10);27;[.F31]+[.G31]))" office:value-type="float" office:value="34">
            <text:p>34</text:p>
          </table:table-cell>
          <table:table-cell table:formula="of:=DATE([.A31];3;22)+[.J31]" office:value-type="date" office:date-value="2038-04-25">
            <text:p>4/25/2038</text:p>
          </table:table-cell>
        </table:table-row>
        <table:table-row table:style-name="ro2">
          <table:table-cell table:formula="of:=[.A31]+1" office:value-type="float" office:value="2039">
            <text:p>2039</text:p>
          </table:table-cell>
          <table:table-cell table:formula="of:=[.K32]" office:value-type="date" office:date-value="2039-04-10">
            <text:p>4/10/2039</text:p>
          </table:table-cell>
          <table:table-cell table:formula="of:=MOD([.A32];19)" office:value-type="float" office:value="6">
            <text:p>6</text:p>
          </table:table-cell>
          <table:table-cell table:formula="of:=MOD([.A32];4)" office:value-type="float" office:value="3">
            <text:p>3</text:p>
          </table:table-cell>
          <table:table-cell table:formula="of:=MOD([.A32];7)" office:value-type="float" office:value="2">
            <text:p>2</text:p>
          </table:table-cell>
          <table:table-cell table:formula="of:=MOD((19*[.C32]+[.H32]);30)" office:value-type="float" office:value="18">
            <text:p>18</text:p>
          </table:table-cell>
          <table:table-cell table:formula="of:=MOD((2*[.D32]+4*[.E32]+6*[.F32]+[.I32]);7)" office:value-type="float" office:value="1">
            <text:p>1</text:p>
          </table:table-cell>
          <table:table-cell table:formula="of:=IF([.A32]&lt;1700;22;IF([.A32]&lt;1900;23;IF([.A32]&lt;2200;24;25)))" office:value-type="float" office:value="24">
            <text:p>24</text:p>
          </table:table-cell>
          <table:table-cell table:formula="of:=IF([.A32]&lt;1700;2;IF([.A32]&lt;1800;3;IF([.A32]&lt;1900;4;IF([.A32]&lt;2100;5;IF([.A32]&lt;2200;6;0)))))" office:value-type="float" office:value="5">
            <text:p>5</text:p>
          </table:table-cell>
          <table:table-cell table:formula="of:=IF([.F32]+[.G32]=35;28;IF(AND([.F32]=28;[.G32]=6;[.C32]&gt;10);27;[.F32]+[.G32]))" office:value-type="float" office:value="19">
            <text:p>19</text:p>
          </table:table-cell>
          <table:table-cell table:formula="of:=DATE([.A32];3;22)+[.J32]" office:value-type="date" office:date-value="2039-04-10">
            <text:p>4/10/2039</text:p>
          </table:table-cell>
        </table:table-row>
        <table:table-row table:style-name="ro2">
          <table:table-cell table:formula="of:=[.A32]+1" office:value-type="float" office:value="2040">
            <text:p>2040</text:p>
          </table:table-cell>
          <table:table-cell table:formula="of:=[.K33]" office:value-type="date" office:date-value="2040-04-01">
            <text:p>4/1/2040</text:p>
          </table:table-cell>
          <table:table-cell table:formula="of:=MOD([.A33];19)" office:value-type="float" office:value="7">
            <text:p>7</text:p>
          </table:table-cell>
          <table:table-cell table:formula="of:=MOD([.A33];4)" office:value-type="float" office:value="0">
            <text:p>0</text:p>
          </table:table-cell>
          <table:table-cell table:formula="of:=MOD([.A33];7)" office:value-type="float" office:value="3">
            <text:p>3</text:p>
          </table:table-cell>
          <table:table-cell table:formula="of:=MOD((19*[.C33]+[.H33]);30)" office:value-type="float" office:value="7">
            <text:p>7</text:p>
          </table:table-cell>
          <table:table-cell table:formula="of:=MOD((2*[.D33]+4*[.E33]+6*[.F33]+[.I33]);7)" office:value-type="float" office:value="3">
            <text:p>3</text:p>
          </table:table-cell>
          <table:table-cell table:formula="of:=IF([.A33]&lt;1700;22;IF([.A33]&lt;1900;23;IF([.A33]&lt;2200;24;25)))" office:value-type="float" office:value="24">
            <text:p>24</text:p>
          </table:table-cell>
          <table:table-cell table:formula="of:=IF([.A33]&lt;1700;2;IF([.A33]&lt;1800;3;IF([.A33]&lt;1900;4;IF([.A33]&lt;2100;5;IF([.A33]&lt;2200;6;0)))))" office:value-type="float" office:value="5">
            <text:p>5</text:p>
          </table:table-cell>
          <table:table-cell table:formula="of:=IF([.F33]+[.G33]=35;28;IF(AND([.F33]=28;[.G33]=6;[.C33]&gt;10);27;[.F33]+[.G33]))" office:value-type="float" office:value="10">
            <text:p>10</text:p>
          </table:table-cell>
          <table:table-cell table:formula="of:=DATE([.A33];3;22)+[.J33]" office:value-type="date" office:date-value="2040-04-01">
            <text:p>4/1/2040</text:p>
          </table:table-cell>
        </table:table-row>
        <table:table-row table:style-name="ro2">
          <table:table-cell table:formula="of:=[.A33]+1" office:value-type="float" office:value="2041">
            <text:p>2041</text:p>
          </table:table-cell>
          <table:table-cell table:formula="of:=[.K34]" office:value-type="date" office:date-value="2041-04-21">
            <text:p>4/21/2041</text:p>
          </table:table-cell>
          <table:table-cell table:formula="of:=MOD([.A34];19)" office:value-type="float" office:value="8">
            <text:p>8</text:p>
          </table:table-cell>
          <table:table-cell table:formula="of:=MOD([.A34];4)" office:value-type="float" office:value="1">
            <text:p>1</text:p>
          </table:table-cell>
          <table:table-cell table:formula="of:=MOD([.A34];7)" office:value-type="float" office:value="4">
            <text:p>4</text:p>
          </table:table-cell>
          <table:table-cell table:formula="of:=MOD((19*[.C34]+[.H34]);30)" office:value-type="float" office:value="26">
            <text:p>26</text:p>
          </table:table-cell>
          <table:table-cell table:formula="of:=MOD((2*[.D34]+4*[.E34]+6*[.F34]+[.I34]);7)" office:value-type="float" office:value="4">
            <text:p>4</text:p>
          </table:table-cell>
          <table:table-cell table:formula="of:=IF([.A34]&lt;1700;22;IF([.A34]&lt;1900;23;IF([.A34]&lt;2200;24;25)))" office:value-type="float" office:value="24">
            <text:p>24</text:p>
          </table:table-cell>
          <table:table-cell table:formula="of:=IF([.A34]&lt;1700;2;IF([.A34]&lt;1800;3;IF([.A34]&lt;1900;4;IF([.A34]&lt;2100;5;IF([.A34]&lt;2200;6;0)))))" office:value-type="float" office:value="5">
            <text:p>5</text:p>
          </table:table-cell>
          <table:table-cell table:formula="of:=IF([.F34]+[.G34]=35;28;IF(AND([.F34]=28;[.G34]=6;[.C34]&gt;10);27;[.F34]+[.G34]))" office:value-type="float" office:value="30">
            <text:p>30</text:p>
          </table:table-cell>
          <table:table-cell table:formula="of:=DATE([.A34];3;22)+[.J34]" office:value-type="date" office:date-value="2041-04-21">
            <text:p>4/21/2041</text:p>
          </table:table-cell>
        </table:table-row>
        <table:table-row table:style-name="ro2">
          <table:table-cell table:formula="of:=[.A34]+1" office:value-type="float" office:value="2042">
            <text:p>2042</text:p>
          </table:table-cell>
          <table:table-cell table:formula="of:=[.K35]" office:value-type="date" office:date-value="2042-04-06">
            <text:p>4/6/2042</text:p>
          </table:table-cell>
          <table:table-cell table:formula="of:=MOD([.A35];19)" office:value-type="float" office:value="9">
            <text:p>9</text:p>
          </table:table-cell>
          <table:table-cell table:formula="of:=MOD([.A35];4)" office:value-type="float" office:value="2">
            <text:p>2</text:p>
          </table:table-cell>
          <table:table-cell table:formula="of:=MOD([.A35];7)" office:value-type="float" office:value="5">
            <text:p>5</text:p>
          </table:table-cell>
          <table:table-cell table:formula="of:=MOD((19*[.C35]+[.H35]);30)" office:value-type="float" office:value="15">
            <text:p>15</text:p>
          </table:table-cell>
          <table:table-cell table:formula="of:=MOD((2*[.D35]+4*[.E35]+6*[.F35]+[.I35]);7)" office:value-type="float" office:value="0">
            <text:p>0</text:p>
          </table:table-cell>
          <table:table-cell table:formula="of:=IF([.A35]&lt;1700;22;IF([.A35]&lt;1900;23;IF([.A35]&lt;2200;24;25)))" office:value-type="float" office:value="24">
            <text:p>24</text:p>
          </table:table-cell>
          <table:table-cell table:formula="of:=IF([.A35]&lt;1700;2;IF([.A35]&lt;1800;3;IF([.A35]&lt;1900;4;IF([.A35]&lt;2100;5;IF([.A35]&lt;2200;6;0)))))" office:value-type="float" office:value="5">
            <text:p>5</text:p>
          </table:table-cell>
          <table:table-cell table:formula="of:=IF([.F35]+[.G35]=35;28;IF(AND([.F35]=28;[.G35]=6;[.C35]&gt;10);27;[.F35]+[.G35]))" office:value-type="float" office:value="15">
            <text:p>15</text:p>
          </table:table-cell>
          <table:table-cell table:formula="of:=DATE([.A35];3;22)+[.J35]" office:value-type="date" office:date-value="2042-04-06">
            <text:p>4/6/2042</text:p>
          </table:table-cell>
        </table:table-row>
        <table:table-row table:style-name="ro2">
          <table:table-cell table:formula="of:=[.A35]+1" office:value-type="float" office:value="2043">
            <text:p>2043</text:p>
          </table:table-cell>
          <table:table-cell table:formula="of:=[.K36]" office:value-type="date" office:date-value="2043-03-29">
            <text:p>3/29/2043</text:p>
          </table:table-cell>
          <table:table-cell table:formula="of:=MOD([.A36];19)" office:value-type="float" office:value="10">
            <text:p>10</text:p>
          </table:table-cell>
          <table:table-cell table:formula="of:=MOD([.A36];4)" office:value-type="float" office:value="3">
            <text:p>3</text:p>
          </table:table-cell>
          <table:table-cell table:formula="of:=MOD([.A36];7)" office:value-type="float" office:value="6">
            <text:p>6</text:p>
          </table:table-cell>
          <table:table-cell table:formula="of:=MOD((19*[.C36]+[.H36]);30)" office:value-type="float" office:value="4">
            <text:p>4</text:p>
          </table:table-cell>
          <table:table-cell table:formula="of:=MOD((2*[.D36]+4*[.E36]+6*[.F36]+[.I36]);7)" office:value-type="float" office:value="3">
            <text:p>3</text:p>
          </table:table-cell>
          <table:table-cell table:formula="of:=IF([.A36]&lt;1700;22;IF([.A36]&lt;1900;23;IF([.A36]&lt;2200;24;25)))" office:value-type="float" office:value="24">
            <text:p>24</text:p>
          </table:table-cell>
          <table:table-cell table:formula="of:=IF([.A36]&lt;1700;2;IF([.A36]&lt;1800;3;IF([.A36]&lt;1900;4;IF([.A36]&lt;2100;5;IF([.A36]&lt;2200;6;0)))))" office:value-type="float" office:value="5">
            <text:p>5</text:p>
          </table:table-cell>
          <table:table-cell table:formula="of:=IF([.F36]+[.G36]=35;28;IF(AND([.F36]=28;[.G36]=6;[.C36]&gt;10);27;[.F36]+[.G36]))" office:value-type="float" office:value="7">
            <text:p>7</text:p>
          </table:table-cell>
          <table:table-cell table:formula="of:=DATE([.A36];3;22)+[.J36]" office:value-type="date" office:date-value="2043-03-29">
            <text:p>3/29/2043</text:p>
          </table:table-cell>
        </table:table-row>
        <table:table-row table:style-name="ro2">
          <table:table-cell table:formula="of:=[.A36]+1" office:value-type="float" office:value="2044">
            <text:p>2044</text:p>
          </table:table-cell>
          <table:table-cell table:formula="of:=[.K37]" office:value-type="date" office:date-value="2044-04-17">
            <text:p>4/17/2044</text:p>
          </table:table-cell>
          <table:table-cell table:formula="of:=MOD([.A37];19)" office:value-type="float" office:value="11">
            <text:p>11</text:p>
          </table:table-cell>
          <table:table-cell table:formula="of:=MOD([.A37];4)" office:value-type="float" office:value="0">
            <text:p>0</text:p>
          </table:table-cell>
          <table:table-cell table:formula="of:=MOD([.A37];7)" office:value-type="float" office:value="0">
            <text:p>0</text:p>
          </table:table-cell>
          <table:table-cell table:formula="of:=MOD((19*[.C37]+[.H37]);30)" office:value-type="float" office:value="23">
            <text:p>23</text:p>
          </table:table-cell>
          <table:table-cell table:formula="of:=MOD((2*[.D37]+4*[.E37]+6*[.F37]+[.I37]);7)" office:value-type="float" office:value="3">
            <text:p>3</text:p>
          </table:table-cell>
          <table:table-cell table:formula="of:=IF([.A37]&lt;1700;22;IF([.A37]&lt;1900;23;IF([.A37]&lt;2200;24;25)))" office:value-type="float" office:value="24">
            <text:p>24</text:p>
          </table:table-cell>
          <table:table-cell table:formula="of:=IF([.A37]&lt;1700;2;IF([.A37]&lt;1800;3;IF([.A37]&lt;1900;4;IF([.A37]&lt;2100;5;IF([.A37]&lt;2200;6;0)))))" office:value-type="float" office:value="5">
            <text:p>5</text:p>
          </table:table-cell>
          <table:table-cell table:formula="of:=IF([.F37]+[.G37]=35;28;IF(AND([.F37]=28;[.G37]=6;[.C37]&gt;10);27;[.F37]+[.G37]))" office:value-type="float" office:value="26">
            <text:p>26</text:p>
          </table:table-cell>
          <table:table-cell table:formula="of:=DATE([.A37];3;22)+[.J37]" office:value-type="date" office:date-value="2044-04-17">
            <text:p>4/17/2044</text:p>
          </table:table-cell>
        </table:table-row>
        <table:table-row table:style-name="ro2">
          <table:table-cell table:formula="of:=[.A37]+1" office:value-type="float" office:value="2045">
            <text:p>2045</text:p>
          </table:table-cell>
          <table:table-cell table:formula="of:=[.K38]" office:value-type="date" office:date-value="2045-04-09">
            <text:p>4/9/2045</text:p>
          </table:table-cell>
          <table:table-cell table:formula="of:=MOD([.A38];19)" office:value-type="float" office:value="12">
            <text:p>12</text:p>
          </table:table-cell>
          <table:table-cell table:formula="of:=MOD([.A38];4)" office:value-type="float" office:value="1">
            <text:p>1</text:p>
          </table:table-cell>
          <table:table-cell table:formula="of:=MOD([.A38];7)" office:value-type="float" office:value="1">
            <text:p>1</text:p>
          </table:table-cell>
          <table:table-cell table:formula="of:=MOD((19*[.C38]+[.H38]);30)" office:value-type="float" office:value="12">
            <text:p>12</text:p>
          </table:table-cell>
          <table:table-cell table:formula="of:=MOD((2*[.D38]+4*[.E38]+6*[.F38]+[.I38]);7)" office:value-type="float" office:value="6">
            <text:p>6</text:p>
          </table:table-cell>
          <table:table-cell table:formula="of:=IF([.A38]&lt;1700;22;IF([.A38]&lt;1900;23;IF([.A38]&lt;2200;24;25)))" office:value-type="float" office:value="24">
            <text:p>24</text:p>
          </table:table-cell>
          <table:table-cell table:formula="of:=IF([.A38]&lt;1700;2;IF([.A38]&lt;1800;3;IF([.A38]&lt;1900;4;IF([.A38]&lt;2100;5;IF([.A38]&lt;2200;6;0)))))" office:value-type="float" office:value="5">
            <text:p>5</text:p>
          </table:table-cell>
          <table:table-cell table:formula="of:=IF([.F38]+[.G38]=35;28;IF(AND([.F38]=28;[.G38]=6;[.C38]&gt;10);27;[.F38]+[.G38]))" office:value-type="float" office:value="18">
            <text:p>18</text:p>
          </table:table-cell>
          <table:table-cell table:formula="of:=DATE([.A38];3;22)+[.J38]" office:value-type="date" office:date-value="2045-04-09">
            <text:p>4/9/2045</text:p>
          </table:table-cell>
        </table:table-row>
        <table:table-row table:style-name="ro2">
          <table:table-cell table:formula="of:=[.A38]+1" office:value-type="float" office:value="2046">
            <text:p>2046</text:p>
          </table:table-cell>
          <table:table-cell table:formula="of:=[.K39]" office:value-type="date" office:date-value="2046-03-25">
            <text:p>3/25/2046</text:p>
          </table:table-cell>
          <table:table-cell table:formula="of:=MOD([.A39];19)" office:value-type="float" office:value="13">
            <text:p>13</text:p>
          </table:table-cell>
          <table:table-cell table:formula="of:=MOD([.A39];4)" office:value-type="float" office:value="2">
            <text:p>2</text:p>
          </table:table-cell>
          <table:table-cell table:formula="of:=MOD([.A39];7)" office:value-type="float" office:value="2">
            <text:p>2</text:p>
          </table:table-cell>
          <table:table-cell table:formula="of:=MOD((19*[.C39]+[.H39]);30)" office:value-type="float" office:value="1">
            <text:p>1</text:p>
          </table:table-cell>
          <table:table-cell table:formula="of:=MOD((2*[.D39]+4*[.E39]+6*[.F39]+[.I39]);7)" office:value-type="float" office:value="2">
            <text:p>2</text:p>
          </table:table-cell>
          <table:table-cell table:formula="of:=IF([.A39]&lt;1700;22;IF([.A39]&lt;1900;23;IF([.A39]&lt;2200;24;25)))" office:value-type="float" office:value="24">
            <text:p>24</text:p>
          </table:table-cell>
          <table:table-cell table:formula="of:=IF([.A39]&lt;1700;2;IF([.A39]&lt;1800;3;IF([.A39]&lt;1900;4;IF([.A39]&lt;2100;5;IF([.A39]&lt;2200;6;0)))))" office:value-type="float" office:value="5">
            <text:p>5</text:p>
          </table:table-cell>
          <table:table-cell table:formula="of:=IF([.F39]+[.G39]=35;28;IF(AND([.F39]=28;[.G39]=6;[.C39]&gt;10);27;[.F39]+[.G39]))" office:value-type="float" office:value="3">
            <text:p>3</text:p>
          </table:table-cell>
          <table:table-cell table:formula="of:=DATE([.A39];3;22)+[.J39]" office:value-type="date" office:date-value="2046-03-25">
            <text:p>3/25/2046</text:p>
          </table:table-cell>
        </table:table-row>
        <table:table-row table:style-name="ro2">
          <table:table-cell table:formula="of:=[.A39]+1" office:value-type="float" office:value="2047">
            <text:p>2047</text:p>
          </table:table-cell>
          <table:table-cell table:formula="of:=[.K40]" office:value-type="date" office:date-value="2047-04-14">
            <text:p>4/14/2047</text:p>
          </table:table-cell>
          <table:table-cell table:formula="of:=MOD([.A40];19)" office:value-type="float" office:value="14">
            <text:p>14</text:p>
          </table:table-cell>
          <table:table-cell table:formula="of:=MOD([.A40];4)" office:value-type="float" office:value="3">
            <text:p>3</text:p>
          </table:table-cell>
          <table:table-cell table:formula="of:=MOD([.A40];7)" office:value-type="float" office:value="3">
            <text:p>3</text:p>
          </table:table-cell>
          <table:table-cell table:formula="of:=MOD((19*[.C40]+[.H40]);30)" office:value-type="float" office:value="20">
            <text:p>20</text:p>
          </table:table-cell>
          <table:table-cell table:formula="of:=MOD((2*[.D40]+4*[.E40]+6*[.F40]+[.I40]);7)" office:value-type="float" office:value="3">
            <text:p>3</text:p>
          </table:table-cell>
          <table:table-cell table:formula="of:=IF([.A40]&lt;1700;22;IF([.A40]&lt;1900;23;IF([.A40]&lt;2200;24;25)))" office:value-type="float" office:value="24">
            <text:p>24</text:p>
          </table:table-cell>
          <table:table-cell table:formula="of:=IF([.A40]&lt;1700;2;IF([.A40]&lt;1800;3;IF([.A40]&lt;1900;4;IF([.A40]&lt;2100;5;IF([.A40]&lt;2200;6;0)))))" office:value-type="float" office:value="5">
            <text:p>5</text:p>
          </table:table-cell>
          <table:table-cell table:formula="of:=IF([.F40]+[.G40]=35;28;IF(AND([.F40]=28;[.G40]=6;[.C40]&gt;10);27;[.F40]+[.G40]))" office:value-type="float" office:value="23">
            <text:p>23</text:p>
          </table:table-cell>
          <table:table-cell table:formula="of:=DATE([.A40];3;22)+[.J40]" office:value-type="date" office:date-value="2047-04-14">
            <text:p>4/14/2047</text:p>
          </table:table-cell>
        </table:table-row>
        <table:table-row table:style-name="ro2">
          <table:table-cell table:formula="of:=[.A40]+1" office:value-type="float" office:value="2048">
            <text:p>2048</text:p>
          </table:table-cell>
          <table:table-cell table:formula="of:=[.K41]" office:value-type="date" office:date-value="2048-04-05">
            <text:p>4/5/2048</text:p>
          </table:table-cell>
          <table:table-cell table:formula="of:=MOD([.A41];19)" office:value-type="float" office:value="15">
            <text:p>15</text:p>
          </table:table-cell>
          <table:table-cell table:formula="of:=MOD([.A41];4)" office:value-type="float" office:value="0">
            <text:p>0</text:p>
          </table:table-cell>
          <table:table-cell table:formula="of:=MOD([.A41];7)" office:value-type="float" office:value="4">
            <text:p>4</text:p>
          </table:table-cell>
          <table:table-cell table:formula="of:=MOD((19*[.C41]+[.H41]);30)" office:value-type="float" office:value="9">
            <text:p>9</text:p>
          </table:table-cell>
          <table:table-cell table:formula="of:=MOD((2*[.D41]+4*[.E41]+6*[.F41]+[.I41]);7)" office:value-type="float" office:value="5">
            <text:p>5</text:p>
          </table:table-cell>
          <table:table-cell table:formula="of:=IF([.A41]&lt;1700;22;IF([.A41]&lt;1900;23;IF([.A41]&lt;2200;24;25)))" office:value-type="float" office:value="24">
            <text:p>24</text:p>
          </table:table-cell>
          <table:table-cell table:formula="of:=IF([.A41]&lt;1700;2;IF([.A41]&lt;1800;3;IF([.A41]&lt;1900;4;IF([.A41]&lt;2100;5;IF([.A41]&lt;2200;6;0)))))" office:value-type="float" office:value="5">
            <text:p>5</text:p>
          </table:table-cell>
          <table:table-cell table:formula="of:=IF([.F41]+[.G41]=35;28;IF(AND([.F41]=28;[.G41]=6;[.C41]&gt;10);27;[.F41]+[.G41]))" office:value-type="float" office:value="14">
            <text:p>14</text:p>
          </table:table-cell>
          <table:table-cell table:formula="of:=DATE([.A41];3;22)+[.J41]" office:value-type="date" office:date-value="2048-04-05">
            <text:p>4/5/2048</text:p>
          </table:table-cell>
        </table:table-row>
      </table:table>
      <table:table table:name="Sheet3" table:style-name="ta1" table:print="false">
        <table:table-column table:style-name="co8" table:default-cell-style-name="Default"/>
        <table:table-row table:style-name="ro2">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number:text>
      <number:day/>
      <number:text>/</number:text>
      <number:year number:style="long"/>
    </number:date-style>
    <number:date-style style:name="N122">
      <number:day number:style="long"/>
      <number:text> </number:text>
      <number:month number:textual="true"/>
    </number:date-style>
    <number:date-style style:name="N123">
      <number:day-of-week number:style="long"/>
    </number:date-style>
    <number:date-style style:name="N124">
      <number:day/>
      <number:text> </number:text>
      <number:month number:textual="true"/>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0 200" svg:d="m100 0c0 55-45 100-100 100s-100-45-100-100 45-100 100-100 100 45 100 100z"/>
    <draw:marker draw:name="Arrowheads_20_2" draw:display-name="Arrowheads 2" svg:viewBox="0 0 20 30" svg:d="m10 0-10 30h20z"/>
  </office:styles>
  <office:automatic-styles>
    <style:page-layout style:name="Mpm1">
      <style:page-layout-properties fo:page-width="4.25in" fo:page-height="7in" fo:margin-top="0.25in" fo:margin-bottom="0.25in" fo:margin-left="0.25in" fo:margin-right="0.25in" style:shadow="none" style:scale-to-X="1" style:scale-to-Y="1"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01/25/2009</text:date>, <text:time>20:04:33</text:time></text:p>
        </style:region-right>
      </style:header>
      <style:header-left style:display="false"/>
      <style:footer>
        <text:p>Page <text:page-number>1</text:page-number> / <text:page-count>99</text:page-count></text:p>
      </style:footer>
      <style:footer-left style:display="false"/>
    </style:master-page>
  </office:master-styles>
</office:document-styles>
</file>